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Pictures/100002010000003200000032B7E747C7.png" manifest:media-type="image/png"/>
  <manifest:file-entry manifest:full-path="Object 1/Pictures/100002010000003200000032B7C0282B.png" manifest:media-type="image/png"/>
  <manifest:file-entry manifest:full-path="Object 1/Pictures/1000020100000032000000325B9D91A0.png" manifest:media-type="image/png"/>
  <manifest:file-entry manifest:full-path="Object 1/Pictures/10000201000000320000003201FCE84B.png" manifest:media-type="image/png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Pictures/10000201000000320000003201FCE84B.png" manifest:media-type="image/png"/>
  <manifest:file-entry manifest:full-path="Object 2/Pictures/1000020100000032000000325B9D91A0.png" manifest:media-type="image/png"/>
  <manifest:file-entry manifest:full-path="Object 2/Pictures/100002010000003200000032B7C0282B.png" manifest:media-type="image/png"/>
  <manifest:file-entry manifest:full-path="Object 2/Pictures/100002010000003200000032B7E747C7.png" manifest:media-type="image/png"/>
  <manifest:file-entry manifest:full-path="Object 2/manifest.rdf" manifest:media-type="application/rdf+xml"/>
  <manifest:file-entry manifest:full-path="Object 2/styles.xml" manifest:media-type="text/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settings.xml" manifest:media-type="text/xml"/>
  <manifest:file-entry manifest:full-path="Object 3/Pictures/10000201000000320000003201FCE84B.png" manifest:media-type="image/png"/>
  <manifest:file-entry manifest:full-path="Object 3/Pictures/100002010000003200000032B7C0282B.png" manifest:media-type="image/png"/>
  <manifest:file-entry manifest:full-path="Object 3/Pictures/1000020100000032000000325B9D91A0.png" manifest:media-type="image/png"/>
  <manifest:file-entry manifest:full-path="Object 3/Pictures/100002010000003200000032B7E747C7.png" manifest:media-type="image/png"/>
  <manifest:file-entry manifest:full-path="Object 3/styles.xml" manifest:media-type="text/xml"/>
  <manifest:file-entry manifest:full-path="Object 3/manifest.rdf" manifest:media-type="application/rdf+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spreadsheet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7bf4" officeooo:paragraph-rsid="001f7bf4"/>
    </style:style>
    <style:style style:name="P2" style:family="paragraph" style:parent-style-name="Standard">
      <style:text-properties officeooo:rsid="0021476c" officeooo:paragraph-rsid="0021476c"/>
    </style:style>
    <style:style style:name="P3" style:family="paragraph" style:parent-style-name="Standard">
      <style:text-properties officeooo:rsid="0021831d" officeooo:paragraph-rsid="0021831d"/>
    </style:style>
    <style:style style:name="P4" style:family="paragraph" style:parent-style-name="Standard">
      <style:text-properties officeooo:rsid="002315c2" officeooo:paragraph-rsid="002315c2"/>
    </style:style>
    <style:style style:name="P5" style:family="paragraph" style:parent-style-name="Standard">
      <style:text-properties officeooo:rsid="002389f0" officeooo:paragraph-rsid="002389f0"/>
    </style:style>
    <style:style style:name="P6" style:family="paragraph" style:parent-style-name="Standard">
      <style:text-properties officeooo:rsid="00242b39" officeooo:paragraph-rsid="00242b39"/>
    </style:style>
    <style:style style:name="P7" style:family="paragraph" style:parent-style-name="Standard">
      <style:text-properties officeooo:rsid="00242b39" officeooo:paragraph-rsid="00286e9a"/>
    </style:style>
    <style:style style:name="P8" style:family="paragraph" style:parent-style-name="Standard">
      <style:text-properties officeooo:rsid="00265346" officeooo:paragraph-rsid="00265346"/>
    </style:style>
    <style:style style:name="P9" style:family="paragraph" style:parent-style-name="Standard">
      <style:text-properties officeooo:rsid="00286e9a" officeooo:paragraph-rsid="00286e9a"/>
    </style:style>
    <style:style style:name="P10" style:family="paragraph" style:parent-style-name="Standard">
      <style:text-properties fo:font-weight="bold" officeooo:rsid="0028f16e" officeooo:paragraph-rsid="0028f16e" style:font-weight-asian="bold" style:font-weight-complex="bold"/>
    </style:style>
    <style:style style:name="P11" style:family="paragraph" style:parent-style-name="Standard">
      <style:text-properties fo:font-size="20pt" fo:font-weight="bold" officeooo:rsid="0021476c" officeooo:paragraph-rsid="0021476c" style:font-size-asian="20pt" style:font-weight-asian="bold" style:font-size-complex="20pt" style:font-weight-complex="bold"/>
    </style:style>
    <style:style style:name="P12" style:family="paragraph" style:parent-style-name="Standard">
      <style:text-properties fo:font-size="12pt" fo:font-weight="bold" officeooo:rsid="002ca67d" officeooo:paragraph-rsid="002ca67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weight="bold" officeooo:rsid="003022b1" officeooo:paragraph-rsid="003022b1" style:font-weight-asian="bold" style:font-weight-complex="bold"/>
    </style:style>
    <style:style style:name="P14" style:family="paragraph" style:parent-style-name="Standard">
      <style:text-properties fo:font-weight="bold" officeooo:rsid="003022b1" officeooo:paragraph-rsid="003294b2" style:font-weight-asian="bold" style:font-weight-complex="bold"/>
    </style:style>
    <style:style style:name="P15" style:family="paragraph" style:parent-style-name="Standard">
      <style:text-properties fo:font-weight="bold" officeooo:rsid="00265346" officeooo:paragraph-rsid="00265346" style:font-weight-asian="bold" style:font-weight-complex="bold"/>
    </style:style>
    <style:style style:name="P16" style:family="paragraph" style:parent-style-name="Standard">
      <style:text-properties fo:font-weight="bold" officeooo:rsid="003acfdb" officeooo:paragraph-rsid="003acfdb" style:font-weight-asian="bold" style:font-weight-complex="bold"/>
    </style:style>
    <style:style style:name="P17" style:family="paragraph" style:parent-style-name="Standard">
      <style:text-properties fo:font-weight="bold" officeooo:rsid="0021476c" officeooo:paragraph-rsid="0021476c" style:font-weight-asian="bold" style:font-weight-complex="bold"/>
    </style:style>
    <style:style style:name="P18" style:family="paragraph" style:parent-style-name="Standard">
      <style:text-properties fo:font-weight="bold" officeooo:rsid="003ef483" officeooo:paragraph-rsid="003ef483" style:font-weight-asian="bold" style:font-weight-complex="bold"/>
    </style:style>
    <style:style style:name="P19" style:family="paragraph" style:parent-style-name="Standard">
      <style:paragraph-properties fo:text-align="end" style:justify-single-word="false"/>
      <style:text-properties fo:font-weight="bold" officeooo:rsid="003ef483" officeooo:paragraph-rsid="003ef483" style:font-weight-asian="bold" style:font-weight-complex="bold"/>
    </style:style>
    <style:style style:name="P20" style:family="paragraph" style:parent-style-name="Standard">
      <style:text-properties fo:font-weight="bold" officeooo:rsid="0028f16e" officeooo:paragraph-rsid="003ef483" style:font-weight-asian="bold" style:font-weight-complex="bold"/>
    </style:style>
    <style:style style:name="P21" style:family="paragraph" style:parent-style-name="Standard">
      <style:text-properties fo:font-weight="bold" officeooo:rsid="0028f16e" officeooo:paragraph-rsid="0028f16e" style:font-weight-asian="bold" style:font-weight-complex="bold"/>
    </style:style>
    <style:style style:name="P22" style:family="paragraph" style:parent-style-name="Standard">
      <style:text-properties fo:font-weight="bold" officeooo:rsid="002315c2" officeooo:paragraph-rsid="002315c2" style:font-weight-asian="bold" style:font-weight-complex="bold"/>
    </style:style>
    <style:style style:name="P23" style:family="paragraph" style:parent-style-name="Standard">
      <style:text-properties fo:font-weight="bold" officeooo:rsid="00242b39" officeooo:paragraph-rsid="00242b39" style:font-weight-asian="bold" style:font-weight-complex="bold"/>
    </style:style>
    <style:style style:name="P24" style:family="paragraph" style:parent-style-name="Standard">
      <style:text-properties officeooo:rsid="0021b18b" officeooo:paragraph-rsid="0021831d"/>
    </style:style>
    <style:style style:name="P25" style:family="paragraph" style:parent-style-name="Standard">
      <style:text-properties officeooo:rsid="00286e9a" officeooo:paragraph-rsid="0033e0dd"/>
    </style:style>
    <style:style style:name="P26" style:family="paragraph" style:parent-style-name="Standard">
      <style:text-properties officeooo:rsid="00286e9a" officeooo:paragraph-rsid="003acfdb"/>
    </style:style>
    <style:style style:name="P27" style:family="paragraph" style:parent-style-name="Standard">
      <style:text-properties officeooo:rsid="00265346" officeooo:paragraph-rsid="00265346"/>
    </style:style>
    <style:style style:name="P28" style:family="paragraph" style:parent-style-name="Standard">
      <style:text-properties officeooo:rsid="00265346" officeooo:paragraph-rsid="003acfdb"/>
    </style:style>
    <style:style style:name="P29" style:family="paragraph" style:parent-style-name="Standard">
      <style:text-properties officeooo:rsid="0039422b" officeooo:paragraph-rsid="0039422b"/>
    </style:style>
    <style:style style:name="P30" style:family="paragraph" style:parent-style-name="Standard">
      <style:text-properties officeooo:rsid="00394b0d" officeooo:paragraph-rsid="00394b0d"/>
    </style:style>
    <style:style style:name="P31" style:family="paragraph" style:parent-style-name="Standard">
      <style:text-properties officeooo:rsid="003acfdb" officeooo:paragraph-rsid="003acfdb"/>
    </style:style>
    <style:style style:name="P32" style:family="paragraph" style:parent-style-name="Standard">
      <style:text-properties fo:font-weight="normal" officeooo:rsid="00286e9a" officeooo:paragraph-rsid="003acfdb" style:font-weight-asian="normal" style:font-weight-complex="normal"/>
    </style:style>
    <style:style style:name="P33" style:family="paragraph" style:parent-style-name="Standard">
      <style:text-properties officeooo:rsid="003cc86c" officeooo:paragraph-rsid="003cc86c"/>
    </style:style>
    <style:style style:name="P34" style:family="paragraph" style:parent-style-name="Standard">
      <style:text-properties fo:font-size="12pt" fo:font-weight="bold" officeooo:rsid="002ca67d" officeooo:paragraph-rsid="002ca67d" style:font-size-asian="12pt" style:font-weight-asian="bold" style:font-size-complex="12pt" style:font-weight-complex="bold"/>
    </style:style>
    <style:style style:name="P35" style:family="paragraph" style:parent-style-name="Standard">
      <style:text-properties fo:font-size="12pt" fo:font-weight="bold" officeooo:rsid="0028f16e" officeooo:paragraph-rsid="003ef483" style:font-size-asian="12pt" style:font-weight-asian="bold" style:font-size-complex="12pt" style:font-weight-complex="bold"/>
    </style:style>
    <style:style style:name="P36" style:family="paragraph" style:parent-style-name="Standard">
      <style:text-properties officeooo:rsid="002315c2" officeooo:paragraph-rsid="002315c2"/>
    </style:style>
    <style:style style:name="P37" style:family="paragraph" style:parent-style-name="Standard">
      <style:paragraph-properties fo:text-align="start" style:justify-single-word="false"/>
      <style:text-properties fo:font-size="20pt" fo:font-weight="bold" officeooo:rsid="0040ba38" officeooo:paragraph-rsid="0040ba38" style:font-size-asian="20pt" style:font-weight-asian="bold" style:font-size-complex="20pt" style:font-weight-complex="bold"/>
    </style:style>
    <style:style style:name="P38" style:family="paragraph" style:parent-style-name="Standard">
      <style:text-properties fo:font-size="20pt" fo:font-weight="bold" officeooo:rsid="0021476c" officeooo:paragraph-rsid="0021476c" style:font-size-asian="20pt" style:font-weight-asian="bold" style:font-size-complex="20pt" style:font-weight-complex="bold"/>
    </style:style>
    <style:style style:name="P39" style:family="paragraph" style:parent-style-name="Standard">
      <style:text-properties fo:font-size="20pt" fo:font-weight="bold" officeooo:rsid="0021831d" officeooo:paragraph-rsid="0021831d" style:font-size-asian="20pt" style:font-weight-asian="bold" style:font-size-complex="20pt" style:font-weight-complex="bold"/>
    </style:style>
    <style:style style:name="P40" style:family="paragraph" style:parent-style-name="Standard">
      <style:text-properties fo:font-size="20pt" fo:font-weight="bold" officeooo:rsid="00286e9a" officeooo:paragraph-rsid="00286e9a" style:font-size-asian="20pt" style:font-weight-asian="bold" style:font-size-complex="20pt" style:font-weight-complex="bold"/>
    </style:style>
    <style:style style:name="P41" style:family="paragraph" style:parent-style-name="Standard">
      <style:text-properties fo:font-size="20pt" fo:font-weight="bold" officeooo:rsid="00265346" officeooo:paragraph-rsid="00265346" style:font-size-asian="20pt" style:font-weight-asian="bold" style:font-size-complex="20pt" style:font-weight-complex="bold"/>
    </style:style>
    <style:style style:name="P42" style:family="paragraph" style:parent-style-name="Standard">
      <style:text-properties fo:font-size="20pt" fo:font-weight="bold" officeooo:rsid="0039422b" officeooo:paragraph-rsid="0039422b" style:font-size-asian="20pt" style:font-weight-asian="bold" style:font-size-complex="20pt" style:font-weight-complex="bold"/>
    </style:style>
    <style:style style:name="P43" style:family="paragraph" style:parent-style-name="Standard">
      <style:text-properties fo:font-size="20pt" officeooo:rsid="003acfdb" officeooo:paragraph-rsid="003acfdb" style:font-size-asian="20pt" style:font-size-complex="20pt"/>
    </style:style>
    <style:style style:name="P44" style:family="paragraph" style:parent-style-name="Standard">
      <style:paragraph-properties fo:text-align="center" style:justify-single-word="false"/>
      <style:text-properties fo:font-size="25pt" fo:font-weight="bold" officeooo:rsid="001b3b9a" officeooo:paragraph-rsid="001b3b9a" style:font-size-asian="25pt" style:font-weight-asian="bold" style:font-size-complex="25pt" style:font-weight-complex="bold"/>
    </style:style>
    <style:style style:name="P45" style:family="paragraph" style:parent-style-name="Standard">
      <style:paragraph-properties fo:text-align="center" style:justify-single-word="false"/>
      <style:text-properties fo:font-size="25pt" fo:font-weight="bold" officeooo:rsid="003ef483" officeooo:paragraph-rsid="003ef483" style:font-size-asian="25pt" style:font-weight-asian="bold" style:font-size-complex="25pt" style:font-weight-complex="bold"/>
    </style:style>
    <style:style style:name="P46" style:family="paragraph" style:parent-style-name="Standard">
      <style:text-properties fo:font-size="25pt" fo:font-style="italic" style:text-underline-style="solid" style:text-underline-width="auto" style:text-underline-color="font-color" officeooo:rsid="003acfdb" officeooo:paragraph-rsid="003acfdb" style:font-size-asian="25pt" style:font-style-asian="italic" style:font-size-complex="25pt" style:font-style-complex="italic"/>
    </style:style>
    <style:style style:name="P47" style:family="paragraph" style:parent-style-name="Standard">
      <style:paragraph-properties fo:text-align="center" style:justify-single-word="false"/>
      <style:text-properties fo:color="#808080" fo:font-size="15pt" fo:font-weight="bold" officeooo:rsid="003ef483" officeooo:paragraph-rsid="003ef483" style:font-size-asian="15pt" style:font-weight-asian="bold" style:font-size-complex="15pt" style:font-weight-complex="bold"/>
    </style:style>
    <style:style style:name="P48" style:family="paragraph" style:parent-style-name="Standard">
      <style:text-properties style:font-name="FreeMono" officeooo:rsid="001b3b9a" officeooo:paragraph-rsid="001b3b9a"/>
    </style:style>
    <style:style style:name="P49" style:family="paragraph" style:parent-style-name="Standard">
      <style:text-properties style:font-name="FreeMono" officeooo:rsid="002a4a6f" officeooo:paragraph-rsid="002a4a6f"/>
    </style:style>
    <style:style style:name="P50" style:family="paragraph" style:parent-style-name="Standard">
      <style:text-properties style:font-name="FreeMono" officeooo:rsid="001e1e8a" officeooo:paragraph-rsid="001e1e8a"/>
    </style:style>
    <style:style style:name="P51" style:family="paragraph" style:parent-style-name="Standard">
      <style:text-properties style:font-name="FreeMono" officeooo:rsid="001edb15" officeooo:paragraph-rsid="001edb15"/>
    </style:style>
    <style:style style:name="P52" style:family="paragraph" style:parent-style-name="Standard">
      <style:text-properties style:font-name="FreeMono" officeooo:rsid="001f7bf4" officeooo:paragraph-rsid="001f7bf4"/>
    </style:style>
    <style:style style:name="P53" style:family="paragraph" style:parent-style-name="Standard">
      <style:text-properties style:font-name="FreeMono" officeooo:rsid="0021476c" officeooo:paragraph-rsid="0021476c"/>
    </style:style>
    <style:style style:name="P54" style:family="paragraph" style:parent-style-name="Standard">
      <style:text-properties style:font-name="FreeMono" officeooo:rsid="0021831d" officeooo:paragraph-rsid="0021831d"/>
    </style:style>
    <style:style style:name="P55" style:family="paragraph" style:parent-style-name="Standard">
      <style:text-properties style:font-name="FreeMono" officeooo:rsid="0021831d" officeooo:paragraph-rsid="0021b18b"/>
    </style:style>
    <style:style style:name="P56" style:family="paragraph" style:parent-style-name="Standard">
      <style:text-properties style:font-name="FreeMono" officeooo:rsid="002315c2" officeooo:paragraph-rsid="002315c2"/>
    </style:style>
    <style:style style:name="P57" style:family="paragraph" style:parent-style-name="Standard">
      <style:text-properties style:font-name="FreeMono" officeooo:rsid="0021b18b" officeooo:paragraph-rsid="0021b18b"/>
    </style:style>
    <style:style style:name="P58" style:family="paragraph" style:parent-style-name="Standard">
      <style:text-properties style:font-name="FreeMono" officeooo:rsid="002389f0" officeooo:paragraph-rsid="002389f0"/>
    </style:style>
    <style:style style:name="P59" style:family="paragraph" style:parent-style-name="Standard">
      <style:text-properties style:font-name="FreeMono" officeooo:rsid="00265346" officeooo:paragraph-rsid="00265346"/>
    </style:style>
    <style:style style:name="P60" style:family="paragraph" style:parent-style-name="Standard">
      <style:text-properties style:font-name="FreeMono" officeooo:rsid="0039422b" officeooo:paragraph-rsid="0039422b"/>
    </style:style>
    <style:style style:name="P61" style:family="paragraph" style:parent-style-name="Standard">
      <style:text-properties style:font-name="FreeMono" officeooo:rsid="00394b0d" officeooo:paragraph-rsid="00394b0d"/>
    </style:style>
    <style:style style:name="P62" style:family="paragraph" style:parent-style-name="Standard">
      <style:text-properties style:font-name="FreeMono" officeooo:rsid="003acfdb" officeooo:paragraph-rsid="003acfdb"/>
    </style:style>
    <style:style style:name="P63" style:family="paragraph" style:parent-style-name="Standard">
      <style:text-properties style:font-name="FreeMono" officeooo:rsid="003acfdb" officeooo:paragraph-rsid="003cc86c"/>
    </style:style>
    <style:style style:name="P64" style:family="paragraph" style:parent-style-name="Standard">
      <style:text-properties style:font-name="FreeMono" officeooo:rsid="003acfdb" officeooo:paragraph-rsid="003d6e4a"/>
    </style:style>
    <style:style style:name="P65" style:family="paragraph" style:parent-style-name="Standard">
      <style:text-properties style:font-name="FreeMono" officeooo:rsid="00286e9a" officeooo:paragraph-rsid="003acfdb"/>
    </style:style>
    <style:style style:name="P66" style:family="paragraph" style:parent-style-name="Standard">
      <style:text-properties style:font-name="FreeMono" fo:font-weight="normal" officeooo:rsid="00286e9a" officeooo:paragraph-rsid="003acfdb" style:font-weight-asian="normal" style:font-weight-complex="normal"/>
    </style:style>
    <style:style style:name="P67" style:family="paragraph" style:parent-style-name="Standard">
      <style:text-properties style:font-name="FreeMono" fo:font-weight="normal" officeooo:rsid="003dd7ea" officeooo:paragraph-rsid="003dd7ea" style:font-weight-asian="normal" style:font-weight-complex="normal"/>
    </style:style>
    <style:style style:name="P68" style:family="paragraph" style:parent-style-name="Standard">
      <style:text-properties style:font-name="FreeMono" fo:font-weight="normal" officeooo:rsid="003acfdb" officeooo:paragraph-rsid="003acfdb" style:font-weight-asian="normal" style:font-weight-complex="normal"/>
    </style:style>
    <style:style style:name="P69" style:family="paragraph">
      <style:paragraph-properties fo:text-align="center"/>
    </style:style>
    <style:style style:name="T1" style:family="text">
      <style:text-properties officeooo:rsid="001e1e8a"/>
    </style:style>
    <style:style style:name="T2" style:family="text">
      <style:text-properties officeooo:rsid="001edb15"/>
    </style:style>
    <style:style style:name="T3" style:family="text">
      <style:text-properties officeooo:rsid="001f7bf4"/>
    </style:style>
    <style:style style:name="T4" style:family="text">
      <style:text-properties officeooo:rsid="0021831d"/>
    </style:style>
    <style:style style:name="T5" style:family="text">
      <style:text-properties officeooo:rsid="0021b18b"/>
    </style:style>
    <style:style style:name="T6" style:family="text">
      <style:text-properties officeooo:rsid="002389f0"/>
    </style:style>
    <style:style style:name="T7" style:family="text">
      <style:text-properties officeooo:rsid="0026e49e"/>
    </style:style>
    <style:style style:name="T8" style:family="text">
      <style:text-properties officeooo:rsid="00286e9a"/>
    </style:style>
    <style:style style:name="T9" style:family="text">
      <style:text-properties officeooo:rsid="0028f16e"/>
    </style:style>
    <style:style style:name="T10" style:family="text">
      <style:text-properties officeooo:rsid="002a4a6f"/>
    </style:style>
    <style:style style:name="T11" style:family="text">
      <style:text-properties officeooo:rsid="002ca67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3ef483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2e7af8" style:font-weight-asian="normal" style:font-weight-complex="normal"/>
    </style:style>
    <style:style style:name="T16" style:family="text">
      <style:text-properties fo:font-weight="normal" officeooo:rsid="003294b2" style:font-weight-asian="normal" style:font-weight-complex="normal"/>
    </style:style>
    <style:style style:name="T17" style:family="text">
      <style:text-properties fo:font-weight="normal" officeooo:rsid="0033e0dd" style:font-weight-asian="normal" style:font-weight-complex="normal"/>
    </style:style>
    <style:style style:name="T18" style:family="text">
      <style:text-properties fo:font-weight="normal" officeooo:rsid="003ef483" style:font-weight-asian="normal" style:font-weight-complex="normal"/>
    </style:style>
    <style:style style:name="T19" style:family="text">
      <style:text-properties officeooo:rsid="003022b1"/>
    </style:style>
    <style:style style:name="T20" style:family="text">
      <style:text-properties fo:font-size="12pt" fo:font-weight="bold" style:font-size-asian="12pt" style:font-weight-asian="bold" style:font-size-complex="12pt" style:font-weight-complex="bold"/>
    </style:style>
    <style:style style:name="T21" style:family="text">
      <style:text-properties fo:font-size="12pt" fo:font-weight="bold" officeooo:rsid="002ca67d" style:font-size-asian="12pt" style:font-weight-asian="bold" style:font-size-complex="12pt" style:font-weight-complex="bold"/>
    </style:style>
    <style:style style:name="T22" style:family="text">
      <style:text-properties fo:font-size="12pt" fo:font-weight="bold" officeooo:rsid="003ef483" style:font-size-asian="12pt" style:font-weight-asian="bold" style:font-size-complex="12pt" style:font-weight-complex="bold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fo:font-size="12pt" officeooo:rsid="002ca67d" style:font-size-asian="12pt" style:font-size-complex="12pt"/>
    </style:style>
    <style:style style:name="T25" style:family="text">
      <style:text-properties fo:font-size="12pt" officeooo:rsid="003dd7ea" style:font-size-asian="12pt" style:font-size-complex="12pt"/>
    </style:style>
    <style:style style:name="T26" style:family="text">
      <style:text-properties fo:font-size="12pt" officeooo:rsid="003ef483" style:font-size-asian="12pt" style:font-size-complex="12pt"/>
    </style:style>
    <style:style style:name="T27" style:family="text">
      <style:text-properties fo:font-size="12pt" fo:font-weight="normal" style:font-size-asian="12pt" style:font-weight-asian="normal" style:font-size-complex="12pt" style:font-weight-complex="normal"/>
    </style:style>
    <style:style style:name="T28" style:family="text">
      <style:text-properties fo:font-size="12pt" fo:font-weight="normal" officeooo:rsid="0033e0dd" style:font-size-asian="12pt" style:font-weight-asian="normal" style:font-size-complex="12pt" style:font-weight-complex="normal"/>
    </style:style>
    <style:style style:name="T29" style:family="text">
      <style:text-properties fo:font-size="12pt" fo:font-weight="normal" officeooo:rsid="003521bf" style:font-size-asian="12pt" style:font-weight-asian="normal" style:font-size-complex="12pt" style:font-weight-complex="normal"/>
    </style:style>
    <style:style style:name="T30" style:family="text">
      <style:text-properties fo:font-size="12pt" fo:font-weight="normal" officeooo:rsid="003acfdb" style:font-size-asian="12pt" style:font-weight-asian="normal" style:font-size-complex="12pt" style:font-weight-complex="normal"/>
    </style:style>
    <style:style style:name="T31" style:family="text">
      <style:text-properties fo:font-size="12pt" fo:font-weight="normal" officeooo:rsid="003ef483" style:font-size-asian="12pt" style:font-weight-asian="normal" style:font-size-complex="12pt" style:font-weight-complex="normal"/>
    </style:style>
    <style:style style:name="T32" style:family="text">
      <style:text-properties officeooo:rsid="0033e0dd"/>
    </style:style>
    <style:style style:name="T33" style:family="text">
      <style:text-properties officeooo:rsid="00365473"/>
    </style:style>
    <style:style style:name="T34" style:family="text">
      <style:text-properties officeooo:rsid="00394b0d"/>
    </style:style>
    <style:style style:name="T35" style:family="text">
      <style:text-properties officeooo:rsid="003c1bf5"/>
    </style:style>
    <style:style style:name="T36" style:family="text">
      <style:text-properties officeooo:rsid="003cc86c"/>
    </style:style>
    <style:style style:name="T37" style:family="text">
      <style:text-properties officeooo:rsid="003dd7ea"/>
    </style:style>
    <style:style style:name="T38" style:family="text">
      <style:text-properties officeooo:rsid="003ef483"/>
    </style:style>
    <style:style style:name="T39" style:family="text">
      <style:text-properties fo:font-size="20pt" style:font-size-asian="20pt" style:font-size-complex="20pt"/>
    </style:style>
    <style:style style:name="T40" style:family="text">
      <style:text-properties fo:font-size="20pt" officeooo:rsid="003ef483" style:font-size-asian="20pt" style:font-size-complex="20pt"/>
    </style:style>
    <style:style style:name="T41" style:family="text">
      <style:text-properties fo:font-size="20pt" fo:font-weight="bold" style:font-size-asian="20pt" style:font-weight-asian="bold" style:font-size-complex="20pt" style:font-weight-complex="bold"/>
    </style:style>
    <style:style style:name="T42" style:family="text">
      <style:text-properties fo:font-size="20pt" fo:font-weight="bold" officeooo:rsid="003ef483" style:font-size-asian="20pt" style:font-weight-asian="bold" style:font-size-complex="20pt" style:font-weight-complex="bold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draw:fill="solid" draw:fill-color="#99ccff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THE PACMAN RETURNS</text:p>
      <text:p text:style-name="P47">DOCUMENT DE ESPECIFICACIÓ</text:p>
      <text:p text:style-name="P44"/>
      <text:p text:style-name="P37">Laberint</text:p>
      <text:p text:style-name="P9"><text:span text:style-name="T12">Descripció general:</text:span> Laberint “quadrat” i connex <text:span text:style-name="T9">format per elements estàtics “monedes, paret ...” i elements dinàmics “pacman, fantasmes items...”</text:span></text:p>
      <text:p text:style-name="P9"/>
      <text:p text:style-name="P10">Operacions:</text:p>
      <text:p text:style-name="P10"/>
      <text:p text:style-name="P48">//Pre: el fitxer existeix, és de text i conté un laberint NxN</text:p>
      <text:p text:style-name="P48">//Post: em creat un laberint a partir de un fitxer;</text:p>
      <text:p text:style-name="P48">Laberint(String fitxer)</text:p>
      <text:p text:style-name="P48"/>
      <text:p text:style-name="P48">//Pre: - -;</text:p>
      <text:p text:style-name="P48">//Post: em creat un laberint <text:span text:style-name="T9">a partir del motor de generació especificat per paràmetre</text:span>;</text:p>
      <text:p text:style-name="P48">Laberint(<text:span text:style-name="T9">IGeneradorLaberint</text:span>)</text:p>
      <text:p text:style-name="P48"/>
      <text:p text:style-name="P48">//<text:span text:style-name="T10">Pre: la matriu elements és quadrada;</text:span></text:p>
      <text:p text:style-name="P48">//<text:span text:style-name="T10">Post: em creat un laberint a partir de elements;</text:span></text:p>
      <text:p text:style-name="P49">Laberint(EElementLaberint elements[][])</text:p>
      <text:p text:style-name="P48"/>
      <text:p text:style-name="P48">//<text:span text:style-name="T1">Pre: posicio és valida dins del laberint;</text:span></text:p>
      <text:p text:style-name="P50">//Post: em retornat l'item de la posició;</text:p>
      <text:p text:style-name="P50">EElementLaberint obtenirObjecte(Posicio posicio)</text:p>
      <text:p text:style-name="P50"/>
      <text:p text:style-name="P50">//Pre: el moviment pOrigen <text:span text:style-name="T11">i</text:span> pDesti són valids dins del laberint;</text:p>
      <text:p text:style-name="P50">//Post: en pDesti ara hi ha l'element que hi havia en pOrigen i ara en pOrigen no hi ha res;</text:p>
      <text:p text:style-name="P50">void anotarMoviment (Posicio pOrigen, Posicio pDesti)</text:p>
      <text:p text:style-name="P50"/>
      <text:p text:style-name="P50">//<text:span text:style-name="T2">Pre: no queden monedes en el laberint;</text:span></text:p>
      <text:p text:style-name="P50">//<text:span text:style-name="T2">Post: em sortejat una porta en el laberint;</text:span></text:p>
      <text:p text:style-name="P51">void sortejarSortida()</text:p>
      <text:p text:style-name="P51"/>
      <text:p text:style-name="P51">//<text:span text:style-name="T3">Pre: - -;</text:span></text:p>
      <text:p text:style-name="P51">//<text:span text:style-name="T3">Post: em sortejat un element “patins, monedes X2 o la mongeta màgica de en kain” en una casella <text:s text:c="7"/>//acessible del laberint;</text:span></text:p>
      <text:p text:style-name="P52">void sortejarItem()</text:p>
      <text:p text:style-name="P51"/>
      <text:p text:style-name="P51">//<text:span text:style-name="T3">Pre: - -;</text:span></text:p>
      <text:p text:style-name="P51">//<text:span text:style-name="T3">Post: retornem si posicio és valida, entenem per valida que està dins del laberint i no és paret;</text:span></text:p>
      <text:p text:style-name="P52">boolean posicioValida(Posicio posicio)</text:p>
      <text:p text:style-name="P1"/>
      <text:p text:style-name="P11">Partida</text:p>
      <text:p text:style-name="P12">Descripció general: <text:span text:style-name="T14">representació de una partida on intervenen dos personat</text:span><text:span text:style-name="T18">g</text:span><text:span text:style-name="T14">es “pacman controlat per l'usuari i fantasma controlat per la màquina” i on </text:span><text:span text:style-name="T18">h</text:span><text:span text:style-name="T14">an de obtenir el màxim nombre de punts </text:span><text:span text:style-name="T15">per guanyar</text:span><text:span text:style-name="T14">.</text:span></text:p>
      <text:p text:style-name="P12"/>
      <text:p text:style-name="P35"/>
      <text:p text:style-name="P35"/>
      <text:p text:style-name="P35"/>
      <text:p text:style-name="P35"><text:soft-page-break/>Operacions:</text:p>
      <text:p text:style-name="P35"/>
      <text:p text:style-name="P53">//Pre: nivell &gt;= 1;</text:p>
      <text:p text:style-name="P53">//Post: em iniciat una partida en un nivell i dificultat especificada;</text:p>
      <text:p text:style-name="P53">Partida(EEnumDificultat dificultat, int nivell)</text:p>
      <text:p text:style-name="P53"/>
      <text:p text:style-name="P53"/>
      <text:p text:style-name="P53">//Pre: la partida no ha sigut finalitzada anteriorment;</text:p>
      <text:p text:style-name="P53">//Post: em finalitzat la partida;</text:p>
      <text:p text:style-name="P53">void finalitzarPartida()</text:p>
      <text:p text:style-name="P2"/>
      <text:p text:style-name="P11">ItemMovible</text:p>
      <text:p text:style-name="P17"/>
      <text:p text:style-name="P18">Descripció general<text:span text:style-name="T14">: Ens representa qualsevol objecte del laberint que té l'habilitat de moure's;</text:span></text:p>
      <text:p text:style-name="P18"/>
      <text:p text:style-name="P20">Operacions:</text:p>
      <text:p text:style-name="P53">//Pre: millis &gt;= 1000</text:p>
      <text:p text:style-name="P53">//Post: em creat un ItemMovible amb els par<text:span text:style-name="T38">à</text:span>metres especificats;</text:p>
      <text:p text:style-name="P53">ItemMovible(Laberint laberint, Posicio inici, long millis)</text:p>
      <text:p text:style-name="P53"/>
      <text:p text:style-name="P53">//Pre:--;</text:p>
      <text:p text:style-name="P53">//Post: aplicar el moviment precalculat.</text:p>
      <text:p text:style-name="P53"><text:span text:style-name="T19">void r</text:span>ealitzarMoviment()</text:p>
      <text:p text:style-name="P53"/>
      <text:p text:style-name="P53">//<text:span text:style-name="T4">Pre:--;</text:span></text:p>
      <text:p text:style-name="P54">//Post: em precalculat el seg<text:span text:style-name="T38">ü</text:span>ent moviment “valid” per el laberint</text:p>
      <text:p text:style-name="P54">void <text:span text:style-name="T19">c</text:span>alcularMoviment()</text:p>
      <text:p text:style-name="P3"/>
      <text:p text:style-name="P39">Item</text:p>
      <text:p text:style-name="P13"><text:span text:style-name="T24">Descripció general: </text:span><text:span text:style-name="T14">Especialització de ItemMovible el qual ja sap calcular el proxim moviment, la funcionalitat bàsica del item serà aportar “poders temporals” a qui l'agafi i el seu comportament serà fujir dels personat</text:span><text:span text:style-name="T18">g</text:span><text:span text:style-name="T14">es .</text:span></text:p>
      <text:p text:style-name="P13"/>
      <text:p text:style-name="P20">Operacions:</text:p>
      <text:p text:style-name="P20"/>
      <text:p text:style-name="P55">//<text:span text:style-name="T5">Pre: millis &gt;= 1000;</text:span></text:p>
      <text:p text:style-name="P55">//<text:span text:style-name="T5">Post: em creat el nou item amb els paràmetres especificats;</text:span></text:p>
      <text:p text:style-name="P54">Item(Laberint laberint, Posicio inici, long millis, <text:span text:style-name="T5">ETipusItem</text:span> tipusItem)</text:p>
      <text:p text:style-name="P24"/>
      <text:p text:style-name="P22"><text:span text:style-name="T39">Personat</text:span><text:span text:style-name="T40">g</text:span><text:span text:style-name="T39">e</text:span></text:p>
      <text:p text:style-name="P14"><text:span text:style-name="T24">Descripció general: </text:span><text:span text:style-name="T14">Especialització de ItemMovible, </text:span><text:span text:style-name="T17">encara no sap com actuar a cada moviment “ja que dependrà del tipus de personat</text:span><text:span text:style-name="T18">g</text:span><text:span text:style-name="T17">e que sigui”</text:span><text:span text:style-name="T14">, </text:span><text:span text:style-name="T16">tot personat</text:span><text:span text:style-name="T18">g</text:span><text:span text:style-name="T16">e conté un c</text:span><text:span text:style-name="T18">ú</text:span><text:span text:style-name="T16">mul de punts acumulats</text:span><text:span text:style-name="T14">, </text:span><text:span text:style-name="T17">i</text:span><text:span text:style-name="T16"> té altres fucionalitats com la capa</text:span><text:span text:style-name="T18">c</text:span><text:span text:style-name="T16">itat de canviar la seva freqüència de moviment;</text:span></text:p>
      <text:p text:style-name="P4"/>
      <text:p text:style-name="P20">Operacions:</text:p>
      <text:p text:style-name="P4"/>
      <text:p text:style-name="P56">//Pre: millis &gt;= 1000;</text:p>
      <text:p text:style-name="P56">//Post: em creat el nou personat<text:span text:style-name="T38">g</text:span>e amb els parametres especificats</text:p>
      <text:p text:style-name="P56">Personat<text:span text:style-name="T38">g</text:span>e(Laberint laberint, Posicio inici, long millis)</text:p>
      <text:p text:style-name="P56"/>
      <text:p text:style-name="P56">//Pre: millis &gt;= 1000;</text:p>
      <text:p text:style-name="P56">//Post: em canviat el temporitzador <text:span text:style-name="T6">de moviment </text:span>del personat<text:span text:style-name="T38">g</text:span>e;</text:p>
      <text:p text:style-name="P56"><text:soft-page-break/>void canviarTimer(long millis)</text:p>
      <text:p text:style-name="P57"/>
      <text:p text:style-name="P57">//<text:span text:style-name="T6">Pre: - -;</text:span></text:p>
      <text:p text:style-name="P58">//Post: retornem el nombre de punts que porta acumulats el personat<text:span text:style-name="T38">g</text:span>e;</text:p>
      <text:p text:style-name="P58">int obtenirPunts();</text:p>
      <text:p text:style-name="P5"/>
      <text:p text:style-name="P23"><text:span text:style-name="T39">Pacman</text:span></text:p>
      <text:p text:style-name="P25"><text:span text:style-name="T21">Descripció general: <text:s/></text:span><text:span text:style-name="T28">G</text:span>eneralització de personat<text:span text:style-name="T38">g</text:span>e que té la seva pr<text:span text:style-name="T38">ò</text:span>pia manera de calcular la seg<text:span text:style-name="T32">ü</text:span>ent posició segons el seus interessos.</text:p>
      <text:p text:style-name="P6"/>
      <text:p text:style-name="P40">Fantasma1</text:p>
      <text:p text:style-name="P25"><text:span text:style-name="T21">Descripció general: </text:span>Generalització de personat<text:span text:style-name="T38">g</text:span>e “<text:span text:style-name="T32">controlat per la màquina” </text:span>que calcularà de forma aleatoria el seg<text:span text:style-name="T38">ü</text:span>ent moviment.</text:p>
      <text:p text:style-name="P9"/>
      <text:p text:style-name="P40">Fantasma2</text:p>
      <text:p text:style-name="P25"><text:span text:style-name="T21">Descripció general: </text:span>Generalització de personat<text:span text:style-name="T38">g</text:span>e “<text:span text:style-name="T32">controlat per la màquina” </text:span>que calcularà el seg<text:span text:style-name="T38">ü</text:span>ent moviment a partir dels items que té en l<text:span text:style-name="T38">í</text:span>n<text:span text:style-name="T38">i</text:span>a recta;</text:p>
      <text:p text:style-name="P9"/>
      <text:p text:style-name="P40">Fantasma3</text:p>
      <text:p text:style-name="P25"><text:span text:style-name="T21">Descripció general: </text:span>Generalització de personat<text:span text:style-name="T38">g</text:span>e “<text:span text:style-name="T32">controlat per la màquina” </text:span>que calcularà el seguent moviment de forma “intel·ligent” tinguent en compte diferents factors com ara:</text:p>
      <text:p text:style-name="P9">- Benefici al seguir una ruta concreta.</text:p>
      <text:p text:style-name="P9">…</text:p>
      <text:p text:style-name="P7"/>
      <text:p text:style-name="P41">I<text:span text:style-name="T8">G</text:span>eneradorLaberint</text:p>
      <text:p text:style-name="P25"><text:span text:style-name="T21">Descripció general: <text:s/></text:span><text:span text:style-name="T28">Abstracció de com crear un laberint, ens permet separar la lògica de un laberint de com s'ha de crear, tothom que implmenti aquesta interficie es compromet a gen</text:span><text:span text:style-name="T31">e</text:span><text:span text:style-name="T28">rar </text:span><text:span text:style-name="T29">un laberint que compleix les especificacions del joc;</text:span></text:p>
      <text:p text:style-name="P25"/>
      <text:p text:style-name="P20">Operacions:</text:p>
      <text:p text:style-name="P25"/>
      <text:p text:style-name="P59">//Pre: costat &gt;= 0 i E<text:span text:style-name="T32">E</text:span>lementLaberint és un fantasma;</text:p>
      <text:p text:style-name="P59">//Post: Retornem una laberint en format de matriu “<text:span text:style-name="T33">quadrada i connexa” </text:span>amb un pacman en la primera posició <text:span text:style-name="T32">i</text:span> un fantasma en l'última;</text:p>
      <text:p text:style-name="P59">EElementLaberint[][] generarLaberint(int costat, EelementLaberint fantasma);</text:p>
      <text:p text:style-name="P8"/>
      <text:p text:style-name="P8"/>
      <text:p text:style-name="P8"/>
      <text:p text:style-name="P8"><text:span text:style-name="T41">GeneradorLaberintAleatori</text:span></text:p>
      <text:p text:style-name="P28"><text:span text:style-name="T21">Descripció general: </text:span>Implementa l'interficie IgneradorLaberint <text:span text:style-name="T33">i</text:span> té com a finalitat generar un laberint de forma aleat<text:span text:style-name="T38">ò</text:span>ria.</text:p>
      <text:p text:style-name="P8"/>
      <text:p text:style-name="P8"/>
      <text:p text:style-name="P8"/>
      <text:p text:style-name="P8"/>
      <text:p text:style-name="P15"/>
      <text:p text:style-name="P15"/>
      <text:p text:style-name="P15"><draw:frame draw:style-name="fr1" draw:name="Object1" text:anchor-type="paragraph" svg:x="1.8882in" svg:y="0.0161in" svg:width="2.7264in" svg:height="2.0839in" draw:z-index="1"><draw:object xlink:href="./Object 1" xlink:type="simple" xlink:show="embed" xlink:actuate="onLoad"/><draw:image xlink:href="./ObjectReplacements/Object 1" xlink:type="simple" xlink:show="embed" xlink:actuate="onLoad"/></draw:frame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41">GeneradorLaberintLineal</text:p>
      <text:p text:style-name="P28"><text:span text:style-name="T21">Descripció general: </text:span>Implementa l'interficie IgeneradorLaberint I té com a finalitat generar un laberint on en les files parelles hi ha monedes <text:span text:style-name="T38">i</text:span> en les imparelles paret;</text:p>
      <text:p text:style-name="P28"><draw:frame draw:style-name="fr1" draw:name="Object2" text:anchor-type="paragraph" svg:x="1.7374in" svg:y="0.1283in" svg:width="3.0244in" svg:height="2.3756in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41">GeneradorLaberint<text:span text:style-name="T7">Espiral</text:span></text:p>
      <text:p text:style-name="P28"><text:span text:style-name="T21">Descripció general: </text:span>Implementa l'interficie IgeneradorLaberint I té com a finalitat generar un laberint en forma d<text:span text:style-name="T38">'</text:span>espiral</text:p>
      <text:p text:style-name="P8"><draw:frame draw:style-name="fr1" draw:name="Object3" text:anchor-type="paragraph" svg:x="1.5945in" svg:y="0.0811in" svg:width="3.2547in" svg:height="2.6299in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2"><text:soft-page-break/>HistoricPosicions</text:p>
      <text:p text:style-name="P29"/>
      <text:p text:style-name="P29"><text:span text:style-name="T12">Descripció general:</text:span> ens representarà una estructura de dades per guardar el camí que va realitzant tot item que es mou pel laberint.</text:p>
      <text:p text:style-name="P29"/>
      <text:p text:style-name="P20">Operacions:</text:p>
      <text:p text:style-name="P29"/>
      <text:p text:style-name="P60">//Pre: - -;</text:p>
      <text:p text:style-name="P60">//Post: em afegit una posició a l'estructura;</text:p>
      <text:p text:style-name="P60">void afegiPosicio(Posicio posicio);</text:p>
      <text:p text:style-name="P60"/>
      <text:p text:style-name="P60"/>
      <text:p text:style-name="P60">//Pre: l'historic de posicions no està buit;</text:p>
      <text:p text:style-name="P60">//Post: em retornat l'última posició afegida a l'estructura;</text:p>
      <text:p text:style-name="P60">Posicio obtenirUltimaPosició()</text:p>
      <text:p text:style-name="P60"/>
      <text:p text:style-name="P60">//Pre: l'hist<text:span text:style-name="T38">ò</text:span>ric de posicions no està buit;</text:p>
      <text:p text:style-name="P60">//Post: em tret I retornat l'última posició afegi<text:span text:style-name="T38">t</text:span> a l'estructura;</text:p>
      <text:p text:style-name="P60">Posicio treureUltimaPosicio();</text:p>
      <text:p text:style-name="P60"/>
      <text:p text:style-name="P60">//<text:span text:style-name="T34">Pre: –;</text:span></text:p>
      <text:p text:style-name="P61">//Post: retornem si l'estructura està buida;</text:p>
      <text:p text:style-name="P61">boolean esBuit();</text:p>
      <text:p text:style-name="P30"/>
      <text:p text:style-name="P26"><text:span text:style-name="T42">Posició</text:span></text:p>
      <text:p text:style-name="P31"><text:span text:style-name="T21">Descripció general:</text:span> ens representa <text:span text:style-name="T38">un punt</text:span> en dos dimensions (eix de les ordenades i eix de les absices).</text:p>
      <text:p text:style-name="P31"/>
      <text:p text:style-name="P20">Operacions:</text:p>
      <text:p text:style-name="P31"/>
      <text:p text:style-name="P62">//Pre: <text:s/>- -;</text:p>
      <text:p text:style-name="P62">//Post: inciem el punt en el pla a partir de la x i la y;</text:p>
      <text:p text:style-name="P62">Posicio(int x, int y)</text:p>
      <text:p text:style-name="P62"/>
      <text:p text:style-name="P62">//Pre: –;</text:p>
      <text:p text:style-name="P62">//Post: retornem la coordenada x del punt;</text:p>
      <text:p text:style-name="P62">int obtenirX();</text:p>
      <text:p text:style-name="P62"/>
      <text:p text:style-name="P62">//Pre: –;</text:p>
      <text:p text:style-name="P62">//Post: retornem la coordenada y del punt;</text:p>
      <text:p text:style-name="P62">int obtenirY();</text:p>
      <text:p text:style-name="P62"/>
      <text:p text:style-name="P62">//Pre: –;</text:p>
      <text:p text:style-name="P62">//Post: retornem els 4 punts del voltant en ordre (esquerra, adalt, dreta i abaix);</text:p>
      <text:p text:style-name="P62">Posicio[] obtenirPosicionsDelVoltant();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46"><text:soft-page-break/>SISTEMA DE LOG <text:s text:c="45"/></text:p>
      <text:p text:style-name="P31"/>
      <text:p text:style-name="P33"><draw:rect text:anchor-type="paragraph" draw:z-index="0" draw:style-name="gr1" draw:text-style-name="P69" svg:width="6.7579in" svg:height="0.5988in" svg:x="-0.0929in" svg:y="0.002in"><text:p/></draw:rect>EL SISTEMA DE LOG UTILITZA EL PATRÒ DE DISSENY SINGLETON, D'AQUESTA MANERA ENS ASSEGUREM QUE NOMÉS HI HAURÀ UNA INSTANCIA DE AQUESTA CLASSE PER TOTA L'APLICACIÓ, I AIXÍ, CENTRALITZEM EL LOG.</text:p>
      <text:p text:style-name="P31"/>
      <text:p text:style-name="P16"><text:span text:style-name="T39">Log</text:span></text:p>
      <text:p text:style-name="P26"><text:bookmark-start text:name="__DdeLink__290_267466873"/><text:span text:style-name="T21">Descripció general:</text:span><text:bookmark-end text:name="__DdeLink__290_267466873"/><text:span text:style-name="T21"> </text:span><text:span text:style-name="T30">Ens representa un sistema per anar anotant tot el que succeeix al llarg de l'execució de l'aplicació, l'utilitzarem principalment durant la fase de desenvolupament;</text:span></text:p>
      <text:p text:style-name="P26"/>
      <text:p text:style-name="P20">Operacions:</text:p>
      <text:p text:style-name="P26"/>
      <text:p text:style-name="P65">//<text:span text:style-name="T35">Pre: –;</text:span></text:p>
      <text:p text:style-name="P65">//<text:span text:style-name="T35">Post: em creat una nova instancia de log;</text:span></text:p>
      <text:p text:style-name="P62"><text:span text:style-name="T27">Log();</text:span></text:p>
      <text:p text:style-name="P62"/>
      <text:p text:style-name="P62">//<text:span text:style-name="T36">Pre: <text:s/>solicitant no és null;</text:span></text:p>
      <text:p text:style-name="P62">//<text:span text:style-name="T36">Post: retornem l'instancia del log, tot el que s'afegeixi en el log es farà amb el nom del solicitant;</text:span></text:p>
      <text:p text:style-name="P62">Log getInstance(<text:span text:style-name="T36">Class solicitant)</text:span></text:p>
      <text:p text:style-name="P62"/>
      <text:p text:style-name="P62">//<text:span text:style-name="T36">Pre: –;</text:span></text:p>
      <text:p text:style-name="P62">//<text:span text:style-name="T36">Post: em afegir un nou error al log;</text:span></text:p>
      <text:p text:style-name="P62">void afegirError(String registre)</text:p>
      <text:p text:style-name="P63"/>
      <text:p text:style-name="P63">//<text:span text:style-name="T36">Pre: –;</text:span></text:p>
      <text:p text:style-name="P63">//<text:span text:style-name="T36">Post: em afegir un nou warning al log;</text:span></text:p>
      <text:p text:style-name="P62">void afegirWarning(String registre)</text:p>
      <text:p text:style-name="P62"/>
      <text:p text:style-name="P63">//<text:span text:style-name="T36">Pre: –;</text:span></text:p>
      <text:p text:style-name="P63">//<text:span text:style-name="T36">Post: em afegir un nou missatge de debug al log;</text:span></text:p>
      <text:p text:style-name="P62">void afegirDebug(String registre)</text:p>
      <text:p text:style-name="P62"/>
      <text:p text:style-name="P63">//<text:span text:style-name="T36">Pre: –;</text:span></text:p>
      <text:p text:style-name="P63">//<text:span text:style-name="T36">Post: em retornat el contingut complet del log formatat per colors</text:span></text:p>
      <text:p text:style-name="P63">//<text:tab/>-<text:span text:style-name="T36">Vermell → error</text:span></text:p>
      <text:p text:style-name="P63">//<text:tab/>-<text:span text:style-name="T36">Groc → warning</text:span></text:p>
      <text:p text:style-name="P63">//<text:tab/>-<text:span text:style-name="T36">Verd → debug</text:span></text:p>
      <text:p text:style-name="P62">String obtenirContingutCompletDelLogAmbColor()</text:p>
      <text:p text:style-name="P62"/>
      <text:p text:style-name="P62">//<text:span text:style-name="T36">Pre: –;</text:span></text:p>
      <text:p text:style-name="P62">//<text:span text:style-name="T36">Post: em retornat el contingut complet del log;</text:span></text:p>
      <text:p text:style-name="P62"><text:span text:style-name="T36">String </text:span>obtenirContingutCompletDelLog()</text:p>
      <text:p text:style-name="P62"/>
      <text:p text:style-name="P62"/>
      <text:p text:style-name="P62">//<text:span text:style-name="T36">Pre: –;</text:span></text:p>
      <text:p text:style-name="P62">//<text:span text:style-name="T36">Post: em retornat tots els registres del log que són de tipus error;</text:span></text:p>
      <text:p text:style-name="P62">String obtenirErrorsLog()</text:p>
      <text:p text:style-name="P62"/>
      <text:p text:style-name="P63">//<text:span text:style-name="T36">Pre: –;</text:span></text:p>
      <text:p text:style-name="P63">//<text:span text:style-name="T36">Post: em retornat tots els registres del log que són de tipus warning;</text:span></text:p>
      <text:p text:style-name="P62">String obtenirWarningsLog()</text:p>
      <text:p text:style-name="P63">//<text:span text:style-name="T36">Pre: –;</text:span></text:p>
      <text:p text:style-name="P63"><text:soft-page-break/>//<text:span text:style-name="T36">Post: em retornat tots els registres del log que són de tipus debug;</text:span></text:p>
      <text:p text:style-name="P62">String obtenirDebugsLog()</text:p>
      <text:p text:style-name="P62"/>
      <text:p text:style-name="P63">//<text:span text:style-name="T36">Pre: –;</text:span></text:p>
      <text:p text:style-name="P63">//<text:span text:style-name="T36">Post: em retornat el últim registre d'error registrat en el log;</text:span></text:p>
      <text:p text:style-name="P62">String obtenirUltimError()</text:p>
      <text:p text:style-name="P62"/>
      <text:p text:style-name="P63">//<text:span text:style-name="T36">Pre: –;</text:span></text:p>
      <text:p text:style-name="P63">//<text:span text:style-name="T36">Post: em retornat el últim registre de warning registrat en el log;</text:span></text:p>
      <text:p text:style-name="P62">String obtenirUltimWarning()</text:p>
      <text:p text:style-name="P62"/>
      <text:p text:style-name="P63">//<text:span text:style-name="T36">Pre: –;</text:span></text:p>
      <text:p text:style-name="P63">//<text:span text:style-name="T36">Post: em retornat el últim registre de debug registrat en el log;</text:span></text:p>
      <text:p text:style-name="P62">String obtenirUltimDebug()</text:p>
      <text:p text:style-name="P62"/>
      <text:p text:style-name="P63">//<text:span text:style-name="T36">Pre: –;</text:span></text:p>
      <text:p text:style-name="P63">//<text:span text:style-name="T36">Post: em retornat el últim registre del log de una prioritat especifica;</text:span></text:p>
      <text:p text:style-name="P62">String obtenirUltimRegistreDeUnTipus(Prioritat prioritat)</text:p>
      <text:p text:style-name="P62"/>
      <text:p text:style-name="P63">//<text:span text:style-name="T36">Pre: –;</text:span></text:p>
      <text:p text:style-name="P63">//<text:span text:style-name="T36">Post: em retornat tots els registres de log de una prioritat especifica;</text:span></text:p>
      <text:p text:style-name="P62">String obtenirRegistreDeUnaPrioritat(Prioritat prioritat)</text:p>
      <text:p text:style-name="P62"/>
      <text:p text:style-name="P64">//<text:span text:style-name="T36">Pre: el path del fitxer és valid;</text:span></text:p>
      <text:p text:style-name="P64">//<text:span text:style-name="T36">Post: em exportat tot el contingut del log al fitxer especificat;</text:span></text:p>
      <text:p text:style-name="P62">void exportarLogAFitxer(String fitxer)</text:p>
      <text:p text:style-name="P31"/>
      <text:p text:style-name="P31"><text:span text:style-name="T41">ParellaPrioritatMissatge</text:span></text:p>
      <text:p text:style-name="P26"><text:span text:style-name="T21">Descripció general: </text:span><text:span text:style-name="T30">Ens encapsula un missatge amb una prioritat</text:span></text:p>
      <text:p text:style-name="P32"/>
      <text:p text:style-name="P20">Operacions:</text:p>
      <text:p text:style-name="P32"/>
      <text:p text:style-name="P66">//<text:span text:style-name="T37">Pre: –;</text:span></text:p>
      <text:p text:style-name="P67">//Post: em creeat un missatge amb una prioritat associada;</text:p>
      <text:p text:style-name="P68"><text:span text:style-name="T23">ParellaPrioritatMissatge(String missatge, Prioritat prioritat)</text:span></text:p>
      <text:p text:style-name="P68"/>
      <text:p text:style-name="P68"><text:span text:style-name="T23">//</text:span><text:span text:style-name="T25">Pre: –;</text:span></text:p>
      <text:p text:style-name="P67"><text:span text:style-name="T23">//Post: em retornat el missatge;</text:span></text:p>
      <text:p text:style-name="P68"><text:span text:style-name="T23">String getMissatge()</text:span></text:p>
      <text:p text:style-name="P68"/>
      <text:p text:style-name="P68"><text:span text:style-name="T23">//</text:span><text:span text:style-name="T25">Pre: –;</text:span></text:p>
      <text:p text:style-name="P67"><text:span text:style-name="T23">//Post: em retornat la prioritat;</text:span></text:p>
      <text:p text:style-name="P68"><text:span text:style-name="T26">Prioritat </text:span><text:span text:style-name="T23">getPrioritat()</text:span></text:p>
      <text:p text:style-name="P31"/>
      <text:p text:style-name="P43"><text:span text:style-name="T12">Prioritat</text:span></text:p>
      <text:p text:style-name="P31"><text:span text:style-name="T20"/></text:p>
      <text:p text:style-name="P26"><text:span text:style-name="T21">Descripció general: </text:span><text:span text:style-name="T30">Ens representa un nivell de prioritat que pot ser: ERROR, WARNING o DEBUG;</text:span></text:p>
      <text:p text:style-name="P19">Oscar Galera I Alfaro</text:p>
      <text:p text:style-name="P19">Moises Saus T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5T22:13:31.382061893</meta:creation-date>
    <dc:date>2015-03-26T22:30:05.785036812</dc:date>
    <meta:editing-duration>PT2H19M38S</meta:editing-duration>
    <meta:editing-cycles>36</meta:editing-cycles>
    <meta:generator>LibreOffice/4.3.3.2$Linux_X86_64 LibreOffice_project/430m0$Build-2</meta:generator>
    <meta:document-statistic meta:table-count="0" meta:image-count="0" meta:object-count="3" meta:page-count="7" meta:paragraph-count="192" meta:word-count="1287" meta:character-count="8808" meta:non-whitespace-character-count="765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81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1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b2b2b2" fo:border="0.06pt solid #000000"/>
    </style:style>
    <style:style style:name="ce3" style:family="table-cell" style:parent-style-name="Default">
      <style:table-cell-properties fo:background-color="#ffffff" fo:border="0.06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Image 1" draw:style-name="gr1" draw:text-style-name="P1" svg:width="0.428in" svg:height="0.3831in" svg:x="0.8886in" svg:y="0.1776in">
            <draw:image xlink:href="Pictures/100002010000003200000032B7E747C7.png" xlink:type="simple" xlink:show="embed" xlink:actuate="onLoad">
              <text:p/>
            </draw:image>
          </draw:frame>
          <draw:frame draw:z-index="1" draw:name="Image 2" draw:style-name="gr1" draw:text-style-name="P1" svg:width="0.4461in" svg:height="0.3724in" svg:x="5.2004in" svg:y="3.9008in">
            <draw:image xlink:href="Pictures/1000020100000032000000325B9D91A0.png" xlink:type="simple" xlink:show="embed" xlink:actuate="onLoad">
              <text:p/>
            </draw:image>
          </draw:frame>
          <draw:frame draw:z-index="2" draw:name="Image 3" draw:style-name="gr1" draw:text-style-name="P1" svg:width="0.3807in" svg:height="0.363in" svg:x="1.8933in" svg:y="0.6138in">
            <draw:image xlink:href="Pictures/100002010000003200000032B7C0282B.png" xlink:type="simple" xlink:show="embed" xlink:actuate="onLoad">
              <text:p/>
            </draw:image>
          </draw:frame>
          <draw:frame draw:z-index="3" draw:name="Image 3" draw:style-name="gr1" draw:text-style-name="P1" svg:width="0.3807in" svg:height="0.363in" svg:x="1.3713in" svg:y="0.5925in">
            <draw:image xlink:href="Pictures/100002010000003200000032B7C0282B.png" xlink:type="simple" xlink:show="embed" xlink:actuate="onLoad">
              <text:p/>
            </draw:image>
          </draw:frame>
          <draw:frame draw:z-index="4" draw:name="Image 3" draw:style-name="gr1" draw:text-style-name="P1" svg:width="0.3807in" svg:height="0.363in" svg:x="1.3713in" svg:y="0.1799in">
            <draw:image xlink:href="Pictures/100002010000003200000032B7C0282B.png" xlink:type="simple" xlink:show="embed" xlink:actuate="onLoad">
              <text:p/>
            </draw:image>
          </draw:frame>
          <draw:frame draw:z-index="5" draw:name="Image 3" draw:style-name="gr1" draw:text-style-name="P1" svg:width="0.3807in" svg:height="0.363in" svg:x="0.8925in" svg:y="0.5925in">
            <draw:image xlink:href="Pictures/100002010000003200000032B7C0282B.png" xlink:type="simple" xlink:show="embed" xlink:actuate="onLoad">
              <text:p/>
            </draw:image>
          </draw:frame>
          <draw:frame draw:z-index="6" draw:name="Image 3" draw:style-name="gr1" draw:text-style-name="P1" svg:width="0.3807in" svg:height="0.363in" svg:x="1.3713in" svg:y="1.0047in">
            <draw:image xlink:href="Pictures/100002010000003200000032B7C0282B.png" xlink:type="simple" xlink:show="embed" xlink:actuate="onLoad">
              <text:p/>
            </draw:image>
          </draw:frame>
          <draw:frame draw:z-index="7" draw:name="Image 3" draw:style-name="gr1" draw:text-style-name="P1" svg:width="0.3807in" svg:height="0.363in" svg:x="1.85in" svg:y="1.0047in">
            <draw:image xlink:href="Pictures/100002010000003200000032B7C0282B.png" xlink:type="simple" xlink:show="embed" xlink:actuate="onLoad">
              <text:p/>
            </draw:image>
          </draw:frame>
          <draw:frame draw:z-index="8" draw:name="Image 3" draw:style-name="gr1" draw:text-style-name="P1" svg:width="0.3807in" svg:height="0.363in" svg:x="1.85in" svg:y="1.4173in">
            <draw:image xlink:href="Pictures/100002010000003200000032B7C0282B.png" xlink:type="simple" xlink:show="embed" xlink:actuate="onLoad">
              <text:p/>
            </draw:image>
          </draw:frame>
          <draw:frame draw:z-index="9" draw:name="Image 3" draw:style-name="gr1" draw:text-style-name="P1" svg:width="0.3807in" svg:height="0.363in" svg:x="1.85in" svg:y="1.8299in">
            <draw:image xlink:href="Pictures/100002010000003200000032B7C0282B.png" xlink:type="simple" xlink:show="embed" xlink:actuate="onLoad">
              <text:p/>
            </draw:image>
          </draw:frame>
          <draw:frame draw:z-index="10" draw:name="Image 3" draw:style-name="gr1" draw:text-style-name="P1" svg:width="0.3807in" svg:height="0.363in" svg:x="1.3713in" svg:y="1.8299in">
            <draw:image xlink:href="Pictures/100002010000003200000032B7C0282B.png" xlink:type="simple" xlink:show="embed" xlink:actuate="onLoad">
              <text:p/>
            </draw:image>
          </draw:frame>
          <draw:frame draw:z-index="11" draw:name="Image 3" draw:style-name="gr1" draw:text-style-name="P1" svg:width="0.3807in" svg:height="0.363in" svg:x="1.3713in" svg:y="1.4173in">
            <draw:image xlink:href="Pictures/100002010000003200000032B7C0282B.png" xlink:type="simple" xlink:show="embed" xlink:actuate="onLoad">
              <text:p/>
            </draw:image>
          </draw:frame>
          <draw:frame draw:z-index="12" draw:name="Image 3" draw:style-name="gr1" draw:text-style-name="P1" svg:width="0.3807in" svg:height="0.363in" svg:x="1.3713in" svg:y="2.2425in">
            <draw:image xlink:href="Pictures/100002010000003200000032B7C0282B.png" xlink:type="simple" xlink:show="embed" xlink:actuate="onLoad">
              <text:p/>
            </draw:image>
          </draw:frame>
          <draw:frame draw:z-index="13" draw:name="Image 3" draw:style-name="gr1" draw:text-style-name="P1" svg:width="0.3807in" svg:height="0.363in" svg:x="1.3713in" svg:y="2.6551in">
            <draw:image xlink:href="Pictures/100002010000003200000032B7C0282B.png" xlink:type="simple" xlink:show="embed" xlink:actuate="onLoad">
              <text:p/>
            </draw:image>
          </draw:frame>
          <draw:frame draw:z-index="14" draw:name="Image 3" draw:style-name="gr1" draw:text-style-name="P1" svg:width="0.3807in" svg:height="0.363in" svg:x="1.3713in" svg:y="3.0673in">
            <draw:image xlink:href="Pictures/100002010000003200000032B7C0282B.png" xlink:type="simple" xlink:show="embed" xlink:actuate="onLoad">
              <text:p/>
            </draw:image>
          </draw:frame>
          <draw:frame draw:z-index="15" draw:name="Image 3" draw:style-name="gr1" draw:text-style-name="P1" svg:width="0.3807in" svg:height="0.363in" svg:x="1.3713in" svg:y="3.4799in">
            <draw:image xlink:href="Pictures/100002010000003200000032B7C0282B.png" xlink:type="simple" xlink:show="embed" xlink:actuate="onLoad">
              <text:p/>
            </draw:image>
          </draw:frame>
          <draw:frame draw:z-index="16" draw:name="Image 3" draw:style-name="gr1" draw:text-style-name="P1" svg:width="0.3807in" svg:height="0.363in" svg:x="0.8925in" svg:y="3.8925in">
            <draw:image xlink:href="Pictures/100002010000003200000032B7C0282B.png" xlink:type="simple" xlink:show="embed" xlink:actuate="onLoad">
              <text:p/>
            </draw:image>
          </draw:frame>
          <draw:frame draw:z-index="17" draw:name="Image 3" draw:style-name="gr1" draw:text-style-name="P1" svg:width="0.3807in" svg:height="0.363in" svg:x="1.3713in" svg:y="3.8925in">
            <draw:image xlink:href="Pictures/100002010000003200000032B7C0282B.png" xlink:type="simple" xlink:show="embed" xlink:actuate="onLoad">
              <text:p/>
            </draw:image>
          </draw:frame>
          <draw:frame draw:z-index="18" draw:name="Image 3" draw:style-name="gr1" draw:text-style-name="P1" svg:width="0.3807in" svg:height="0.363in" svg:x="1.85in" svg:y="3.4799in">
            <draw:image xlink:href="Pictures/100002010000003200000032B7C0282B.png" xlink:type="simple" xlink:show="embed" xlink:actuate="onLoad">
              <text:p/>
            </draw:image>
          </draw:frame>
          <draw:frame draw:z-index="19" draw:name="Image 3" draw:style-name="gr1" draw:text-style-name="P1" svg:width="0.3807in" svg:height="0.363in" svg:x="2.3287in" svg:y="3.4799in">
            <draw:image xlink:href="Pictures/100002010000003200000032B7C0282B.png" xlink:type="simple" xlink:show="embed" xlink:actuate="onLoad">
              <text:p/>
            </draw:image>
          </draw:frame>
          <draw:frame draw:z-index="20" draw:name="Image 3" draw:style-name="gr1" draw:text-style-name="P1" svg:width="0.3807in" svg:height="0.363in" svg:x="2.8075in" svg:y="3.4799in">
            <draw:image xlink:href="Pictures/100002010000003200000032B7C0282B.png" xlink:type="simple" xlink:show="embed" xlink:actuate="onLoad">
              <text:p/>
            </draw:image>
          </draw:frame>
          <draw:frame draw:z-index="21" draw:name="Image 3" draw:style-name="gr1" draw:text-style-name="P1" svg:width="0.3807in" svg:height="0.363in" svg:x="3.2858in" svg:y="3.4799in">
            <draw:image xlink:href="Pictures/100002010000003200000032B7C0282B.png" xlink:type="simple" xlink:show="embed" xlink:actuate="onLoad">
              <text:p/>
            </draw:image>
          </draw:frame>
          <draw:frame draw:z-index="22" draw:name="Image 3" draw:style-name="gr1" draw:text-style-name="P1" svg:width="0.3807in" svg:height="0.363in" svg:x="3.7646in" svg:y="3.4799in">
            <draw:image xlink:href="Pictures/100002010000003200000032B7C0282B.png" xlink:type="simple" xlink:show="embed" xlink:actuate="onLoad">
              <text:p/>
            </draw:image>
          </draw:frame>
          <draw:frame draw:z-index="23" draw:name="Image 3" draw:style-name="gr1" draw:text-style-name="P1" svg:width="0.3807in" svg:height="0.363in" svg:x="4.2433in" svg:y="3.4799in">
            <draw:image xlink:href="Pictures/100002010000003200000032B7C0282B.png" xlink:type="simple" xlink:show="embed" xlink:actuate="onLoad">
              <text:p/>
            </draw:image>
          </draw:frame>
          <draw:frame draw:z-index="24" draw:name="Image 3" draw:style-name="gr1" draw:text-style-name="P1" svg:width="0.3807in" svg:height="0.363in" svg:x="4.2433in" svg:y="3.0673in">
            <draw:image xlink:href="Pictures/100002010000003200000032B7C0282B.png" xlink:type="simple" xlink:show="embed" xlink:actuate="onLoad">
              <text:p/>
            </draw:image>
          </draw:frame>
          <draw:frame draw:z-index="25" draw:name="Image 3" draw:style-name="gr1" draw:text-style-name="P1" svg:width="0.3807in" svg:height="0.363in" svg:x="4.2433in" svg:y="2.6551in">
            <draw:image xlink:href="Pictures/100002010000003200000032B7C0282B.png" xlink:type="simple" xlink:show="embed" xlink:actuate="onLoad">
              <text:p/>
            </draw:image>
          </draw:frame>
          <draw:frame draw:z-index="26" draw:name="Image 3" draw:style-name="gr1" draw:text-style-name="P1" svg:width="0.3807in" svg:height="0.363in" svg:x="4.2433in" svg:y="2.2425in">
            <draw:image xlink:href="Pictures/100002010000003200000032B7C0282B.png" xlink:type="simple" xlink:show="embed" xlink:actuate="onLoad">
              <text:p/>
            </draw:image>
          </draw:frame>
          <draw:frame draw:z-index="27" draw:name="Image 3" draw:style-name="gr1" draw:text-style-name="P1" svg:width="0.3807in" svg:height="0.363in" svg:x="4.2433in" svg:y="1.8299in">
            <draw:image xlink:href="Pictures/100002010000003200000032B7C0282B.png" xlink:type="simple" xlink:show="embed" xlink:actuate="onLoad">
              <text:p/>
            </draw:image>
          </draw:frame>
          <draw:frame draw:z-index="28" draw:name="Image 3" draw:style-name="gr1" draw:text-style-name="P1" svg:width="0.3807in" svg:height="0.363in" svg:x="4.2433in" svg:y="1.4173in">
            <draw:image xlink:href="Pictures/100002010000003200000032B7C0282B.png" xlink:type="simple" xlink:show="embed" xlink:actuate="onLoad">
              <text:p/>
            </draw:image>
          </draw:frame>
          <draw:frame draw:z-index="29" draw:name="Image 3" draw:style-name="gr1" draw:text-style-name="P1" svg:width="0.3807in" svg:height="0.363in" svg:x="4.2433in" svg:y="1.0047in">
            <draw:image xlink:href="Pictures/100002010000003200000032B7C0282B.png" xlink:type="simple" xlink:show="embed" xlink:actuate="onLoad">
              <text:p/>
            </draw:image>
          </draw:frame>
          <draw:frame draw:z-index="30" draw:name="Image 3" draw:style-name="gr1" draw:text-style-name="P1" svg:width="0.3807in" svg:height="0.363in" svg:x="4.2433in" svg:y="0.5925in">
            <draw:image xlink:href="Pictures/100002010000003200000032B7C0282B.png" xlink:type="simple" xlink:show="embed" xlink:actuate="onLoad">
              <text:p/>
            </draw:image>
          </draw:frame>
          <draw:frame draw:z-index="31" draw:name="Image 3" draw:style-name="gr1" draw:text-style-name="P1" svg:width="0.3807in" svg:height="0.363in" svg:x="4.2433in" svg:y="0.1799in">
            <draw:image xlink:href="Pictures/100002010000003200000032B7C0282B.png" xlink:type="simple" xlink:show="embed" xlink:actuate="onLoad">
              <text:p/>
            </draw:image>
          </draw:frame>
          <draw:frame draw:z-index="32" draw:name="Image 3" draw:style-name="gr1" draw:text-style-name="P1" svg:width="0.3807in" svg:height="0.363in" svg:x="4.722in" svg:y="0.1799in">
            <draw:image xlink:href="Pictures/100002010000003200000032B7C0282B.png" xlink:type="simple" xlink:show="embed" xlink:actuate="onLoad">
              <text:p/>
            </draw:image>
          </draw:frame>
          <draw:frame draw:z-index="33" draw:name="Image 3" draw:style-name="gr1" draw:text-style-name="P1" svg:width="0.3807in" svg:height="0.363in" svg:x="5.2008in" svg:y="0.1799in">
            <draw:image xlink:href="Pictures/100002010000003200000032B7C0282B.png" xlink:type="simple" xlink:show="embed" xlink:actuate="onLoad">
              <text:p/>
            </draw:image>
          </draw:frame>
          <draw:frame draw:z-index="34" draw:name="Image 3" draw:style-name="gr1" draw:text-style-name="P1" svg:width="0.3807in" svg:height="0.363in" svg:x="5.2008in" svg:y="0.5925in">
            <draw:image xlink:href="Pictures/100002010000003200000032B7C0282B.png" xlink:type="simple" xlink:show="embed" xlink:actuate="onLoad">
              <text:p/>
            </draw:image>
          </draw:frame>
          <draw:frame draw:z-index="35" draw:name="Image 3" draw:style-name="gr1" draw:text-style-name="P1" svg:width="0.3807in" svg:height="0.363in" svg:x="5.2008in" svg:y="1.0047in">
            <draw:image xlink:href="Pictures/100002010000003200000032B7C0282B.png" xlink:type="simple" xlink:show="embed" xlink:actuate="onLoad">
              <text:p/>
            </draw:image>
          </draw:frame>
          <draw:frame draw:z-index="36" draw:name="Image 3" draw:style-name="gr1" draw:text-style-name="P1" svg:width="0.3807in" svg:height="0.363in" svg:x="5.2008in" svg:y="1.4173in">
            <draw:image xlink:href="Pictures/100002010000003200000032B7C0282B.png" xlink:type="simple" xlink:show="embed" xlink:actuate="onLoad">
              <text:p/>
            </draw:image>
          </draw:frame>
          <draw:frame draw:z-index="37" draw:name="Image 3" draw:style-name="gr1" draw:text-style-name="P1" svg:width="0.3807in" svg:height="0.363in" svg:x="5.2008in" svg:y="1.8299in">
            <draw:image xlink:href="Pictures/100002010000003200000032B7C0282B.png" xlink:type="simple" xlink:show="embed" xlink:actuate="onLoad">
              <text:p/>
            </draw:image>
          </draw:frame>
          <draw:frame draw:z-index="38" draw:name="Image 3" draw:style-name="gr1" draw:text-style-name="P1" svg:width="0.3807in" svg:height="0.363in" svg:x="5.2008in" svg:y="2.2425in">
            <draw:image xlink:href="Pictures/100002010000003200000032B7C0282B.png" xlink:type="simple" xlink:show="embed" xlink:actuate="onLoad">
              <text:p/>
            </draw:image>
          </draw:frame>
          <draw:frame draw:z-index="39" draw:name="Image 3" draw:style-name="gr1" draw:text-style-name="P1" svg:width="0.3807in" svg:height="0.363in" svg:x="5.2008in" svg:y="2.6551in">
            <draw:image xlink:href="Pictures/100002010000003200000032B7C0282B.png" xlink:type="simple" xlink:show="embed" xlink:actuate="onLoad">
              <text:p/>
            </draw:image>
          </draw:frame>
          <draw:frame draw:z-index="40" draw:name="Image 3" draw:style-name="gr1" draw:text-style-name="P1" svg:width="0.3807in" svg:height="0.363in" svg:x="5.2008in" svg:y="3.0673in">
            <draw:image xlink:href="Pictures/100002010000003200000032B7C0282B.png" xlink:type="simple" xlink:show="embed" xlink:actuate="onLoad">
              <text:p/>
            </draw:image>
          </draw:frame>
          <draw:frame draw:z-index="41" draw:name="Image 3" draw:style-name="gr1" draw:text-style-name="P1" svg:width="0.3807in" svg:height="0.363in" svg:x="5.2008in" svg:y="3.4799in">
            <draw:image xlink:href="Pictures/100002010000003200000032B7C0282B.png" xlink:type="simple" xlink:show="embed" xlink:actuate="onLoad">
              <text:p/>
            </draw:image>
          </draw:frame>
          <draw:frame draw:z-index="42" draw:name="Image 3" draw:style-name="gr1" draw:text-style-name="P1" svg:width="0.3807in" svg:height="0.363in" svg:x="1.85in" svg:y="2.6551in">
            <draw:image xlink:href="Pictures/100002010000003200000032B7C0282B.png" xlink:type="simple" xlink:show="embed" xlink:actuate="onLoad">
              <text:p/>
            </draw:image>
          </draw:frame>
          <draw:frame draw:z-index="43" draw:name="Image 3" draw:style-name="gr1" draw:text-style-name="P1" svg:width="0.3807in" svg:height="0.363in" svg:x="2.3287in" svg:y="2.6551in">
            <draw:image xlink:href="Pictures/100002010000003200000032B7C0282B.png" xlink:type="simple" xlink:show="embed" xlink:actuate="onLoad">
              <text:p/>
            </draw:image>
          </draw:frame>
          <draw:frame draw:z-index="44" draw:name="Image 3" draw:style-name="gr1" draw:text-style-name="P1" svg:width="0.3807in" svg:height="0.363in" svg:x="2.8075in" svg:y="2.6551in">
            <draw:image xlink:href="Pictures/100002010000003200000032B7C0282B.png" xlink:type="simple" xlink:show="embed" xlink:actuate="onLoad">
              <text:p/>
            </draw:image>
          </draw:frame>
          <draw:frame draw:z-index="45" draw:name="Image 3" draw:style-name="gr1" draw:text-style-name="P1" svg:width="0.3807in" svg:height="0.363in" svg:x="2.8075in" svg:y="2.2425in">
            <draw:image xlink:href="Pictures/100002010000003200000032B7C0282B.png" xlink:type="simple" xlink:show="embed" xlink:actuate="onLoad">
              <text:p/>
            </draw:image>
          </draw:frame>
          <draw:frame draw:z-index="46" draw:name="Image 3" draw:style-name="gr1" draw:text-style-name="P1" svg:width="0.3807in" svg:height="0.363in" svg:x="2.8075in" svg:y="1.8299in">
            <draw:image xlink:href="Pictures/100002010000003200000032B7C0282B.png" xlink:type="simple" xlink:show="embed" xlink:actuate="onLoad">
              <text:p/>
            </draw:image>
          </draw:frame>
          <draw:frame draw:z-index="47" draw:name="Image 3" draw:style-name="gr1" draw:text-style-name="P1" svg:width="0.3807in" svg:height="0.363in" svg:x="2.8075in" svg:y="1.4173in">
            <draw:image xlink:href="Pictures/100002010000003200000032B7C0282B.png" xlink:type="simple" xlink:show="embed" xlink:actuate="onLoad">
              <text:p/>
            </draw:image>
          </draw:frame>
          <draw:frame draw:z-index="48" draw:name="Image 3" draw:style-name="gr1" draw:text-style-name="P1" svg:width="0.3807in" svg:height="0.363in" svg:x="2.8075in" svg:y="1.0047in">
            <draw:image xlink:href="Pictures/100002010000003200000032B7C0282B.png" xlink:type="simple" xlink:show="embed" xlink:actuate="onLoad">
              <text:p/>
            </draw:image>
          </draw:frame>
          <draw:frame draw:z-index="49" draw:name="Image 3" draw:style-name="gr1" draw:text-style-name="P1" svg:width="0.3807in" svg:height="0.363in" svg:x="3.2858in" svg:y="1.0047in">
            <draw:image xlink:href="Pictures/100002010000003200000032B7C0282B.png" xlink:type="simple" xlink:show="embed" xlink:actuate="onLoad">
              <text:p/>
            </draw:image>
          </draw:frame>
          <draw:frame draw:z-index="50" draw:name="Image 3" draw:style-name="gr1" draw:text-style-name="P1" svg:width="0.3807in" svg:height="0.363in" svg:x="3.2858in" svg:y="0.5925in">
            <draw:image xlink:href="Pictures/100002010000003200000032B7C0282B.png" xlink:type="simple" xlink:show="embed" xlink:actuate="onLoad">
              <text:p/>
            </draw:image>
          </draw:frame>
          <draw:frame draw:z-index="51" draw:name="Image 3" draw:style-name="gr1" draw:text-style-name="P1" svg:width="0.3807in" svg:height="0.363in" svg:x="2.8075in" svg:y="0.5925in">
            <draw:image xlink:href="Pictures/100002010000003200000032B7C0282B.png" xlink:type="simple" xlink:show="embed" xlink:actuate="onLoad">
              <text:p/>
            </draw:image>
          </draw:frame>
          <draw:frame draw:z-index="52" draw:name="Image 3" draw:style-name="gr1" draw:text-style-name="P1" svg:width="0.3807in" svg:height="0.363in" svg:x="2.8075in" svg:y="0.1799in">
            <draw:image xlink:href="Pictures/100002010000003200000032B7C0282B.png" xlink:type="simple" xlink:show="embed" xlink:actuate="onLoad">
              <text:p/>
            </draw:image>
          </draw:frame>
          <draw:frame draw:z-index="53" draw:name="Image 3" draw:style-name="gr1" draw:text-style-name="P1" svg:width="0.3807in" svg:height="0.363in" svg:x="3.2858in" svg:y="0.1799in">
            <draw:image xlink:href="Pictures/100002010000003200000032B7C0282B.png" xlink:type="simple" xlink:show="embed" xlink:actuate="onLoad">
              <text:p/>
            </draw:image>
          </draw:frame>
          <draw:frame draw:z-index="54" draw:name="Image 3" draw:style-name="gr1" draw:text-style-name="P1" svg:width="0.3807in" svg:height="0.363in" svg:x="3.7646in" svg:y="2.2425in">
            <draw:image xlink:href="Pictures/100002010000003200000032B7C0282B.png" xlink:type="simple" xlink:show="embed" xlink:actuate="onLoad">
              <text:p/>
            </draw:image>
          </draw:frame>
          <draw:frame draw:z-index="55" draw:name="Image 4" draw:style-name="gr1" draw:text-style-name="P1" svg:width="0.428in" svg:height="0.3579in" svg:x="0.9213in" svg:y="1.0276in">
            <draw:image xlink:href="Pictures/10000201000000320000003201FCE84B.png" xlink:type="simple" xlink:show="embed" xlink:actuate="onLoad">
              <text:p/>
            </draw:image>
          </draw:frame>
          <draw:frame draw:z-index="56" draw:name="Image 4" draw:style-name="gr1" draw:text-style-name="P1" svg:width="0.428in" svg:height="0.3579in" svg:x="0.8925in" svg:y="1.4177in">
            <draw:image xlink:href="Pictures/10000201000000320000003201FCE84B.png" xlink:type="simple" xlink:show="embed" xlink:actuate="onLoad">
              <text:p/>
            </draw:image>
          </draw:frame>
          <draw:frame draw:z-index="57" draw:name="Image 4" draw:style-name="gr1" draw:text-style-name="P1" svg:width="0.428in" svg:height="0.3579in" svg:x="0.8925in" svg:y="1.8303in">
            <draw:image xlink:href="Pictures/10000201000000320000003201FCE84B.png" xlink:type="simple" xlink:show="embed" xlink:actuate="onLoad">
              <text:p/>
            </draw:image>
          </draw:frame>
          <draw:frame draw:z-index="58" draw:name="Image 4" draw:style-name="gr1" draw:text-style-name="P1" svg:width="0.428in" svg:height="0.3579in" svg:x="0.8925in" svg:y="2.2429in">
            <draw:image xlink:href="Pictures/10000201000000320000003201FCE84B.png" xlink:type="simple" xlink:show="embed" xlink:actuate="onLoad">
              <text:p/>
            </draw:image>
          </draw:frame>
          <draw:frame draw:z-index="59" draw:name="Image 4" draw:style-name="gr1" draw:text-style-name="P1" svg:width="0.428in" svg:height="0.3579in" svg:x="0.8925in" svg:y="2.6555in">
            <draw:image xlink:href="Pictures/10000201000000320000003201FCE84B.png" xlink:type="simple" xlink:show="embed" xlink:actuate="onLoad">
              <text:p/>
            </draw:image>
          </draw:frame>
          <draw:frame draw:z-index="60" draw:name="Image 4" draw:style-name="gr1" draw:text-style-name="P1" svg:width="0.428in" svg:height="0.3579in" svg:x="0.8925in" svg:y="3.0677in">
            <draw:image xlink:href="Pictures/10000201000000320000003201FCE84B.png" xlink:type="simple" xlink:show="embed" xlink:actuate="onLoad">
              <text:p/>
            </draw:image>
          </draw:frame>
          <draw:frame draw:z-index="61" draw:name="Image 4" draw:style-name="gr1" draw:text-style-name="P1" svg:width="0.428in" svg:height="0.3579in" svg:x="0.8925in" svg:y="3.4803in">
            <draw:image xlink:href="Pictures/10000201000000320000003201FCE84B.png" xlink:type="simple" xlink:show="embed" xlink:actuate="onLoad">
              <text:p/>
            </draw:image>
          </draw:frame>
          <draw:frame draw:z-index="62" draw:name="Image 4" draw:style-name="gr1" draw:text-style-name="P1" svg:width="0.428in" svg:height="0.3579in" svg:x="1.85in" svg:y="3.0677in">
            <draw:image xlink:href="Pictures/10000201000000320000003201FCE84B.png" xlink:type="simple" xlink:show="embed" xlink:actuate="onLoad">
              <text:p/>
            </draw:image>
          </draw:frame>
          <draw:frame draw:z-index="63" draw:name="Image 4" draw:style-name="gr1" draw:text-style-name="P1" svg:width="0.428in" svg:height="0.3579in" svg:x="2.3287in" svg:y="3.0677in">
            <draw:image xlink:href="Pictures/10000201000000320000003201FCE84B.png" xlink:type="simple" xlink:show="embed" xlink:actuate="onLoad">
              <text:p/>
            </draw:image>
          </draw:frame>
          <draw:frame draw:z-index="64" draw:name="Image 4" draw:style-name="gr1" draw:text-style-name="P1" svg:width="0.428in" svg:height="0.3579in" svg:x="2.8075in" svg:y="3.0677in">
            <draw:image xlink:href="Pictures/10000201000000320000003201FCE84B.png" xlink:type="simple" xlink:show="embed" xlink:actuate="onLoad">
              <text:p/>
            </draw:image>
          </draw:frame>
          <draw:frame draw:z-index="65" draw:name="Image 4" draw:style-name="gr1" draw:text-style-name="P1" svg:width="0.428in" svg:height="0.3579in" svg:x="3.2858in" svg:y="3.0677in">
            <draw:image xlink:href="Pictures/10000201000000320000003201FCE84B.png" xlink:type="simple" xlink:show="embed" xlink:actuate="onLoad">
              <text:p/>
            </draw:image>
          </draw:frame>
          <draw:frame draw:z-index="66" draw:name="Image 4" draw:style-name="gr1" draw:text-style-name="P1" svg:width="0.428in" svg:height="0.3579in" svg:x="3.7646in" svg:y="3.0677in">
            <draw:image xlink:href="Pictures/10000201000000320000003201FCE84B.png" xlink:type="simple" xlink:show="embed" xlink:actuate="onLoad">
              <text:p/>
            </draw:image>
          </draw:frame>
          <draw:frame draw:z-index="67" draw:name="Image 4" draw:style-name="gr1" draw:text-style-name="P1" svg:width="0.428in" svg:height="0.3579in" svg:x="3.7646in" svg:y="2.6555in">
            <draw:image xlink:href="Pictures/10000201000000320000003201FCE84B.png" xlink:type="simple" xlink:show="embed" xlink:actuate="onLoad">
              <text:p/>
            </draw:image>
          </draw:frame>
          <draw:frame draw:z-index="68" draw:name="Image 4" draw:style-name="gr1" draw:text-style-name="P1" svg:width="0.428in" svg:height="0.3579in" svg:x="3.2858in" svg:y="2.6555in">
            <draw:image xlink:href="Pictures/10000201000000320000003201FCE84B.png" xlink:type="simple" xlink:show="embed" xlink:actuate="onLoad">
              <text:p/>
            </draw:image>
          </draw:frame>
          <draw:frame draw:z-index="69" draw:name="Image 4" draw:style-name="gr1" draw:text-style-name="P1" svg:width="0.428in" svg:height="0.3579in" svg:x="3.2858in" svg:y="2.2429in">
            <draw:image xlink:href="Pictures/10000201000000320000003201FCE84B.png" xlink:type="simple" xlink:show="embed" xlink:actuate="onLoad">
              <text:p/>
            </draw:image>
          </draw:frame>
          <draw:frame draw:z-index="70" draw:name="Image 4" draw:style-name="gr1" draw:text-style-name="P1" svg:width="0.428in" svg:height="0.3579in" svg:x="3.2858in" svg:y="1.8303in">
            <draw:image xlink:href="Pictures/10000201000000320000003201FCE84B.png" xlink:type="simple" xlink:show="embed" xlink:actuate="onLoad">
              <text:p/>
            </draw:image>
          </draw:frame>
          <draw:frame draw:z-index="71" draw:name="Image 4" draw:style-name="gr1" draw:text-style-name="P1" svg:width="0.428in" svg:height="0.3579in" svg:x="3.7646in" svg:y="1.8303in">
            <draw:image xlink:href="Pictures/10000201000000320000003201FCE84B.png" xlink:type="simple" xlink:show="embed" xlink:actuate="onLoad">
              <text:p/>
            </draw:image>
          </draw:frame>
          <draw:frame draw:z-index="72" draw:name="Image 4" draw:style-name="gr1" draw:text-style-name="P1" svg:width="0.428in" svg:height="0.3579in" svg:x="3.7646in" svg:y="1.4177in">
            <draw:image xlink:href="Pictures/10000201000000320000003201FCE84B.png" xlink:type="simple" xlink:show="embed" xlink:actuate="onLoad">
              <text:p/>
            </draw:image>
          </draw:frame>
          <draw:frame draw:z-index="73" draw:name="Image 4" draw:style-name="gr1" draw:text-style-name="P1" svg:width="0.428in" svg:height="0.3579in" svg:x="3.2858in" svg:y="1.4177in">
            <draw:image xlink:href="Pictures/10000201000000320000003201FCE84B.png" xlink:type="simple" xlink:show="embed" xlink:actuate="onLoad">
              <text:p/>
            </draw:image>
          </draw:frame>
          <draw:frame draw:z-index="74" draw:name="Image 4" draw:style-name="gr1" draw:text-style-name="P1" svg:width="0.428in" svg:height="0.3579in" svg:x="3.7646in" svg:y="1.0051in">
            <draw:image xlink:href="Pictures/10000201000000320000003201FCE84B.png" xlink:type="simple" xlink:show="embed" xlink:actuate="onLoad">
              <text:p/>
            </draw:image>
          </draw:frame>
          <draw:frame draw:z-index="75" draw:name="Image 4" draw:style-name="gr1" draw:text-style-name="P1" svg:width="0.428in" svg:height="0.3579in" svg:x="3.7646in" svg:y="0.5929in">
            <draw:image xlink:href="Pictures/10000201000000320000003201FCE84B.png" xlink:type="simple" xlink:show="embed" xlink:actuate="onLoad">
              <text:p/>
            </draw:image>
          </draw:frame>
          <draw:frame draw:z-index="76" draw:name="Image 4" draw:style-name="gr1" draw:text-style-name="P1" svg:width="0.428in" svg:height="0.3579in" svg:x="3.7646in" svg:y="0.1803in">
            <draw:image xlink:href="Pictures/10000201000000320000003201FCE84B.png" xlink:type="simple" xlink:show="embed" xlink:actuate="onLoad">
              <text:p/>
            </draw:image>
          </draw:frame>
          <draw:frame draw:z-index="77" draw:name="Image 4" draw:style-name="gr1" draw:text-style-name="P1" svg:width="0.428in" svg:height="0.3579in" svg:x="1.85in" svg:y="0.1803in">
            <draw:image xlink:href="Pictures/10000201000000320000003201FCE84B.png" xlink:type="simple" xlink:show="embed" xlink:actuate="onLoad">
              <text:p/>
            </draw:image>
          </draw:frame>
          <draw:frame draw:z-index="78" draw:name="Image 4" draw:style-name="gr1" draw:text-style-name="P1" svg:width="0.428in" svg:height="0.3579in" svg:x="2.3287in" svg:y="0.1803in">
            <draw:image xlink:href="Pictures/10000201000000320000003201FCE84B.png" xlink:type="simple" xlink:show="embed" xlink:actuate="onLoad">
              <text:p/>
            </draw:image>
          </draw:frame>
          <draw:frame draw:z-index="79" draw:name="Image 4" draw:style-name="gr1" draw:text-style-name="P1" svg:width="0.428in" svg:height="0.3579in" svg:x="2.3287in" svg:y="0.5929in">
            <draw:image xlink:href="Pictures/10000201000000320000003201FCE84B.png" xlink:type="simple" xlink:show="embed" xlink:actuate="onLoad">
              <text:p/>
            </draw:image>
          </draw:frame>
          <draw:frame draw:z-index="80" draw:name="Image 4" draw:style-name="gr1" draw:text-style-name="P1" svg:width="0.428in" svg:height="0.3579in" svg:x="2.3287in" svg:y="1.0051in">
            <draw:image xlink:href="Pictures/10000201000000320000003201FCE84B.png" xlink:type="simple" xlink:show="embed" xlink:actuate="onLoad">
              <text:p/>
            </draw:image>
          </draw:frame>
          <draw:frame draw:z-index="81" draw:name="Image 4" draw:style-name="gr1" draw:text-style-name="P1" svg:width="0.428in" svg:height="0.3579in" svg:x="2.3287in" svg:y="1.4177in">
            <draw:image xlink:href="Pictures/10000201000000320000003201FCE84B.png" xlink:type="simple" xlink:show="embed" xlink:actuate="onLoad">
              <text:p/>
            </draw:image>
          </draw:frame>
          <draw:frame draw:z-index="82" draw:name="Image 4" draw:style-name="gr1" draw:text-style-name="P1" svg:width="0.428in" svg:height="0.3579in" svg:x="2.3287in" svg:y="1.8303in">
            <draw:image xlink:href="Pictures/10000201000000320000003201FCE84B.png" xlink:type="simple" xlink:show="embed" xlink:actuate="onLoad">
              <text:p/>
            </draw:image>
          </draw:frame>
          <draw:frame draw:z-index="83" draw:name="Image 4" draw:style-name="gr1" draw:text-style-name="P1" svg:width="0.428in" svg:height="0.3579in" svg:x="2.3287in" svg:y="2.2429in">
            <draw:image xlink:href="Pictures/10000201000000320000003201FCE84B.png" xlink:type="simple" xlink:show="embed" xlink:actuate="onLoad">
              <text:p/>
            </draw:image>
          </draw:frame>
          <draw:frame draw:z-index="84" draw:name="Image 4" draw:style-name="gr1" draw:text-style-name="P1" svg:width="0.428in" svg:height="0.3579in" svg:x="1.85in" svg:y="2.2429in">
            <draw:image xlink:href="Pictures/10000201000000320000003201FCE84B.png" xlink:type="simple" xlink:show="embed" xlink:actuate="onLoad">
              <text:p/>
            </draw:image>
          </draw:frame>
          <draw:frame draw:z-index="85" draw:name="Image 4" draw:style-name="gr1" draw:text-style-name="P1" svg:width="0.428in" svg:height="0.3579in" svg:x="1.85in" svg:y="3.8929in">
            <draw:image xlink:href="Pictures/10000201000000320000003201FCE84B.png" xlink:type="simple" xlink:show="embed" xlink:actuate="onLoad">
              <text:p/>
            </draw:image>
          </draw:frame>
          <draw:frame draw:z-index="86" draw:name="Image 4" draw:style-name="gr1" draw:text-style-name="P1" svg:width="0.428in" svg:height="0.3579in" svg:x="2.3287in" svg:y="3.8929in">
            <draw:image xlink:href="Pictures/10000201000000320000003201FCE84B.png" xlink:type="simple" xlink:show="embed" xlink:actuate="onLoad">
              <text:p/>
            </draw:image>
          </draw:frame>
          <draw:frame draw:z-index="87" draw:name="Image 4" draw:style-name="gr1" draw:text-style-name="P1" svg:width="0.428in" svg:height="0.3579in" svg:x="2.8075in" svg:y="3.8929in">
            <draw:image xlink:href="Pictures/10000201000000320000003201FCE84B.png" xlink:type="simple" xlink:show="embed" xlink:actuate="onLoad">
              <text:p/>
            </draw:image>
          </draw:frame>
          <draw:frame draw:z-index="88" draw:name="Image 4" draw:style-name="gr1" draw:text-style-name="P1" svg:width="0.428in" svg:height="0.3579in" svg:x="3.2858in" svg:y="3.8929in">
            <draw:image xlink:href="Pictures/10000201000000320000003201FCE84B.png" xlink:type="simple" xlink:show="embed" xlink:actuate="onLoad">
              <text:p/>
            </draw:image>
          </draw:frame>
          <draw:frame draw:z-index="89" draw:name="Image 4" draw:style-name="gr1" draw:text-style-name="P1" svg:width="0.428in" svg:height="0.3579in" svg:x="3.7646in" svg:y="3.8929in">
            <draw:image xlink:href="Pictures/10000201000000320000003201FCE84B.png" xlink:type="simple" xlink:show="embed" xlink:actuate="onLoad">
              <text:p/>
            </draw:image>
          </draw:frame>
          <draw:frame draw:z-index="90" draw:name="Image 4" draw:style-name="gr1" draw:text-style-name="P1" svg:width="0.428in" svg:height="0.3579in" svg:x="4.2433in" svg:y="3.8929in">
            <draw:image xlink:href="Pictures/10000201000000320000003201FCE84B.png" xlink:type="simple" xlink:show="embed" xlink:actuate="onLoad">
              <text:p/>
            </draw:image>
          </draw:frame>
          <draw:frame draw:z-index="91" draw:name="Image 4" draw:style-name="gr1" draw:text-style-name="P1" svg:width="0.428in" svg:height="0.3579in" svg:x="4.722in" svg:y="3.8929in">
            <draw:image xlink:href="Pictures/10000201000000320000003201FCE84B.png" xlink:type="simple" xlink:show="embed" xlink:actuate="onLoad">
              <text:p/>
            </draw:image>
          </draw:frame>
          <draw:frame draw:z-index="92" draw:name="Image 4" draw:style-name="gr1" draw:text-style-name="P1" svg:width="0.428in" svg:height="0.3579in" svg:x="4.722in" svg:y="3.4803in">
            <draw:image xlink:href="Pictures/10000201000000320000003201FCE84B.png" xlink:type="simple" xlink:show="embed" xlink:actuate="onLoad">
              <text:p/>
            </draw:image>
          </draw:frame>
          <draw:frame draw:z-index="93" draw:name="Image 4" draw:style-name="gr1" draw:text-style-name="P1" svg:width="0.428in" svg:height="0.3579in" svg:x="4.722in" svg:y="3.0677in">
            <draw:image xlink:href="Pictures/10000201000000320000003201FCE84B.png" xlink:type="simple" xlink:show="embed" xlink:actuate="onLoad">
              <text:p/>
            </draw:image>
          </draw:frame>
          <draw:frame draw:z-index="94" draw:name="Image 4" draw:style-name="gr1" draw:text-style-name="P1" svg:width="0.428in" svg:height="0.3579in" svg:x="4.722in" svg:y="2.6555in">
            <draw:image xlink:href="Pictures/10000201000000320000003201FCE84B.png" xlink:type="simple" xlink:show="embed" xlink:actuate="onLoad">
              <text:p/>
            </draw:image>
          </draw:frame>
          <draw:frame draw:z-index="95" draw:name="Image 4" draw:style-name="gr1" draw:text-style-name="P1" svg:width="0.428in" svg:height="0.3579in" svg:x="4.722in" svg:y="2.2429in">
            <draw:image xlink:href="Pictures/10000201000000320000003201FCE84B.png" xlink:type="simple" xlink:show="embed" xlink:actuate="onLoad">
              <text:p/>
            </draw:image>
          </draw:frame>
          <draw:frame draw:z-index="96" draw:name="Image 4" draw:style-name="gr1" draw:text-style-name="P1" svg:width="0.428in" svg:height="0.3579in" svg:x="4.722in" svg:y="1.8303in">
            <draw:image xlink:href="Pictures/10000201000000320000003201FCE84B.png" xlink:type="simple" xlink:show="embed" xlink:actuate="onLoad">
              <text:p/>
            </draw:image>
          </draw:frame>
          <draw:frame draw:z-index="97" draw:name="Image 4" draw:style-name="gr1" draw:text-style-name="P1" svg:width="0.428in" svg:height="0.3579in" svg:x="4.722in" svg:y="1.4177in">
            <draw:image xlink:href="Pictures/10000201000000320000003201FCE84B.png" xlink:type="simple" xlink:show="embed" xlink:actuate="onLoad">
              <text:p/>
            </draw:image>
          </draw:frame>
          <draw:frame draw:z-index="98" draw:name="Image 4" draw:style-name="gr1" draw:text-style-name="P1" svg:width="0.428in" svg:height="0.3579in" svg:x="4.722in" svg:y="1.0051in">
            <draw:image xlink:href="Pictures/10000201000000320000003201FCE84B.png" xlink:type="simple" xlink:show="embed" xlink:actuate="onLoad">
              <text:p/>
            </draw:image>
          </draw:frame>
          <draw:frame draw:z-index="99" draw:name="Image 4" draw:style-name="gr1" draw:text-style-name="P1" svg:width="0.428in" svg:height="0.3579in" svg:x="4.722in" svg:y="0.5929in">
            <draw:image xlink:href="Pictures/10000201000000320000003201FCE84B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2" table:number-columns-repeated="2" table:default-cell-style-name="ce1"/>
        <table:table-column table:style-name="co2" table:default-cell-style-name="ce2"/>
        <table:table-column table:style-name="co2" table:default-cell-style-name="ce1"/>
        <table:table-column table:style-name="co2" table:number-columns-repeated="2" table:default-cell-style-name="ce2"/>
        <table:table-column table:style-name="co2" table:default-cell-style-name="ce1"/>
        <table:table-column table:style-name="co2" table:default-cell-style-name="ce2"/>
        <table:table-column table:style-name="co2" table:default-cell-style-name="ce1"/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table:style-name="ce1"/>
          <table:table-cell/>
          <table:table-cell table:style-name="ce2"/>
          <table:table-cell table:number-columns-repeated="2"/>
          <table:table-cell table:style-name="ce1"/>
          <table:table-cell table:number-columns-repeated="2"/>
          <table:table-cell table:style-name="ce1"/>
          <table:table-cell/>
        </table:table-row>
        <table:table-row table:style-name="ro2">
          <table:table-cell/>
          <table:table-cell table:style-name="ce1"/>
          <table:table-cell table:number-columns-repeated="4"/>
          <table:table-cell table:style-name="ce1"/>
          <table:table-cell table:number-columns-repeated="4"/>
        </table:table-row>
        <table:table-row table:style-name="ro2">
          <table:table-cell table:number-columns-repeated="6"/>
          <table:table-cell table:style-name="ce1"/>
          <table:table-cell table:number-columns-repeated="4"/>
        </table:table-row>
        <table:table-row table:style-name="ro2" table:number-rows-repeated="2">
          <table:table-cell table:number-columns-repeated="11"/>
        </table:table-row>
        <table:table-row table:style-name="ro2"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</table:table-row>
        <table:table-row table:style-name="ro2">
          <table:table-cell table:number-columns-repeated="4"/>
          <table:table-cell table:style-name="ce1"/>
          <table:table-cell table:number-columns-repeated="6"/>
        </table:table-row>
        <table:table-row table:style-name="ro2">
          <table:table-cell table:number-columns-repeated="3"/>
          <table:table-cell table:style-name="ce2"/>
          <table:table-cell/>
          <table:table-cell table:style-name="ce2"/>
          <table:table-cell table:number-columns-repeated="5"/>
        </table:table-row>
        <table:table-row table:style-name="ro2">
          <table:table-cell table:number-columns-repeated="4"/>
          <table:table-cell table:style-name="ce1"/>
          <table:table-cell/>
          <table:table-cell table:style-name="ce1" table:number-columns-repeated="2"/>
          <table:table-cell table:number-columns-repeated="3"/>
        </table:table-row>
        <table:table-row table:style-name="ro2">
          <table:table-cell/>
          <table:table-cell table:style-name="ce1"/>
          <table:table-cell/>
          <table:table-cell table:style-name="ce2"/>
          <table:table-cell/>
          <table:table-cell table:style-name="ce2"/>
          <table:table-cell table:number-columns-repeated="2"/>
          <table:table-cell table:style-name="ce2"/>
          <table:table-cell table:number-columns-repeated="2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00/00/0000</text:date>, <text:time style:data-style-name="N2" text:time-value="20:58:40.3629206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81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146in" fo:break-before="auto" style:use-optimal-row-height="false"/>
    </style:style>
    <style:style style:name="ro3" style:family="table-row">
      <style:table-row-properties style:row-height="0.4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b2b2b2" fo:border="0.06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Image 1" draw:style-name="gr1" draw:text-style-name="P1" svg:width="0.4453in" svg:height="0.378in" svg:x="0.9256in" svg:y="0.1937in">
            <draw:image xlink:href="Pictures/100002010000003200000032B7E747C7.png" xlink:type="simple" xlink:show="embed" xlink:actuate="onLoad">
              <text:p/>
            </draw:image>
          </draw:frame>
          <draw:frame draw:z-index="1" draw:name="Image 2" draw:style-name="gr1" draw:text-style-name="P1" svg:width="0.4417in" svg:height="0.365in" svg:x="5.2264in" svg:y="4.3232in">
            <draw:image xlink:href="Pictures/1000020100000032000000325B9D91A0.png" xlink:type="simple" xlink:show="embed" xlink:actuate="onLoad">
              <text:p/>
            </draw:image>
          </draw:frame>
          <draw:frame draw:z-index="2" draw:name="Image 3" draw:style-name="gr1" draw:text-style-name="P1" svg:width="0.4571in" svg:height="0.3815in" svg:x="1.3705in" svg:y="0.5921in">
            <draw:image xlink:href="Pictures/10000201000000320000003201FCE84B.png" xlink:type="simple" xlink:show="embed" xlink:actuate="onLoad">
              <text:p/>
            </draw:image>
          </draw:frame>
          <draw:frame draw:z-index="3" draw:name="Image 3" draw:style-name="gr1" draw:text-style-name="P1" svg:width="0.4571in" svg:height="0.3815in" svg:x="1.85in" svg:y="0.5929in">
            <draw:image xlink:href="Pictures/10000201000000320000003201FCE84B.png" xlink:type="simple" xlink:show="embed" xlink:actuate="onLoad">
              <text:p/>
            </draw:image>
          </draw:frame>
          <draw:frame draw:z-index="4" draw:name="Image 3" draw:style-name="gr1" draw:text-style-name="P1" svg:width="0.4571in" svg:height="0.3815in" svg:x="2.3287in" svg:y="0.5929in">
            <draw:image xlink:href="Pictures/10000201000000320000003201FCE84B.png" xlink:type="simple" xlink:show="embed" xlink:actuate="onLoad">
              <text:p/>
            </draw:image>
          </draw:frame>
          <draw:frame draw:z-index="5" draw:name="Image 3" draw:style-name="gr1" draw:text-style-name="P1" svg:width="0.4571in" svg:height="0.3815in" svg:x="2.8075in" svg:y="0.5929in">
            <draw:image xlink:href="Pictures/10000201000000320000003201FCE84B.png" xlink:type="simple" xlink:show="embed" xlink:actuate="onLoad">
              <text:p/>
            </draw:image>
          </draw:frame>
          <draw:frame draw:z-index="6" draw:name="Image 3" draw:style-name="gr1" draw:text-style-name="P1" svg:width="0.4571in" svg:height="0.3815in" svg:x="3.2858in" svg:y="0.5929in">
            <draw:image xlink:href="Pictures/10000201000000320000003201FCE84B.png" xlink:type="simple" xlink:show="embed" xlink:actuate="onLoad">
              <text:p/>
            </draw:image>
          </draw:frame>
          <draw:frame draw:z-index="7" draw:name="Image 3" draw:style-name="gr1" draw:text-style-name="P1" svg:width="0.4571in" svg:height="0.3815in" svg:x="3.7646in" svg:y="0.5929in">
            <draw:image xlink:href="Pictures/10000201000000320000003201FCE84B.png" xlink:type="simple" xlink:show="embed" xlink:actuate="onLoad">
              <text:p/>
            </draw:image>
          </draw:frame>
          <draw:frame draw:z-index="8" draw:name="Image 3" draw:style-name="gr1" draw:text-style-name="P1" svg:width="0.4571in" svg:height="0.3815in" svg:x="4.2433in" svg:y="0.5929in">
            <draw:image xlink:href="Pictures/10000201000000320000003201FCE84B.png" xlink:type="simple" xlink:show="embed" xlink:actuate="onLoad">
              <text:p/>
            </draw:image>
          </draw:frame>
          <draw:frame draw:z-index="9" draw:name="Image 3" draw:style-name="gr1" draw:text-style-name="P1" svg:width="0.4571in" svg:height="0.3815in" svg:x="4.722in" svg:y="0.5929in">
            <draw:image xlink:href="Pictures/10000201000000320000003201FCE84B.png" xlink:type="simple" xlink:show="embed" xlink:actuate="onLoad">
              <text:p/>
            </draw:image>
          </draw:frame>
          <draw:frame draw:z-index="10" draw:name="Image 3" draw:style-name="gr1" draw:text-style-name="P1" svg:width="0.4571in" svg:height="0.3815in" svg:x="4.722in" svg:y="1.4185in">
            <draw:image xlink:href="Pictures/10000201000000320000003201FCE84B.png" xlink:type="simple" xlink:show="embed" xlink:actuate="onLoad">
              <text:p/>
            </draw:image>
          </draw:frame>
          <draw:frame draw:z-index="11" draw:name="Image 3" draw:style-name="gr1" draw:text-style-name="P1" svg:width="0.4571in" svg:height="0.3815in" svg:x="4.2433in" svg:y="1.4185in">
            <draw:image xlink:href="Pictures/10000201000000320000003201FCE84B.png" xlink:type="simple" xlink:show="embed" xlink:actuate="onLoad">
              <text:p/>
            </draw:image>
          </draw:frame>
          <draw:frame draw:z-index="12" draw:name="Image 3" draw:style-name="gr1" draw:text-style-name="P1" svg:width="0.4571in" svg:height="0.3815in" svg:x="3.7646in" svg:y="1.4185in">
            <draw:image xlink:href="Pictures/10000201000000320000003201FCE84B.png" xlink:type="simple" xlink:show="embed" xlink:actuate="onLoad">
              <text:p/>
            </draw:image>
          </draw:frame>
          <draw:frame draw:z-index="13" draw:name="Image 3" draw:style-name="gr1" draw:text-style-name="P1" svg:width="0.4571in" svg:height="0.3815in" svg:x="3.2858in" svg:y="1.4185in">
            <draw:image xlink:href="Pictures/10000201000000320000003201FCE84B.png" xlink:type="simple" xlink:show="embed" xlink:actuate="onLoad">
              <text:p/>
            </draw:image>
          </draw:frame>
          <draw:frame draw:z-index="14" draw:name="Image 3" draw:style-name="gr1" draw:text-style-name="P1" svg:width="0.4571in" svg:height="0.3815in" svg:x="2.8075in" svg:y="1.4185in">
            <draw:image xlink:href="Pictures/10000201000000320000003201FCE84B.png" xlink:type="simple" xlink:show="embed" xlink:actuate="onLoad">
              <text:p/>
            </draw:image>
          </draw:frame>
          <draw:frame draw:z-index="15" draw:name="Image 3" draw:style-name="gr1" draw:text-style-name="P1" svg:width="0.4571in" svg:height="0.3815in" svg:x="2.3287in" svg:y="1.4185in">
            <draw:image xlink:href="Pictures/10000201000000320000003201FCE84B.png" xlink:type="simple" xlink:show="embed" xlink:actuate="onLoad">
              <text:p/>
            </draw:image>
          </draw:frame>
          <draw:frame draw:z-index="16" draw:name="Image 3" draw:style-name="gr1" draw:text-style-name="P1" svg:width="0.4571in" svg:height="0.3815in" svg:x="1.85in" svg:y="1.4185in">
            <draw:image xlink:href="Pictures/10000201000000320000003201FCE84B.png" xlink:type="simple" xlink:show="embed" xlink:actuate="onLoad">
              <text:p/>
            </draw:image>
          </draw:frame>
          <draw:frame draw:z-index="17" draw:name="Image 3" draw:style-name="gr1" draw:text-style-name="P1" svg:width="0.4571in" svg:height="0.3815in" svg:x="1.3713in" svg:y="1.4185in">
            <draw:image xlink:href="Pictures/10000201000000320000003201FCE84B.png" xlink:type="simple" xlink:show="embed" xlink:actuate="onLoad">
              <text:p/>
            </draw:image>
          </draw:frame>
          <draw:frame draw:z-index="18" draw:name="Image 3" draw:style-name="gr1" draw:text-style-name="P1" svg:width="0.4571in" svg:height="0.3815in" svg:x="1.3713in" svg:y="2.2441in">
            <draw:image xlink:href="Pictures/10000201000000320000003201FCE84B.png" xlink:type="simple" xlink:show="embed" xlink:actuate="onLoad">
              <text:p/>
            </draw:image>
          </draw:frame>
          <draw:frame draw:z-index="19" draw:name="Image 3" draw:style-name="gr1" draw:text-style-name="P1" svg:width="0.4571in" svg:height="0.3815in" svg:x="1.85in" svg:y="2.2441in">
            <draw:image xlink:href="Pictures/10000201000000320000003201FCE84B.png" xlink:type="simple" xlink:show="embed" xlink:actuate="onLoad">
              <text:p/>
            </draw:image>
          </draw:frame>
          <draw:frame draw:z-index="20" draw:name="Image 3" draw:style-name="gr1" draw:text-style-name="P1" svg:width="0.4571in" svg:height="0.3815in" svg:x="2.3287in" svg:y="2.2441in">
            <draw:image xlink:href="Pictures/10000201000000320000003201FCE84B.png" xlink:type="simple" xlink:show="embed" xlink:actuate="onLoad">
              <text:p/>
            </draw:image>
          </draw:frame>
          <draw:frame draw:z-index="21" draw:name="Image 3" draw:style-name="gr1" draw:text-style-name="P1" svg:width="0.4571in" svg:height="0.3815in" svg:x="2.8075in" svg:y="2.2441in">
            <draw:image xlink:href="Pictures/10000201000000320000003201FCE84B.png" xlink:type="simple" xlink:show="embed" xlink:actuate="onLoad">
              <text:p/>
            </draw:image>
          </draw:frame>
          <draw:frame draw:z-index="22" draw:name="Image 3" draw:style-name="gr1" draw:text-style-name="P1" svg:width="0.4571in" svg:height="0.3815in" svg:x="3.2858in" svg:y="2.2441in">
            <draw:image xlink:href="Pictures/10000201000000320000003201FCE84B.png" xlink:type="simple" xlink:show="embed" xlink:actuate="onLoad">
              <text:p/>
            </draw:image>
          </draw:frame>
          <draw:frame draw:z-index="23" draw:name="Image 3" draw:style-name="gr1" draw:text-style-name="P1" svg:width="0.4571in" svg:height="0.3815in" svg:x="3.7646in" svg:y="2.2441in">
            <draw:image xlink:href="Pictures/10000201000000320000003201FCE84B.png" xlink:type="simple" xlink:show="embed" xlink:actuate="onLoad">
              <text:p/>
            </draw:image>
          </draw:frame>
          <draw:frame draw:z-index="24" draw:name="Image 3" draw:style-name="gr1" draw:text-style-name="P1" svg:width="0.4571in" svg:height="0.3815in" svg:x="4.2433in" svg:y="2.2441in">
            <draw:image xlink:href="Pictures/10000201000000320000003201FCE84B.png" xlink:type="simple" xlink:show="embed" xlink:actuate="onLoad">
              <text:p/>
            </draw:image>
          </draw:frame>
          <draw:frame draw:z-index="25" draw:name="Image 3" draw:style-name="gr1" draw:text-style-name="P1" svg:width="0.4571in" svg:height="0.3815in" svg:x="4.722in" svg:y="2.2441in">
            <draw:image xlink:href="Pictures/10000201000000320000003201FCE84B.png" xlink:type="simple" xlink:show="embed" xlink:actuate="onLoad">
              <text:p/>
            </draw:image>
          </draw:frame>
          <draw:frame draw:z-index="26" draw:name="Image 3" draw:style-name="gr1" draw:text-style-name="P1" svg:width="0.4571in" svg:height="0.3815in" svg:x="4.722in" svg:y="3.0693in">
            <draw:image xlink:href="Pictures/10000201000000320000003201FCE84B.png" xlink:type="simple" xlink:show="embed" xlink:actuate="onLoad">
              <text:p/>
            </draw:image>
          </draw:frame>
          <draw:frame draw:z-index="27" draw:name="Image 3" draw:style-name="gr1" draw:text-style-name="P1" svg:width="0.4571in" svg:height="0.3815in" svg:x="4.2433in" svg:y="3.0693in">
            <draw:image xlink:href="Pictures/10000201000000320000003201FCE84B.png" xlink:type="simple" xlink:show="embed" xlink:actuate="onLoad">
              <text:p/>
            </draw:image>
          </draw:frame>
          <draw:frame draw:z-index="28" draw:name="Image 3" draw:style-name="gr1" draw:text-style-name="P1" svg:width="0.4571in" svg:height="0.3815in" svg:x="3.7646in" svg:y="3.0693in">
            <draw:image xlink:href="Pictures/10000201000000320000003201FCE84B.png" xlink:type="simple" xlink:show="embed" xlink:actuate="onLoad">
              <text:p/>
            </draw:image>
          </draw:frame>
          <draw:frame draw:z-index="29" draw:name="Image 3" draw:style-name="gr1" draw:text-style-name="P1" svg:width="0.4571in" svg:height="0.3815in" svg:x="3.2858in" svg:y="3.0693in">
            <draw:image xlink:href="Pictures/10000201000000320000003201FCE84B.png" xlink:type="simple" xlink:show="embed" xlink:actuate="onLoad">
              <text:p/>
            </draw:image>
          </draw:frame>
          <draw:frame draw:z-index="30" draw:name="Image 3" draw:style-name="gr1" draw:text-style-name="P1" svg:width="0.4571in" svg:height="0.3815in" svg:x="2.8075in" svg:y="3.0693in">
            <draw:image xlink:href="Pictures/10000201000000320000003201FCE84B.png" xlink:type="simple" xlink:show="embed" xlink:actuate="onLoad">
              <text:p/>
            </draw:image>
          </draw:frame>
          <draw:frame draw:z-index="31" draw:name="Image 3" draw:style-name="gr1" draw:text-style-name="P1" svg:width="0.4571in" svg:height="0.3815in" svg:x="2.3287in" svg:y="3.0693in">
            <draw:image xlink:href="Pictures/10000201000000320000003201FCE84B.png" xlink:type="simple" xlink:show="embed" xlink:actuate="onLoad">
              <text:p/>
            </draw:image>
          </draw:frame>
          <draw:frame draw:z-index="32" draw:name="Image 3" draw:style-name="gr1" draw:text-style-name="P1" svg:width="0.4571in" svg:height="0.3815in" svg:x="1.85in" svg:y="3.0693in">
            <draw:image xlink:href="Pictures/10000201000000320000003201FCE84B.png" xlink:type="simple" xlink:show="embed" xlink:actuate="onLoad">
              <text:p/>
            </draw:image>
          </draw:frame>
          <draw:frame draw:z-index="33" draw:name="Image 3" draw:style-name="gr1" draw:text-style-name="P1" svg:width="0.4571in" svg:height="0.3815in" svg:x="1.3713in" svg:y="3.0693in">
            <draw:image xlink:href="Pictures/10000201000000320000003201FCE84B.png" xlink:type="simple" xlink:show="embed" xlink:actuate="onLoad">
              <text:p/>
            </draw:image>
          </draw:frame>
          <draw:frame draw:z-index="34" draw:name="Image 3" draw:style-name="gr1" draw:text-style-name="P1" svg:width="0.4571in" svg:height="0.3815in" svg:x="1.3713in" svg:y="3.8949in">
            <draw:image xlink:href="Pictures/10000201000000320000003201FCE84B.png" xlink:type="simple" xlink:show="embed" xlink:actuate="onLoad">
              <text:p/>
            </draw:image>
          </draw:frame>
          <draw:frame draw:z-index="35" draw:name="Image 3" draw:style-name="gr1" draw:text-style-name="P1" svg:width="0.4571in" svg:height="0.3815in" svg:x="1.85in" svg:y="3.8949in">
            <draw:image xlink:href="Pictures/10000201000000320000003201FCE84B.png" xlink:type="simple" xlink:show="embed" xlink:actuate="onLoad">
              <text:p/>
            </draw:image>
          </draw:frame>
          <draw:frame draw:z-index="36" draw:name="Image 3" draw:style-name="gr1" draw:text-style-name="P1" svg:width="0.4571in" svg:height="0.3815in" svg:x="2.3287in" svg:y="3.8949in">
            <draw:image xlink:href="Pictures/10000201000000320000003201FCE84B.png" xlink:type="simple" xlink:show="embed" xlink:actuate="onLoad">
              <text:p/>
            </draw:image>
          </draw:frame>
          <draw:frame draw:z-index="37" draw:name="Image 3" draw:style-name="gr1" draw:text-style-name="P1" svg:width="0.4571in" svg:height="0.3815in" svg:x="2.8075in" svg:y="3.8949in">
            <draw:image xlink:href="Pictures/10000201000000320000003201FCE84B.png" xlink:type="simple" xlink:show="embed" xlink:actuate="onLoad">
              <text:p/>
            </draw:image>
          </draw:frame>
          <draw:frame draw:z-index="38" draw:name="Image 3" draw:style-name="gr1" draw:text-style-name="P1" svg:width="0.4571in" svg:height="0.3815in" svg:x="3.2858in" svg:y="3.8949in">
            <draw:image xlink:href="Pictures/10000201000000320000003201FCE84B.png" xlink:type="simple" xlink:show="embed" xlink:actuate="onLoad">
              <text:p/>
            </draw:image>
          </draw:frame>
          <draw:frame draw:z-index="39" draw:name="Image 3" draw:style-name="gr1" draw:text-style-name="P1" svg:width="0.4571in" svg:height="0.3815in" svg:x="3.7646in" svg:y="3.8949in">
            <draw:image xlink:href="Pictures/10000201000000320000003201FCE84B.png" xlink:type="simple" xlink:show="embed" xlink:actuate="onLoad">
              <text:p/>
            </draw:image>
          </draw:frame>
          <draw:frame draw:z-index="40" draw:name="Image 3" draw:style-name="gr1" draw:text-style-name="P1" svg:width="0.4571in" svg:height="0.3815in" svg:x="4.2433in" svg:y="3.8949in">
            <draw:image xlink:href="Pictures/10000201000000320000003201FCE84B.png" xlink:type="simple" xlink:show="embed" xlink:actuate="onLoad">
              <text:p/>
            </draw:image>
          </draw:frame>
          <draw:frame draw:z-index="41" draw:name="Image 3" draw:style-name="gr1" draw:text-style-name="P1" svg:width="0.4571in" svg:height="0.3815in" svg:x="4.722in" svg:y="3.8949in">
            <draw:image xlink:href="Pictures/10000201000000320000003201FCE84B.png" xlink:type="simple" xlink:show="embed" xlink:actuate="onLoad">
              <text:p/>
            </draw:image>
          </draw:frame>
          <draw:frame draw:z-index="42" draw:name="Image 4" draw:style-name="gr1" draw:text-style-name="P1" svg:width="0.4465in" svg:height="0.3941in" svg:x="1.3705in" svg:y="0.1776in">
            <draw:image xlink:href="Pictures/100002010000003200000032B7C0282B.png" xlink:type="simple" xlink:show="embed" xlink:actuate="onLoad">
              <text:p/>
            </draw:image>
          </draw:frame>
          <draw:frame draw:z-index="43" draw:name="Image 4" draw:style-name="gr1" draw:text-style-name="P1" svg:width="0.4465in" svg:height="0.3941in" svg:x="1.8496in" svg:y="0.1803in">
            <draw:image xlink:href="Pictures/100002010000003200000032B7C0282B.png" xlink:type="simple" xlink:show="embed" xlink:actuate="onLoad">
              <text:p/>
            </draw:image>
          </draw:frame>
          <draw:frame draw:z-index="44" draw:name="Image 4" draw:style-name="gr1" draw:text-style-name="P1" svg:width="0.4465in" svg:height="0.3941in" svg:x="2.3283in" svg:y="0.1803in">
            <draw:image xlink:href="Pictures/100002010000003200000032B7C0282B.png" xlink:type="simple" xlink:show="embed" xlink:actuate="onLoad">
              <text:p/>
            </draw:image>
          </draw:frame>
          <draw:frame draw:z-index="45" draw:name="Image 4" draw:style-name="gr1" draw:text-style-name="P1" svg:width="0.4465in" svg:height="0.3941in" svg:x="2.8071in" svg:y="0.1803in">
            <draw:image xlink:href="Pictures/100002010000003200000032B7C0282B.png" xlink:type="simple" xlink:show="embed" xlink:actuate="onLoad">
              <text:p/>
            </draw:image>
          </draw:frame>
          <draw:frame draw:z-index="46" draw:name="Image 4" draw:style-name="gr1" draw:text-style-name="P1" svg:width="0.4465in" svg:height="0.3941in" svg:x="3.2854in" svg:y="0.1803in">
            <draw:image xlink:href="Pictures/100002010000003200000032B7C0282B.png" xlink:type="simple" xlink:show="embed" xlink:actuate="onLoad">
              <text:p/>
            </draw:image>
          </draw:frame>
          <draw:frame draw:z-index="47" draw:name="Image 4" draw:style-name="gr1" draw:text-style-name="P1" svg:width="0.4465in" svg:height="0.3941in" svg:x="3.7642in" svg:y="0.1803in">
            <draw:image xlink:href="Pictures/100002010000003200000032B7C0282B.png" xlink:type="simple" xlink:show="embed" xlink:actuate="onLoad">
              <text:p/>
            </draw:image>
          </draw:frame>
          <draw:frame draw:z-index="48" draw:name="Image 4" draw:style-name="gr1" draw:text-style-name="P1" svg:width="0.4465in" svg:height="0.3941in" svg:x="4.2429in" svg:y="0.1803in">
            <draw:image xlink:href="Pictures/100002010000003200000032B7C0282B.png" xlink:type="simple" xlink:show="embed" xlink:actuate="onLoad">
              <text:p/>
            </draw:image>
          </draw:frame>
          <draw:frame draw:z-index="49" draw:name="Image 4" draw:style-name="gr1" draw:text-style-name="P1" svg:width="0.4465in" svg:height="0.3941in" svg:x="4.7217in" svg:y="0.1803in">
            <draw:image xlink:href="Pictures/100002010000003200000032B7C0282B.png" xlink:type="simple" xlink:show="embed" xlink:actuate="onLoad">
              <text:p/>
            </draw:image>
          </draw:frame>
          <draw:frame draw:z-index="50" draw:name="Image 4" draw:style-name="gr1" draw:text-style-name="P1" svg:width="0.4465in" svg:height="0.3941in" svg:x="5.2004in" svg:y="0.1803in">
            <draw:image xlink:href="Pictures/100002010000003200000032B7C0282B.png" xlink:type="simple" xlink:show="embed" xlink:actuate="onLoad">
              <text:p/>
            </draw:image>
          </draw:frame>
          <draw:frame draw:z-index="51" draw:name="Image 4" draw:style-name="gr1" draw:text-style-name="P1" svg:width="0.4465in" svg:height="0.3941in" svg:x="5.2004in" svg:y="0.5929in">
            <draw:image xlink:href="Pictures/100002010000003200000032B7C0282B.png" xlink:type="simple" xlink:show="embed" xlink:actuate="onLoad">
              <text:p/>
            </draw:image>
          </draw:frame>
          <draw:frame draw:z-index="52" draw:name="Image 4" draw:style-name="gr1" draw:text-style-name="P1" svg:width="0.4465in" svg:height="0.3941in" svg:x="5.2004in" svg:y="1.0059in">
            <draw:image xlink:href="Pictures/100002010000003200000032B7C0282B.png" xlink:type="simple" xlink:show="embed" xlink:actuate="onLoad">
              <text:p/>
            </draw:image>
          </draw:frame>
          <draw:frame draw:z-index="53" draw:name="Image 4" draw:style-name="gr1" draw:text-style-name="P1" svg:width="0.4465in" svg:height="0.3941in" svg:x="4.7217in" svg:y="1.0059in">
            <draw:image xlink:href="Pictures/100002010000003200000032B7C0282B.png" xlink:type="simple" xlink:show="embed" xlink:actuate="onLoad">
              <text:p/>
            </draw:image>
          </draw:frame>
          <draw:frame draw:z-index="54" draw:name="Image 4" draw:style-name="gr1" draw:text-style-name="P1" svg:width="0.4465in" svg:height="0.3941in" svg:x="4.2429in" svg:y="1.0059in">
            <draw:image xlink:href="Pictures/100002010000003200000032B7C0282B.png" xlink:type="simple" xlink:show="embed" xlink:actuate="onLoad">
              <text:p/>
            </draw:image>
          </draw:frame>
          <draw:frame draw:z-index="55" draw:name="Image 4" draw:style-name="gr1" draw:text-style-name="P1" svg:width="0.4465in" svg:height="0.3941in" svg:x="3.7642in" svg:y="1.0059in">
            <draw:image xlink:href="Pictures/100002010000003200000032B7C0282B.png" xlink:type="simple" xlink:show="embed" xlink:actuate="onLoad">
              <text:p/>
            </draw:image>
          </draw:frame>
          <draw:frame draw:z-index="56" draw:name="Image 4" draw:style-name="gr1" draw:text-style-name="P1" svg:width="0.4465in" svg:height="0.3941in" svg:x="3.2854in" svg:y="1.0059in">
            <draw:image xlink:href="Pictures/100002010000003200000032B7C0282B.png" xlink:type="simple" xlink:show="embed" xlink:actuate="onLoad">
              <text:p/>
            </draw:image>
          </draw:frame>
          <draw:frame draw:z-index="57" draw:name="Image 4" draw:style-name="gr1" draw:text-style-name="P1" svg:width="0.4465in" svg:height="0.3941in" svg:x="2.8071in" svg:y="1.0059in">
            <draw:image xlink:href="Pictures/100002010000003200000032B7C0282B.png" xlink:type="simple" xlink:show="embed" xlink:actuate="onLoad">
              <text:p/>
            </draw:image>
          </draw:frame>
          <draw:frame draw:z-index="58" draw:name="Image 4" draw:style-name="gr1" draw:text-style-name="P1" svg:width="0.4465in" svg:height="0.3941in" svg:x="2.3283in" svg:y="1.0059in">
            <draw:image xlink:href="Pictures/100002010000003200000032B7C0282B.png" xlink:type="simple" xlink:show="embed" xlink:actuate="onLoad">
              <text:p/>
            </draw:image>
          </draw:frame>
          <draw:frame draw:z-index="59" draw:name="Image 4" draw:style-name="gr1" draw:text-style-name="P1" svg:width="0.4465in" svg:height="0.3941in" svg:x="1.8496in" svg:y="1.0059in">
            <draw:image xlink:href="Pictures/100002010000003200000032B7C0282B.png" xlink:type="simple" xlink:show="embed" xlink:actuate="onLoad">
              <text:p/>
            </draw:image>
          </draw:frame>
          <draw:frame draw:z-index="60" draw:name="Image 4" draw:style-name="gr1" draw:text-style-name="P1" svg:width="0.4465in" svg:height="0.3941in" svg:x="1.3709in" svg:y="1.0059in">
            <draw:image xlink:href="Pictures/100002010000003200000032B7C0282B.png" xlink:type="simple" xlink:show="embed" xlink:actuate="onLoad">
              <text:p/>
            </draw:image>
          </draw:frame>
          <draw:frame draw:z-index="61" draw:name="Image 4" draw:style-name="gr1" draw:text-style-name="P1" svg:width="0.4465in" svg:height="0.3941in" svg:x="0.8921in" svg:y="1.0059in">
            <draw:image xlink:href="Pictures/100002010000003200000032B7C0282B.png" xlink:type="simple" xlink:show="embed" xlink:actuate="onLoad">
              <text:p/>
            </draw:image>
          </draw:frame>
          <draw:frame draw:z-index="62" draw:name="Image 4" draw:style-name="gr1" draw:text-style-name="P1" svg:width="0.4465in" svg:height="0.3941in" svg:x="0.8921in" svg:y="0.5929in">
            <draw:image xlink:href="Pictures/100002010000003200000032B7C0282B.png" xlink:type="simple" xlink:show="embed" xlink:actuate="onLoad">
              <text:p/>
            </draw:image>
          </draw:frame>
          <draw:frame draw:z-index="63" draw:name="Image 4" draw:style-name="gr1" draw:text-style-name="P1" svg:width="0.4465in" svg:height="0.3941in" svg:x="0.8921in" svg:y="1.4185in">
            <draw:image xlink:href="Pictures/100002010000003200000032B7C0282B.png" xlink:type="simple" xlink:show="embed" xlink:actuate="onLoad">
              <text:p/>
            </draw:image>
          </draw:frame>
          <draw:frame draw:z-index="64" draw:name="Image 4" draw:style-name="gr1" draw:text-style-name="P1" svg:width="0.4465in" svg:height="0.3941in" svg:x="0.8921in" svg:y="1.8311in">
            <draw:image xlink:href="Pictures/100002010000003200000032B7C0282B.png" xlink:type="simple" xlink:show="embed" xlink:actuate="onLoad">
              <text:p/>
            </draw:image>
          </draw:frame>
          <draw:frame draw:z-index="65" draw:name="Image 4" draw:style-name="gr1" draw:text-style-name="P1" svg:width="0.4465in" svg:height="0.3941in" svg:x="0.8921in" svg:y="2.2441in">
            <draw:image xlink:href="Pictures/100002010000003200000032B7C0282B.png" xlink:type="simple" xlink:show="embed" xlink:actuate="onLoad">
              <text:p/>
            </draw:image>
          </draw:frame>
          <draw:frame draw:z-index="66" draw:name="Image 4" draw:style-name="gr1" draw:text-style-name="P1" svg:width="0.4465in" svg:height="0.3941in" svg:x="0.8921in" svg:y="2.6567in">
            <draw:image xlink:href="Pictures/100002010000003200000032B7C0282B.png" xlink:type="simple" xlink:show="embed" xlink:actuate="onLoad">
              <text:p/>
            </draw:image>
          </draw:frame>
          <draw:frame draw:z-index="67" draw:name="Image 4" draw:style-name="gr1" draw:text-style-name="P1" svg:width="0.4465in" svg:height="0.3941in" svg:x="0.8921in" svg:y="3.0693in">
            <draw:image xlink:href="Pictures/100002010000003200000032B7C0282B.png" xlink:type="simple" xlink:show="embed" xlink:actuate="onLoad">
              <text:p/>
            </draw:image>
          </draw:frame>
          <draw:frame draw:z-index="68" draw:name="Image 4" draw:style-name="gr1" draw:text-style-name="P1" svg:width="0.4465in" svg:height="0.3941in" svg:x="0.8921in" svg:y="3.4823in">
            <draw:image xlink:href="Pictures/100002010000003200000032B7C0282B.png" xlink:type="simple" xlink:show="embed" xlink:actuate="onLoad">
              <text:p/>
            </draw:image>
          </draw:frame>
          <draw:frame draw:z-index="69" draw:name="Image 4" draw:style-name="gr1" draw:text-style-name="P1" svg:width="0.4465in" svg:height="0.3941in" svg:x="0.8921in" svg:y="3.8949in">
            <draw:image xlink:href="Pictures/100002010000003200000032B7C0282B.png" xlink:type="simple" xlink:show="embed" xlink:actuate="onLoad">
              <text:p/>
            </draw:image>
          </draw:frame>
          <draw:frame draw:z-index="70" draw:name="Image 4" draw:style-name="gr1" draw:text-style-name="P1" svg:width="0.4465in" svg:height="0.3941in" svg:x="0.8921in" svg:y="4.3075in">
            <draw:image xlink:href="Pictures/100002010000003200000032B7C0282B.png" xlink:type="simple" xlink:show="embed" xlink:actuate="onLoad">
              <text:p/>
            </draw:image>
          </draw:frame>
          <draw:frame draw:z-index="71" draw:name="Image 4" draw:style-name="gr1" draw:text-style-name="P1" svg:width="0.4465in" svg:height="0.3941in" svg:x="1.3709in" svg:y="4.3075in">
            <draw:image xlink:href="Pictures/100002010000003200000032B7C0282B.png" xlink:type="simple" xlink:show="embed" xlink:actuate="onLoad">
              <text:p/>
            </draw:image>
          </draw:frame>
          <draw:frame draw:z-index="72" draw:name="Image 4" draw:style-name="gr1" draw:text-style-name="P1" svg:width="0.4465in" svg:height="0.3941in" svg:x="1.8496in" svg:y="4.3075in">
            <draw:image xlink:href="Pictures/100002010000003200000032B7C0282B.png" xlink:type="simple" xlink:show="embed" xlink:actuate="onLoad">
              <text:p/>
            </draw:image>
          </draw:frame>
          <draw:frame draw:z-index="73" draw:name="Image 4" draw:style-name="gr1" draw:text-style-name="P1" svg:width="0.4465in" svg:height="0.3941in" svg:x="2.3283in" svg:y="4.3075in">
            <draw:image xlink:href="Pictures/100002010000003200000032B7C0282B.png" xlink:type="simple" xlink:show="embed" xlink:actuate="onLoad">
              <text:p/>
            </draw:image>
          </draw:frame>
          <draw:frame draw:z-index="74" draw:name="Image 4" draw:style-name="gr1" draw:text-style-name="P1" svg:width="0.4465in" svg:height="0.3941in" svg:x="2.8071in" svg:y="4.3075in">
            <draw:image xlink:href="Pictures/100002010000003200000032B7C0282B.png" xlink:type="simple" xlink:show="embed" xlink:actuate="onLoad">
              <text:p/>
            </draw:image>
          </draw:frame>
          <draw:frame draw:z-index="75" draw:name="Image 4" draw:style-name="gr1" draw:text-style-name="P1" svg:width="0.4465in" svg:height="0.3941in" svg:x="3.2854in" svg:y="4.3075in">
            <draw:image xlink:href="Pictures/100002010000003200000032B7C0282B.png" xlink:type="simple" xlink:show="embed" xlink:actuate="onLoad">
              <text:p/>
            </draw:image>
          </draw:frame>
          <draw:frame draw:z-index="76" draw:name="Image 4" draw:style-name="gr1" draw:text-style-name="P1" svg:width="0.4465in" svg:height="0.3941in" svg:x="3.7642in" svg:y="4.3075in">
            <draw:image xlink:href="Pictures/100002010000003200000032B7C0282B.png" xlink:type="simple" xlink:show="embed" xlink:actuate="onLoad">
              <text:p/>
            </draw:image>
          </draw:frame>
          <draw:frame draw:z-index="77" draw:name="Image 4" draw:style-name="gr1" draw:text-style-name="P1" svg:width="0.4465in" svg:height="0.3941in" svg:x="4.2429in" svg:y="4.3075in">
            <draw:image xlink:href="Pictures/100002010000003200000032B7C0282B.png" xlink:type="simple" xlink:show="embed" xlink:actuate="onLoad">
              <text:p/>
            </draw:image>
          </draw:frame>
          <draw:frame draw:z-index="78" draw:name="Image 4" draw:style-name="gr1" draw:text-style-name="P1" svg:width="0.4465in" svg:height="0.3941in" svg:x="4.7217in" svg:y="4.3075in">
            <draw:image xlink:href="Pictures/100002010000003200000032B7C0282B.png" xlink:type="simple" xlink:show="embed" xlink:actuate="onLoad">
              <text:p/>
            </draw:image>
          </draw:frame>
          <draw:frame draw:z-index="79" draw:name="Image 4" draw:style-name="gr1" draw:text-style-name="P1" svg:width="0.4465in" svg:height="0.3941in" svg:x="5.2004in" svg:y="3.8949in">
            <draw:image xlink:href="Pictures/100002010000003200000032B7C0282B.png" xlink:type="simple" xlink:show="embed" xlink:actuate="onLoad">
              <text:p/>
            </draw:image>
          </draw:frame>
          <draw:frame draw:z-index="80" draw:name="Image 4" draw:style-name="gr1" draw:text-style-name="P1" svg:width="0.4465in" svg:height="0.3941in" svg:x="5.2004in" svg:y="3.4823in">
            <draw:image xlink:href="Pictures/100002010000003200000032B7C0282B.png" xlink:type="simple" xlink:show="embed" xlink:actuate="onLoad">
              <text:p/>
            </draw:image>
          </draw:frame>
          <draw:frame draw:z-index="81" draw:name="Image 4" draw:style-name="gr1" draw:text-style-name="P1" svg:width="0.4465in" svg:height="0.3941in" svg:x="5.2004in" svg:y="3.0693in">
            <draw:image xlink:href="Pictures/100002010000003200000032B7C0282B.png" xlink:type="simple" xlink:show="embed" xlink:actuate="onLoad">
              <text:p/>
            </draw:image>
          </draw:frame>
          <draw:frame draw:z-index="82" draw:name="Image 4" draw:style-name="gr1" draw:text-style-name="P1" svg:width="0.4465in" svg:height="0.3941in" svg:x="4.7217in" svg:y="3.4823in">
            <draw:image xlink:href="Pictures/100002010000003200000032B7C0282B.png" xlink:type="simple" xlink:show="embed" xlink:actuate="onLoad">
              <text:p/>
            </draw:image>
          </draw:frame>
          <draw:frame draw:z-index="83" draw:name="Image 4" draw:style-name="gr1" draw:text-style-name="P1" svg:width="0.4465in" svg:height="0.3941in" svg:x="4.2429in" svg:y="3.4823in">
            <draw:image xlink:href="Pictures/100002010000003200000032B7C0282B.png" xlink:type="simple" xlink:show="embed" xlink:actuate="onLoad">
              <text:p/>
            </draw:image>
          </draw:frame>
          <draw:frame draw:z-index="84" draw:name="Image 4" draw:style-name="gr1" draw:text-style-name="P1" svg:width="0.4465in" svg:height="0.3941in" svg:x="3.7642in" svg:y="3.4823in">
            <draw:image xlink:href="Pictures/100002010000003200000032B7C0282B.png" xlink:type="simple" xlink:show="embed" xlink:actuate="onLoad">
              <text:p/>
            </draw:image>
          </draw:frame>
          <draw:frame draw:z-index="85" draw:name="Image 4" draw:style-name="gr1" draw:text-style-name="P1" svg:width="0.4465in" svg:height="0.3941in" svg:x="3.2854in" svg:y="3.4823in">
            <draw:image xlink:href="Pictures/100002010000003200000032B7C0282B.png" xlink:type="simple" xlink:show="embed" xlink:actuate="onLoad">
              <text:p/>
            </draw:image>
          </draw:frame>
          <draw:frame draw:z-index="86" draw:name="Image 4" draw:style-name="gr1" draw:text-style-name="P1" svg:width="0.4465in" svg:height="0.3941in" svg:x="2.8071in" svg:y="3.4823in">
            <draw:image xlink:href="Pictures/100002010000003200000032B7C0282B.png" xlink:type="simple" xlink:show="embed" xlink:actuate="onLoad">
              <text:p/>
            </draw:image>
          </draw:frame>
          <draw:frame draw:z-index="87" draw:name="Image 4" draw:style-name="gr1" draw:text-style-name="P1" svg:width="0.4465in" svg:height="0.3941in" svg:x="2.3283in" svg:y="3.4823in">
            <draw:image xlink:href="Pictures/100002010000003200000032B7C0282B.png" xlink:type="simple" xlink:show="embed" xlink:actuate="onLoad">
              <text:p/>
            </draw:image>
          </draw:frame>
          <draw:frame draw:z-index="88" draw:name="Image 4" draw:style-name="gr1" draw:text-style-name="P1" svg:width="0.4465in" svg:height="0.3941in" svg:x="1.8496in" svg:y="3.4823in">
            <draw:image xlink:href="Pictures/100002010000003200000032B7C0282B.png" xlink:type="simple" xlink:show="embed" xlink:actuate="onLoad">
              <text:p/>
            </draw:image>
          </draw:frame>
          <draw:frame draw:z-index="89" draw:name="Image 4" draw:style-name="gr1" draw:text-style-name="P1" svg:width="0.4465in" svg:height="0.3941in" svg:x="1.3709in" svg:y="3.4823in">
            <draw:image xlink:href="Pictures/100002010000003200000032B7C0282B.png" xlink:type="simple" xlink:show="embed" xlink:actuate="onLoad">
              <text:p/>
            </draw:image>
          </draw:frame>
          <draw:frame draw:z-index="90" draw:name="Image 4" draw:style-name="gr1" draw:text-style-name="P1" svg:width="0.4465in" svg:height="0.3941in" svg:x="1.3709in" svg:y="2.6567in">
            <draw:image xlink:href="Pictures/100002010000003200000032B7C0282B.png" xlink:type="simple" xlink:show="embed" xlink:actuate="onLoad">
              <text:p/>
            </draw:image>
          </draw:frame>
          <draw:frame draw:z-index="91" draw:name="Image 4" draw:style-name="gr1" draw:text-style-name="P1" svg:width="0.4465in" svg:height="0.3941in" svg:x="1.8496in" svg:y="2.6567in">
            <draw:image xlink:href="Pictures/100002010000003200000032B7C0282B.png" xlink:type="simple" xlink:show="embed" xlink:actuate="onLoad">
              <text:p/>
            </draw:image>
          </draw:frame>
          <draw:frame draw:z-index="92" draw:name="Image 4" draw:style-name="gr1" draw:text-style-name="P1" svg:width="0.4465in" svg:height="0.3941in" svg:x="2.3283in" svg:y="2.6567in">
            <draw:image xlink:href="Pictures/100002010000003200000032B7C0282B.png" xlink:type="simple" xlink:show="embed" xlink:actuate="onLoad">
              <text:p/>
            </draw:image>
          </draw:frame>
          <draw:frame draw:z-index="93" draw:name="Image 4" draw:style-name="gr1" draw:text-style-name="P1" svg:width="0.4465in" svg:height="0.3941in" svg:x="2.8071in" svg:y="2.6567in">
            <draw:image xlink:href="Pictures/100002010000003200000032B7C0282B.png" xlink:type="simple" xlink:show="embed" xlink:actuate="onLoad">
              <text:p/>
            </draw:image>
          </draw:frame>
          <draw:frame draw:z-index="94" draw:name="Image 4" draw:style-name="gr1" draw:text-style-name="P1" svg:width="0.4465in" svg:height="0.3941in" svg:x="3.2854in" svg:y="2.6567in">
            <draw:image xlink:href="Pictures/100002010000003200000032B7C0282B.png" xlink:type="simple" xlink:show="embed" xlink:actuate="onLoad">
              <text:p/>
            </draw:image>
          </draw:frame>
          <draw:frame draw:z-index="95" draw:name="Image 4" draw:style-name="gr1" draw:text-style-name="P1" svg:width="0.4465in" svg:height="0.3941in" svg:x="3.7642in" svg:y="2.6567in">
            <draw:image xlink:href="Pictures/100002010000003200000032B7C0282B.png" xlink:type="simple" xlink:show="embed" xlink:actuate="onLoad">
              <text:p/>
            </draw:image>
          </draw:frame>
          <draw:frame draw:z-index="96" draw:name="Image 4" draw:style-name="gr1" draw:text-style-name="P1" svg:width="0.4465in" svg:height="0.3941in" svg:x="4.2429in" svg:y="2.6567in">
            <draw:image xlink:href="Pictures/100002010000003200000032B7C0282B.png" xlink:type="simple" xlink:show="embed" xlink:actuate="onLoad">
              <text:p/>
            </draw:image>
          </draw:frame>
          <draw:frame draw:z-index="97" draw:name="Image 4" draw:style-name="gr1" draw:text-style-name="P1" svg:width="0.4465in" svg:height="0.3941in" svg:x="4.7217in" svg:y="2.6567in">
            <draw:image xlink:href="Pictures/100002010000003200000032B7C0282B.png" xlink:type="simple" xlink:show="embed" xlink:actuate="onLoad">
              <text:p/>
            </draw:image>
          </draw:frame>
          <draw:frame draw:z-index="98" draw:name="Image 4" draw:style-name="gr1" draw:text-style-name="P1" svg:width="0.4465in" svg:height="0.3941in" svg:x="5.2004in" svg:y="2.6567in">
            <draw:image xlink:href="Pictures/100002010000003200000032B7C0282B.png" xlink:type="simple" xlink:show="embed" xlink:actuate="onLoad">
              <text:p/>
            </draw:image>
          </draw:frame>
          <draw:frame draw:z-index="99" draw:name="Image 4" draw:style-name="gr1" draw:text-style-name="P1" svg:width="0.4465in" svg:height="0.3941in" svg:x="5.2004in" svg:y="2.2441in">
            <draw:image xlink:href="Pictures/100002010000003200000032B7C0282B.png" xlink:type="simple" xlink:show="embed" xlink:actuate="onLoad">
              <text:p/>
            </draw:image>
          </draw:frame>
          <draw:frame draw:z-index="100" draw:name="Image 4" draw:style-name="gr1" draw:text-style-name="P1" svg:width="0.4465in" svg:height="0.3941in" svg:x="5.2004in" svg:y="1.8311in">
            <draw:image xlink:href="Pictures/100002010000003200000032B7C0282B.png" xlink:type="simple" xlink:show="embed" xlink:actuate="onLoad">
              <text:p/>
            </draw:image>
          </draw:frame>
          <draw:frame draw:z-index="101" draw:name="Image 4" draw:style-name="gr1" draw:text-style-name="P1" svg:width="0.4465in" svg:height="0.3941in" svg:x="5.2004in" svg:y="1.4185in">
            <draw:image xlink:href="Pictures/100002010000003200000032B7C0282B.png" xlink:type="simple" xlink:show="embed" xlink:actuate="onLoad">
              <text:p/>
            </draw:image>
          </draw:frame>
          <draw:frame draw:z-index="102" draw:name="Image 4" draw:style-name="gr1" draw:text-style-name="P1" svg:width="0.4465in" svg:height="0.3941in" svg:x="4.7217in" svg:y="1.8311in">
            <draw:image xlink:href="Pictures/100002010000003200000032B7C0282B.png" xlink:type="simple" xlink:show="embed" xlink:actuate="onLoad">
              <text:p/>
            </draw:image>
          </draw:frame>
          <draw:frame draw:z-index="103" draw:name="Image 4" draw:style-name="gr1" draw:text-style-name="P1" svg:width="0.4465in" svg:height="0.3941in" svg:x="4.2429in" svg:y="1.8311in">
            <draw:image xlink:href="Pictures/100002010000003200000032B7C0282B.png" xlink:type="simple" xlink:show="embed" xlink:actuate="onLoad">
              <text:p/>
            </draw:image>
          </draw:frame>
          <draw:frame draw:z-index="104" draw:name="Image 4" draw:style-name="gr1" draw:text-style-name="P1" svg:width="0.4465in" svg:height="0.3941in" svg:x="3.7642in" svg:y="1.8311in">
            <draw:image xlink:href="Pictures/100002010000003200000032B7C0282B.png" xlink:type="simple" xlink:show="embed" xlink:actuate="onLoad">
              <text:p/>
            </draw:image>
          </draw:frame>
          <draw:frame draw:z-index="105" draw:name="Image 4" draw:style-name="gr1" draw:text-style-name="P1" svg:width="0.4465in" svg:height="0.3941in" svg:x="3.2854in" svg:y="1.8311in">
            <draw:image xlink:href="Pictures/100002010000003200000032B7C0282B.png" xlink:type="simple" xlink:show="embed" xlink:actuate="onLoad">
              <text:p/>
            </draw:image>
          </draw:frame>
          <draw:frame draw:z-index="106" draw:name="Image 4" draw:style-name="gr1" draw:text-style-name="P1" svg:width="0.4465in" svg:height="0.3941in" svg:x="2.3283in" svg:y="1.8311in">
            <draw:image xlink:href="Pictures/100002010000003200000032B7C0282B.png" xlink:type="simple" xlink:show="embed" xlink:actuate="onLoad">
              <text:p/>
            </draw:image>
          </draw:frame>
          <draw:frame draw:z-index="107" draw:name="Image 4" draw:style-name="gr1" draw:text-style-name="P1" svg:width="0.4465in" svg:height="0.3941in" svg:x="2.8071in" svg:y="1.8311in">
            <draw:image xlink:href="Pictures/100002010000003200000032B7C0282B.png" xlink:type="simple" xlink:show="embed" xlink:actuate="onLoad">
              <text:p/>
            </draw:image>
          </draw:frame>
          <draw:frame draw:z-index="108" draw:name="Image 4" draw:style-name="gr1" draw:text-style-name="P1" svg:width="0.4465in" svg:height="0.3941in" svg:x="1.8496in" svg:y="1.8311in">
            <draw:image xlink:href="Pictures/100002010000003200000032B7C0282B.png" xlink:type="simple" xlink:show="embed" xlink:actuate="onLoad">
              <text:p/>
            </draw:image>
          </draw:frame>
          <draw:frame draw:z-index="109" draw:name="Image 4" draw:style-name="gr1" draw:text-style-name="P1" svg:width="0.4465in" svg:height="0.3941in" svg:x="1.3709in" svg:y="1.8311in">
            <draw:image xlink:href="Pictures/100002010000003200000032B7C0282B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number-columns-repeated="10" table:default-cell-style-name="ce1"/>
        <table:table-row table:style-name="ro1">
          <table:table-cell/>
          <table:table-cell table:style-name="Default" table:number-columns-repeated="10"/>
        </table:table-row>
        <table:table-row table:style-name="ro2">
          <table:table-cell table:number-columns-repeated="11"/>
        </table:table-row>
        <table:table-row table:style-name="ro2">
          <table:table-cell table:number-columns-repeated="2"/>
          <table:table-cell table:style-name="ce3" table:number-columns-repeated="8"/>
          <table:table-cell/>
        </table:table-row>
        <table:table-row table:style-name="ro2">
          <table:table-cell table:number-columns-repeated="11"/>
        </table:table-row>
        <table:table-row table:style-name="ro2">
          <table:table-cell table:number-columns-repeated="2"/>
          <table:table-cell table:style-name="ce3" table:number-columns-repeated="8"/>
          <table:table-cell/>
        </table:table-row>
        <table:table-row table:style-name="ro2">
          <table:table-cell table:number-columns-repeated="11"/>
        </table:table-row>
        <table:table-row table:style-name="ro2">
          <table:table-cell table:number-columns-repeated="2"/>
          <table:table-cell table:style-name="ce3" table:number-columns-repeated="8"/>
          <table:table-cell/>
        </table:table-row>
        <table:table-row table:style-name="ro2">
          <table:table-cell table:number-columns-repeated="11"/>
        </table:table-row>
        <table:table-row table:style-name="ro2">
          <table:table-cell table:number-columns-repeated="2"/>
          <table:table-cell table:style-name="ce3" table:number-columns-repeated="8"/>
          <table:table-cell/>
        </table:table-row>
        <table:table-row table:style-name="ro2">
          <table:table-cell table:number-columns-repeated="11"/>
        </table:table-row>
        <table:table-row table:style-name="ro2">
          <table:table-cell table:number-columns-repeated="2"/>
          <table:table-cell table:style-name="ce3" table:number-columns-repeated="8"/>
          <table:table-cell/>
        </table:table-row>
        <table:table-row table:style-name="ro3">
          <table:table-cell/>
          <table:table-cell table:style-name="ce2" table:number-columns-repeated="10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00/00/0000</text:date>, <text:time style:data-style-name="N2" text:time-value="21:02:16.4195346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81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146in" fo:break-before="auto" style:use-optimal-row-height="false"/>
    </style:style>
    <style:style style:name="ro3" style:family="table-row">
      <style:table-row-properties style:row-height="0.4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b2b2b2" fo:border="0.06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Image 1" draw:style-name="gr1" draw:text-style-name="P1" svg:width="0.4453in" svg:height="0.378in" svg:x="0.9256in" svg:y="0.1937in">
            <draw:image xlink:href="Pictures/100002010000003200000032B7E747C7.png" xlink:type="simple" xlink:show="embed" xlink:actuate="onLoad">
              <text:p/>
            </draw:image>
          </draw:frame>
          <draw:frame draw:z-index="1" draw:name="Image 2" draw:style-name="gr1" draw:text-style-name="P1" svg:width="0.4417in" svg:height="0.365in" svg:x="5.2264in" svg:y="4.3232in">
            <draw:image xlink:href="Pictures/1000020100000032000000325B9D91A0.png" xlink:type="simple" xlink:show="embed" xlink:actuate="onLoad">
              <text:p/>
            </draw:image>
          </draw:frame>
          <draw:frame draw:z-index="2" draw:name="Image 3" draw:style-name="gr1" draw:text-style-name="P1" svg:width="0.4193in" svg:height="0.3941in" svg:x="3.7803in" svg:y="0.1776in">
            <draw:image xlink:href="Pictures/10000201000000320000003201FCE84B.png" xlink:type="simple" xlink:show="embed" xlink:actuate="onLoad">
              <text:p/>
            </draw:image>
          </draw:frame>
          <draw:frame draw:z-index="3" draw:name="Image 3" draw:style-name="gr1" draw:text-style-name="P1" svg:width="0.4193in" svg:height="0.3941in" svg:x="4.2433in" svg:y="0.1803in">
            <draw:image xlink:href="Pictures/10000201000000320000003201FCE84B.png" xlink:type="simple" xlink:show="embed" xlink:actuate="onLoad">
              <text:p/>
            </draw:image>
          </draw:frame>
          <draw:frame draw:z-index="4" draw:name="Image 3" draw:style-name="gr1" draw:text-style-name="P1" svg:width="0.4193in" svg:height="0.3941in" svg:x="4.722in" svg:y="0.1803in">
            <draw:image xlink:href="Pictures/10000201000000320000003201FCE84B.png" xlink:type="simple" xlink:show="embed" xlink:actuate="onLoad">
              <text:p/>
            </draw:image>
          </draw:frame>
          <draw:frame draw:z-index="5" draw:name="Image 3" draw:style-name="gr1" draw:text-style-name="P1" svg:width="0.4193in" svg:height="0.3941in" svg:x="4.722in" svg:y="0.5929in">
            <draw:image xlink:href="Pictures/10000201000000320000003201FCE84B.png" xlink:type="simple" xlink:show="embed" xlink:actuate="onLoad">
              <text:p/>
            </draw:image>
          </draw:frame>
          <draw:frame draw:z-index="6" draw:name="Image 3" draw:style-name="gr1" draw:text-style-name="P1" svg:width="0.4193in" svg:height="0.3941in" svg:x="4.722in" svg:y="1.0059in">
            <draw:image xlink:href="Pictures/10000201000000320000003201FCE84B.png" xlink:type="simple" xlink:show="embed" xlink:actuate="onLoad">
              <text:p/>
            </draw:image>
          </draw:frame>
          <draw:frame draw:z-index="7" draw:name="Image 3" draw:style-name="gr1" draw:text-style-name="P1" svg:width="0.4193in" svg:height="0.3941in" svg:x="4.722in" svg:y="1.4185in">
            <draw:image xlink:href="Pictures/10000201000000320000003201FCE84B.png" xlink:type="simple" xlink:show="embed" xlink:actuate="onLoad">
              <text:p/>
            </draw:image>
          </draw:frame>
          <draw:frame draw:z-index="8" draw:name="Image 3" draw:style-name="gr1" draw:text-style-name="P1" svg:width="0.4193in" svg:height="0.3941in" svg:x="4.722in" svg:y="1.8311in">
            <draw:image xlink:href="Pictures/10000201000000320000003201FCE84B.png" xlink:type="simple" xlink:show="embed" xlink:actuate="onLoad">
              <text:p/>
            </draw:image>
          </draw:frame>
          <draw:frame draw:z-index="9" draw:name="Image 3" draw:style-name="gr1" draw:text-style-name="P1" svg:width="0.4193in" svg:height="0.3941in" svg:x="4.722in" svg:y="2.2441in">
            <draw:image xlink:href="Pictures/10000201000000320000003201FCE84B.png" xlink:type="simple" xlink:show="embed" xlink:actuate="onLoad">
              <text:p/>
            </draw:image>
          </draw:frame>
          <draw:frame draw:z-index="10" draw:name="Image 3" draw:style-name="gr1" draw:text-style-name="P1" svg:width="0.4193in" svg:height="0.3941in" svg:x="4.722in" svg:y="2.6567in">
            <draw:image xlink:href="Pictures/10000201000000320000003201FCE84B.png" xlink:type="simple" xlink:show="embed" xlink:actuate="onLoad">
              <text:p/>
            </draw:image>
          </draw:frame>
          <draw:frame draw:z-index="11" draw:name="Image 3" draw:style-name="gr1" draw:text-style-name="P1" svg:width="0.4193in" svg:height="0.3941in" svg:x="4.722in" svg:y="3.0693in">
            <draw:image xlink:href="Pictures/10000201000000320000003201FCE84B.png" xlink:type="simple" xlink:show="embed" xlink:actuate="onLoad">
              <text:p/>
            </draw:image>
          </draw:frame>
          <draw:frame draw:z-index="12" draw:name="Image 3" draw:style-name="gr1" draw:text-style-name="P1" svg:width="0.4193in" svg:height="0.3941in" svg:x="4.722in" svg:y="3.4823in">
            <draw:image xlink:href="Pictures/10000201000000320000003201FCE84B.png" xlink:type="simple" xlink:show="embed" xlink:actuate="onLoad">
              <text:p/>
            </draw:image>
          </draw:frame>
          <draw:frame draw:z-index="13" draw:name="Image 3" draw:style-name="gr1" draw:text-style-name="P1" svg:width="0.4193in" svg:height="0.3941in" svg:x="4.722in" svg:y="3.8949in">
            <draw:image xlink:href="Pictures/10000201000000320000003201FCE84B.png" xlink:type="simple" xlink:show="embed" xlink:actuate="onLoad">
              <text:p/>
            </draw:image>
          </draw:frame>
          <draw:frame draw:z-index="14" draw:name="Image 3" draw:style-name="gr1" draw:text-style-name="P1" svg:width="0.4193in" svg:height="0.3941in" svg:x="4.2433in" svg:y="3.8949in">
            <draw:image xlink:href="Pictures/10000201000000320000003201FCE84B.png" xlink:type="simple" xlink:show="embed" xlink:actuate="onLoad">
              <text:p/>
            </draw:image>
          </draw:frame>
          <draw:frame draw:z-index="15" draw:name="Image 3" draw:style-name="gr1" draw:text-style-name="P1" svg:width="0.4193in" svg:height="0.3941in" svg:x="3.7646in" svg:y="3.8949in">
            <draw:image xlink:href="Pictures/10000201000000320000003201FCE84B.png" xlink:type="simple" xlink:show="embed" xlink:actuate="onLoad">
              <text:p/>
            </draw:image>
          </draw:frame>
          <draw:frame draw:z-index="16" draw:name="Image 3" draw:style-name="gr1" draw:text-style-name="P1" svg:width="0.4193in" svg:height="0.3941in" svg:x="3.2858in" svg:y="3.8949in">
            <draw:image xlink:href="Pictures/10000201000000320000003201FCE84B.png" xlink:type="simple" xlink:show="embed" xlink:actuate="onLoad">
              <text:p/>
            </draw:image>
          </draw:frame>
          <draw:frame draw:z-index="17" draw:name="Image 3" draw:style-name="gr1" draw:text-style-name="P1" svg:width="0.4193in" svg:height="0.3941in" svg:x="2.8075in" svg:y="3.8949in">
            <draw:image xlink:href="Pictures/10000201000000320000003201FCE84B.png" xlink:type="simple" xlink:show="embed" xlink:actuate="onLoad">
              <text:p/>
            </draw:image>
          </draw:frame>
          <draw:frame draw:z-index="18" draw:name="Image 3" draw:style-name="gr1" draw:text-style-name="P1" svg:width="0.4193in" svg:height="0.3941in" svg:x="2.3287in" svg:y="3.8949in">
            <draw:image xlink:href="Pictures/10000201000000320000003201FCE84B.png" xlink:type="simple" xlink:show="embed" xlink:actuate="onLoad">
              <text:p/>
            </draw:image>
          </draw:frame>
          <draw:frame draw:z-index="19" draw:name="Image 3" draw:style-name="gr1" draw:text-style-name="P1" svg:width="0.4193in" svg:height="0.3941in" svg:x="2.3287in" svg:y="3.0693in">
            <draw:image xlink:href="Pictures/10000201000000320000003201FCE84B.png" xlink:type="simple" xlink:show="embed" xlink:actuate="onLoad">
              <text:p/>
            </draw:image>
          </draw:frame>
          <draw:frame draw:z-index="20" draw:name="Image 3" draw:style-name="gr1" draw:text-style-name="P1" svg:width="0.4193in" svg:height="0.3941in" svg:x="2.3287in" svg:y="2.6567in">
            <draw:image xlink:href="Pictures/10000201000000320000003201FCE84B.png" xlink:type="simple" xlink:show="embed" xlink:actuate="onLoad">
              <text:p/>
            </draw:image>
          </draw:frame>
          <draw:frame draw:z-index="21" draw:name="Image 3" draw:style-name="gr1" draw:text-style-name="P1" svg:width="0.4193in" svg:height="0.3941in" svg:x="2.3287in" svg:y="2.2441in">
            <draw:image xlink:href="Pictures/10000201000000320000003201FCE84B.png" xlink:type="simple" xlink:show="embed" xlink:actuate="onLoad">
              <text:p/>
            </draw:image>
          </draw:frame>
          <draw:frame draw:z-index="22" draw:name="Image 3" draw:style-name="gr1" draw:text-style-name="P1" svg:width="0.4193in" svg:height="0.3941in" svg:x="2.3287in" svg:y="1.8311in">
            <draw:image xlink:href="Pictures/10000201000000320000003201FCE84B.png" xlink:type="simple" xlink:show="embed" xlink:actuate="onLoad">
              <text:p/>
            </draw:image>
          </draw:frame>
          <draw:frame draw:z-index="23" draw:name="Image 3" draw:style-name="gr1" draw:text-style-name="P1" svg:width="0.4193in" svg:height="0.3941in" svg:x="2.8075in" svg:y="1.8311in">
            <draw:image xlink:href="Pictures/10000201000000320000003201FCE84B.png" xlink:type="simple" xlink:show="embed" xlink:actuate="onLoad">
              <text:p/>
            </draw:image>
          </draw:frame>
          <draw:frame draw:z-index="24" draw:name="Image 3" draw:style-name="gr1" draw:text-style-name="P1" svg:width="0.4193in" svg:height="0.3941in" svg:x="2.8075in" svg:y="3.0693in">
            <draw:image xlink:href="Pictures/10000201000000320000003201FCE84B.png" xlink:type="simple" xlink:show="embed" xlink:actuate="onLoad">
              <text:p/>
            </draw:image>
          </draw:frame>
          <draw:frame draw:z-index="25" draw:name="Image 3" draw:style-name="gr1" draw:text-style-name="P1" svg:width="0.4193in" svg:height="0.3941in" svg:x="3.2858in" svg:y="3.0693in">
            <draw:image xlink:href="Pictures/10000201000000320000003201FCE84B.png" xlink:type="simple" xlink:show="embed" xlink:actuate="onLoad">
              <text:p/>
            </draw:image>
          </draw:frame>
          <draw:frame draw:z-index="26" draw:name="Image 3" draw:style-name="gr1" draw:text-style-name="P1" svg:width="0.4193in" svg:height="0.3941in" svg:x="3.7646in" svg:y="3.0693in">
            <draw:image xlink:href="Pictures/10000201000000320000003201FCE84B.png" xlink:type="simple" xlink:show="embed" xlink:actuate="onLoad">
              <text:p/>
            </draw:image>
          </draw:frame>
          <draw:frame draw:z-index="27" draw:name="Image 3" draw:style-name="gr1" draw:text-style-name="P1" svg:width="0.4193in" svg:height="0.3941in" svg:x="3.7646in" svg:y="2.6567in">
            <draw:image xlink:href="Pictures/10000201000000320000003201FCE84B.png" xlink:type="simple" xlink:show="embed" xlink:actuate="onLoad">
              <text:p/>
            </draw:image>
          </draw:frame>
          <draw:frame draw:z-index="28" draw:name="Image 3" draw:style-name="gr1" draw:text-style-name="P1" svg:width="0.4193in" svg:height="0.3941in" svg:x="3.7646in" svg:y="2.2441in">
            <draw:image xlink:href="Pictures/10000201000000320000003201FCE84B.png" xlink:type="simple" xlink:show="embed" xlink:actuate="onLoad">
              <text:p/>
            </draw:image>
          </draw:frame>
          <draw:frame draw:z-index="29" draw:name="Image 3" draw:style-name="gr1" draw:text-style-name="P1" svg:width="0.4193in" svg:height="0.3941in" svg:x="3.7646in" svg:y="1.8311in">
            <draw:image xlink:href="Pictures/10000201000000320000003201FCE84B.png" xlink:type="simple" xlink:show="embed" xlink:actuate="onLoad">
              <text:p/>
            </draw:image>
          </draw:frame>
          <draw:frame draw:z-index="30" draw:name="Image 3" draw:style-name="gr1" draw:text-style-name="P1" svg:width="0.4193in" svg:height="0.3941in" svg:x="3.7646in" svg:y="1.4185in">
            <draw:image xlink:href="Pictures/10000201000000320000003201FCE84B.png" xlink:type="simple" xlink:show="embed" xlink:actuate="onLoad">
              <text:p/>
            </draw:image>
          </draw:frame>
          <draw:frame draw:z-index="31" draw:name="Image 3" draw:style-name="gr1" draw:text-style-name="P1" svg:width="0.4193in" svg:height="0.3941in" svg:x="3.7646in" svg:y="1.0059in">
            <draw:image xlink:href="Pictures/10000201000000320000003201FCE84B.png" xlink:type="simple" xlink:show="embed" xlink:actuate="onLoad">
              <text:p/>
            </draw:image>
          </draw:frame>
          <draw:frame draw:z-index="32" draw:name="Image 3" draw:style-name="gr1" draw:text-style-name="P1" svg:width="0.4193in" svg:height="0.3941in" svg:x="3.2858in" svg:y="1.0059in">
            <draw:image xlink:href="Pictures/10000201000000320000003201FCE84B.png" xlink:type="simple" xlink:show="embed" xlink:actuate="onLoad">
              <text:p/>
            </draw:image>
          </draw:frame>
          <draw:frame draw:z-index="33" draw:name="Image 3" draw:style-name="gr1" draw:text-style-name="P1" svg:width="0.4193in" svg:height="0.3941in" svg:x="2.8075in" svg:y="1.0059in">
            <draw:image xlink:href="Pictures/10000201000000320000003201FCE84B.png" xlink:type="simple" xlink:show="embed" xlink:actuate="onLoad">
              <text:p/>
            </draw:image>
          </draw:frame>
          <draw:frame draw:z-index="34" draw:name="Image 3" draw:style-name="gr1" draw:text-style-name="P1" svg:width="0.4193in" svg:height="0.3941in" svg:x="2.3287in" svg:y="1.0059in">
            <draw:image xlink:href="Pictures/10000201000000320000003201FCE84B.png" xlink:type="simple" xlink:show="embed" xlink:actuate="onLoad">
              <text:p/>
            </draw:image>
          </draw:frame>
          <draw:frame draw:z-index="35" draw:name="Image 3" draw:style-name="gr1" draw:text-style-name="P1" svg:width="0.4193in" svg:height="0.3941in" svg:x="1.85in" svg:y="1.0059in">
            <draw:image xlink:href="Pictures/10000201000000320000003201FCE84B.png" xlink:type="simple" xlink:show="embed" xlink:actuate="onLoad">
              <text:p/>
            </draw:image>
          </draw:frame>
          <draw:frame draw:z-index="36" draw:name="Image 3" draw:style-name="gr1" draw:text-style-name="P1" svg:width="0.4193in" svg:height="0.3941in" svg:x="1.3713in" svg:y="1.0059in">
            <draw:image xlink:href="Pictures/10000201000000320000003201FCE84B.png" xlink:type="simple" xlink:show="embed" xlink:actuate="onLoad">
              <text:p/>
            </draw:image>
          </draw:frame>
          <draw:frame draw:z-index="37" draw:name="Image 3" draw:style-name="gr1" draw:text-style-name="P1" svg:width="0.4193in" svg:height="0.3941in" svg:x="1.3713in" svg:y="1.4185in">
            <draw:image xlink:href="Pictures/10000201000000320000003201FCE84B.png" xlink:type="simple" xlink:show="embed" xlink:actuate="onLoad">
              <text:p/>
            </draw:image>
          </draw:frame>
          <draw:frame draw:z-index="38" draw:name="Image 3" draw:style-name="gr1" draw:text-style-name="P1" svg:width="0.4193in" svg:height="0.4335in" svg:x="1.3713in" svg:y="1.8311in">
            <draw:image xlink:href="Pictures/10000201000000320000003201FCE84B.png" xlink:type="simple" xlink:show="embed" xlink:actuate="onLoad">
              <text:p/>
            </draw:image>
          </draw:frame>
          <draw:frame draw:z-index="39" draw:name="Image 3" draw:style-name="gr1" draw:text-style-name="P1" svg:width="0.4193in" svg:height="0.3941in" svg:x="1.3713in" svg:y="2.2441in">
            <draw:image xlink:href="Pictures/10000201000000320000003201FCE84B.png" xlink:type="simple" xlink:show="embed" xlink:actuate="onLoad">
              <text:p/>
            </draw:image>
          </draw:frame>
          <draw:frame draw:z-index="40" draw:name="Image 3" draw:style-name="gr1" draw:text-style-name="P1" svg:width="0.4193in" svg:height="0.3941in" svg:x="1.3713in" svg:y="2.6567in">
            <draw:image xlink:href="Pictures/10000201000000320000003201FCE84B.png" xlink:type="simple" xlink:show="embed" xlink:actuate="onLoad">
              <text:p/>
            </draw:image>
          </draw:frame>
          <draw:frame draw:z-index="41" draw:name="Image 3" draw:style-name="gr1" draw:text-style-name="P1" svg:width="0.4193in" svg:height="0.3941in" svg:x="1.3713in" svg:y="3.0693in">
            <draw:image xlink:href="Pictures/10000201000000320000003201FCE84B.png" xlink:type="simple" xlink:show="embed" xlink:actuate="onLoad">
              <text:p/>
            </draw:image>
          </draw:frame>
          <draw:frame draw:z-index="42" draw:name="Image 3" draw:style-name="gr1" draw:text-style-name="P1" svg:width="0.4193in" svg:height="0.3941in" svg:x="1.3713in" svg:y="3.4823in">
            <draw:image xlink:href="Pictures/10000201000000320000003201FCE84B.png" xlink:type="simple" xlink:show="embed" xlink:actuate="onLoad">
              <text:p/>
            </draw:image>
          </draw:frame>
          <draw:frame draw:z-index="43" draw:name="Image 3" draw:style-name="gr1" draw:text-style-name="P1" svg:width="0.4193in" svg:height="0.3941in" svg:x="1.3713in" svg:y="3.8949in">
            <draw:image xlink:href="Pictures/10000201000000320000003201FCE84B.png" xlink:type="simple" xlink:show="embed" xlink:actuate="onLoad">
              <text:p/>
            </draw:image>
          </draw:frame>
          <draw:frame draw:z-index="44" draw:name="Image 3" draw:style-name="gr1" draw:text-style-name="P1" svg:width="0.4236in" svg:height="0.3913in" svg:x="1.8717in" svg:y="3.4823in">
            <draw:image xlink:href="Pictures/100002010000003200000032B7C0282B.png" xlink:type="simple" xlink:show="embed" xlink:actuate="onLoad">
              <text:p/>
            </draw:image>
          </draw:frame>
          <draw:frame draw:z-index="45" draw:name="Image 3" draw:style-name="gr1" draw:text-style-name="P1" svg:width="0.4236in" svg:height="0.3913in" svg:x="1.8496in" svg:y="3.0689in">
            <draw:image xlink:href="Pictures/100002010000003200000032B7C0282B.png" xlink:type="simple" xlink:show="embed" xlink:actuate="onLoad">
              <text:p/>
            </draw:image>
          </draw:frame>
          <draw:frame draw:z-index="46" draw:name="Image 3" draw:style-name="gr1" draw:text-style-name="P1" svg:width="0.4236in" svg:height="0.3913in" svg:x="1.8496in" svg:y="2.6563in">
            <draw:image xlink:href="Pictures/100002010000003200000032B7C0282B.png" xlink:type="simple" xlink:show="embed" xlink:actuate="onLoad">
              <text:p/>
            </draw:image>
          </draw:frame>
          <draw:frame draw:z-index="47" draw:name="Image 3" draw:style-name="gr1" draw:text-style-name="P1" svg:width="0.4236in" svg:height="0.3913in" svg:x="1.8496in" svg:y="2.2437in">
            <draw:image xlink:href="Pictures/100002010000003200000032B7C0282B.png" xlink:type="simple" xlink:show="embed" xlink:actuate="onLoad">
              <text:p/>
            </draw:image>
          </draw:frame>
          <draw:frame draw:z-index="48" draw:name="Image 3" draw:style-name="gr1" draw:text-style-name="P1" svg:width="0.4236in" svg:height="0.3913in" svg:x="1.8496in" svg:y="1.8307in">
            <draw:image xlink:href="Pictures/100002010000003200000032B7C0282B.png" xlink:type="simple" xlink:show="embed" xlink:actuate="onLoad">
              <text:p/>
            </draw:image>
          </draw:frame>
          <draw:frame draw:z-index="49" draw:name="Image 3" draw:style-name="gr1" draw:text-style-name="P1" svg:width="0.4236in" svg:height="0.3913in" svg:x="1.8496in" svg:y="1.4181in">
            <draw:image xlink:href="Pictures/100002010000003200000032B7C0282B.png" xlink:type="simple" xlink:show="embed" xlink:actuate="onLoad">
              <text:p/>
            </draw:image>
          </draw:frame>
          <draw:frame draw:z-index="50" draw:name="Image 3" draw:style-name="gr1" draw:text-style-name="P1" svg:width="0.4236in" svg:height="0.3913in" svg:x="2.3283in" svg:y="1.4181in">
            <draw:image xlink:href="Pictures/100002010000003200000032B7C0282B.png" xlink:type="simple" xlink:show="embed" xlink:actuate="onLoad">
              <text:p/>
            </draw:image>
          </draw:frame>
          <draw:frame draw:z-index="51" draw:name="Image 3" draw:style-name="gr1" draw:text-style-name="P1" svg:width="0.4236in" svg:height="0.3913in" svg:x="2.8071in" svg:y="1.4181in">
            <draw:image xlink:href="Pictures/100002010000003200000032B7C0282B.png" xlink:type="simple" xlink:show="embed" xlink:actuate="onLoad">
              <text:p/>
            </draw:image>
          </draw:frame>
          <draw:frame draw:z-index="52" draw:name="Image 3" draw:style-name="gr1" draw:text-style-name="P1" svg:width="0.4236in" svg:height="0.3913in" svg:x="3.2854in" svg:y="1.4181in">
            <draw:image xlink:href="Pictures/100002010000003200000032B7C0282B.png" xlink:type="simple" xlink:show="embed" xlink:actuate="onLoad">
              <text:p/>
            </draw:image>
          </draw:frame>
          <draw:frame draw:z-index="53" draw:name="Image 3" draw:style-name="gr1" draw:text-style-name="P1" svg:width="0.4236in" svg:height="0.3913in" svg:x="3.2854in" svg:y="1.8307in">
            <draw:image xlink:href="Pictures/100002010000003200000032B7C0282B.png" xlink:type="simple" xlink:show="embed" xlink:actuate="onLoad">
              <text:p/>
            </draw:image>
          </draw:frame>
          <draw:frame draw:z-index="54" draw:name="Image 3" draw:style-name="gr1" draw:text-style-name="P1" svg:width="0.4236in" svg:height="0.3913in" svg:x="3.2854in" svg:y="2.2437in">
            <draw:image xlink:href="Pictures/100002010000003200000032B7C0282B.png" xlink:type="simple" xlink:show="embed" xlink:actuate="onLoad">
              <text:p/>
            </draw:image>
          </draw:frame>
          <draw:frame draw:z-index="55" draw:name="Image 3" draw:style-name="gr1" draw:text-style-name="P1" svg:width="0.4236in" svg:height="0.3913in" svg:x="3.2854in" svg:y="2.6563in">
            <draw:image xlink:href="Pictures/100002010000003200000032B7C0282B.png" xlink:type="simple" xlink:show="embed" xlink:actuate="onLoad">
              <text:p/>
            </draw:image>
          </draw:frame>
          <draw:frame draw:z-index="56" draw:name="Image 3" draw:style-name="gr1" draw:text-style-name="P1" svg:width="0.4236in" svg:height="0.3913in" svg:x="2.8071in" svg:y="2.6563in">
            <draw:image xlink:href="Pictures/100002010000003200000032B7C0282B.png" xlink:type="simple" xlink:show="embed" xlink:actuate="onLoad">
              <text:p/>
            </draw:image>
          </draw:frame>
          <draw:frame draw:z-index="57" draw:name="Image 3" draw:style-name="gr1" draw:text-style-name="P1" svg:width="0.4236in" svg:height="0.3913in" svg:x="1.3709in" svg:y="0.1799in">
            <draw:image xlink:href="Pictures/100002010000003200000032B7C0282B.png" xlink:type="simple" xlink:show="embed" xlink:actuate="onLoad">
              <text:p/>
            </draw:image>
          </draw:frame>
          <draw:frame draw:z-index="58" draw:name="Image 3" draw:style-name="gr1" draw:text-style-name="P1" svg:width="0.4236in" svg:height="0.3913in" svg:x="1.8496in" svg:y="0.1799in">
            <draw:image xlink:href="Pictures/100002010000003200000032B7C0282B.png" xlink:type="simple" xlink:show="embed" xlink:actuate="onLoad">
              <text:p/>
            </draw:image>
          </draw:frame>
          <draw:frame draw:z-index="59" draw:name="Image 3" draw:style-name="gr1" draw:text-style-name="P1" svg:width="0.4236in" svg:height="0.3913in" svg:x="2.3283in" svg:y="0.1799in">
            <draw:image xlink:href="Pictures/100002010000003200000032B7C0282B.png" xlink:type="simple" xlink:show="embed" xlink:actuate="onLoad">
              <text:p/>
            </draw:image>
          </draw:frame>
          <draw:frame draw:z-index="60" draw:name="Image 3" draw:style-name="gr1" draw:text-style-name="P1" svg:width="0.4236in" svg:height="0.3913in" svg:x="2.8071in" svg:y="0.1799in">
            <draw:image xlink:href="Pictures/100002010000003200000032B7C0282B.png" xlink:type="simple" xlink:show="embed" xlink:actuate="onLoad">
              <text:p/>
            </draw:image>
          </draw:frame>
          <draw:frame draw:z-index="61" draw:name="Image 3" draw:style-name="gr1" draw:text-style-name="P1" svg:width="0.4236in" svg:height="0.3913in" svg:x="3.2854in" svg:y="0.1799in">
            <draw:image xlink:href="Pictures/100002010000003200000032B7C0282B.png" xlink:type="simple" xlink:show="embed" xlink:actuate="onLoad">
              <text:p/>
            </draw:image>
          </draw:frame>
          <draw:frame draw:z-index="62" draw:name="Image 3" draw:style-name="gr1" draw:text-style-name="P1" svg:width="0.4236in" svg:height="0.3913in" svg:x="3.2854in" svg:y="0.5925in">
            <draw:image xlink:href="Pictures/100002010000003200000032B7C0282B.png" xlink:type="simple" xlink:show="embed" xlink:actuate="onLoad">
              <text:p/>
            </draw:image>
          </draw:frame>
          <draw:frame draw:z-index="63" draw:name="Image 3" draw:style-name="gr1" draw:text-style-name="P1" svg:width="0.4236in" svg:height="0.3913in" svg:x="3.7642in" svg:y="0.5925in">
            <draw:image xlink:href="Pictures/100002010000003200000032B7C0282B.png" xlink:type="simple" xlink:show="embed" xlink:actuate="onLoad">
              <text:p/>
            </draw:image>
          </draw:frame>
          <draw:frame draw:z-index="64" draw:name="Image 3" draw:style-name="gr1" draw:text-style-name="P1" svg:width="0.4236in" svg:height="0.3913in" svg:x="4.2429in" svg:y="0.5925in">
            <draw:image xlink:href="Pictures/100002010000003200000032B7C0282B.png" xlink:type="simple" xlink:show="embed" xlink:actuate="onLoad">
              <text:p/>
            </draw:image>
          </draw:frame>
          <draw:frame draw:z-index="65" draw:name="Image 3" draw:style-name="gr1" draw:text-style-name="P1" svg:width="0.4236in" svg:height="0.3913in" svg:x="4.2429in" svg:y="1.0055in">
            <draw:image xlink:href="Pictures/100002010000003200000032B7C0282B.png" xlink:type="simple" xlink:show="embed" xlink:actuate="onLoad">
              <text:p/>
            </draw:image>
          </draw:frame>
          <draw:frame draw:z-index="66" draw:name="Image 3" draw:style-name="gr1" draw:text-style-name="P1" svg:width="0.4236in" svg:height="0.3913in" svg:x="4.2429in" svg:y="1.4181in">
            <draw:image xlink:href="Pictures/100002010000003200000032B7C0282B.png" xlink:type="simple" xlink:show="embed" xlink:actuate="onLoad">
              <text:p/>
            </draw:image>
          </draw:frame>
          <draw:frame draw:z-index="67" draw:name="Image 3" draw:style-name="gr1" draw:text-style-name="P1" svg:width="0.4236in" svg:height="0.3913in" svg:x="4.2429in" svg:y="1.8307in">
            <draw:image xlink:href="Pictures/100002010000003200000032B7C0282B.png" xlink:type="simple" xlink:show="embed" xlink:actuate="onLoad">
              <text:p/>
            </draw:image>
          </draw:frame>
          <draw:frame draw:z-index="68" draw:name="Image 3" draw:style-name="gr1" draw:text-style-name="P1" svg:width="0.4236in" svg:height="0.3913in" svg:x="4.2429in" svg:y="2.2437in">
            <draw:image xlink:href="Pictures/100002010000003200000032B7C0282B.png" xlink:type="simple" xlink:show="embed" xlink:actuate="onLoad">
              <text:p/>
            </draw:image>
          </draw:frame>
          <draw:frame draw:z-index="69" draw:name="Image 3" draw:style-name="gr1" draw:text-style-name="P1" svg:width="0.4236in" svg:height="0.3913in" svg:x="4.2429in" svg:y="2.6563in">
            <draw:image xlink:href="Pictures/100002010000003200000032B7C0282B.png" xlink:type="simple" xlink:show="embed" xlink:actuate="onLoad">
              <text:p/>
            </draw:image>
          </draw:frame>
          <draw:frame draw:z-index="70" draw:name="Image 3" draw:style-name="gr1" draw:text-style-name="P1" svg:width="0.4236in" svg:height="0.3913in" svg:x="4.2429in" svg:y="3.0689in">
            <draw:image xlink:href="Pictures/100002010000003200000032B7C0282B.png" xlink:type="simple" xlink:show="embed" xlink:actuate="onLoad">
              <text:p/>
            </draw:image>
          </draw:frame>
          <draw:frame draw:z-index="71" draw:name="Image 3" draw:style-name="gr1" draw:text-style-name="P1" svg:width="0.4236in" svg:height="0.3913in" svg:x="4.2429in" svg:y="3.4819in">
            <draw:image xlink:href="Pictures/100002010000003200000032B7C0282B.png" xlink:type="simple" xlink:show="embed" xlink:actuate="onLoad">
              <text:p/>
            </draw:image>
          </draw:frame>
          <draw:frame draw:z-index="72" draw:name="Image 3" draw:style-name="gr1" draw:text-style-name="P1" svg:width="0.4236in" svg:height="0.3913in" svg:x="3.7642in" svg:y="3.4819in">
            <draw:image xlink:href="Pictures/100002010000003200000032B7C0282B.png" xlink:type="simple" xlink:show="embed" xlink:actuate="onLoad">
              <text:p/>
            </draw:image>
          </draw:frame>
          <draw:frame draw:z-index="73" draw:name="Image 3" draw:style-name="gr1" draw:text-style-name="P1" svg:width="0.4236in" svg:height="0.3913in" svg:x="3.2854in" svg:y="3.4819in">
            <draw:image xlink:href="Pictures/100002010000003200000032B7C0282B.png" xlink:type="simple" xlink:show="embed" xlink:actuate="onLoad">
              <text:p/>
            </draw:image>
          </draw:frame>
          <draw:frame draw:z-index="74" draw:name="Image 3" draw:style-name="gr1" draw:text-style-name="P1" svg:width="0.4236in" svg:height="0.3913in" svg:x="2.8071in" svg:y="3.4819in">
            <draw:image xlink:href="Pictures/100002010000003200000032B7C0282B.png" xlink:type="simple" xlink:show="embed" xlink:actuate="onLoad">
              <text:p/>
            </draw:image>
          </draw:frame>
          <draw:frame draw:z-index="75" draw:name="Image 3" draw:style-name="gr1" draw:text-style-name="P1" svg:width="0.4236in" svg:height="0.3913in" svg:x="2.3283in" svg:y="3.4819in">
            <draw:image xlink:href="Pictures/100002010000003200000032B7C0282B.png" xlink:type="simple" xlink:show="embed" xlink:actuate="onLoad">
              <text:p/>
            </draw:image>
          </draw:frame>
          <draw:frame draw:z-index="76" draw:name="Image 3" draw:style-name="gr1" draw:text-style-name="P1" svg:width="0.4236in" svg:height="0.3913in" svg:x="2.3283in" svg:y="4.3071in">
            <draw:image xlink:href="Pictures/100002010000003200000032B7C0282B.png" xlink:type="simple" xlink:show="embed" xlink:actuate="onLoad">
              <text:p/>
            </draw:image>
          </draw:frame>
          <draw:frame draw:z-index="77" draw:name="Image 3" draw:style-name="gr1" draw:text-style-name="P1" svg:width="0.4236in" svg:height="0.3913in" svg:x="2.8071in" svg:y="4.3071in">
            <draw:image xlink:href="Pictures/100002010000003200000032B7C0282B.png" xlink:type="simple" xlink:show="embed" xlink:actuate="onLoad">
              <text:p/>
            </draw:image>
          </draw:frame>
          <draw:frame draw:z-index="78" draw:name="Image 3" draw:style-name="gr1" draw:text-style-name="P1" svg:width="0.4236in" svg:height="0.3913in" svg:x="3.2854in" svg:y="4.3071in">
            <draw:image xlink:href="Pictures/100002010000003200000032B7C0282B.png" xlink:type="simple" xlink:show="embed" xlink:actuate="onLoad">
              <text:p/>
            </draw:image>
          </draw:frame>
          <draw:frame draw:z-index="79" draw:name="Image 3" draw:style-name="gr1" draw:text-style-name="P1" svg:width="0.4236in" svg:height="0.3913in" svg:x="3.7642in" svg:y="4.3071in">
            <draw:image xlink:href="Pictures/100002010000003200000032B7C0282B.png" xlink:type="simple" xlink:show="embed" xlink:actuate="onLoad">
              <text:p/>
            </draw:image>
          </draw:frame>
          <draw:frame draw:z-index="80" draw:name="Image 3" draw:style-name="gr1" draw:text-style-name="P1" svg:width="0.4236in" svg:height="0.3913in" svg:x="4.2429in" svg:y="4.3071in">
            <draw:image xlink:href="Pictures/100002010000003200000032B7C0282B.png" xlink:type="simple" xlink:show="embed" xlink:actuate="onLoad">
              <text:p/>
            </draw:image>
          </draw:frame>
          <draw:frame draw:z-index="81" draw:name="Image 3" draw:style-name="gr1" draw:text-style-name="P1" svg:width="0.4236in" svg:height="0.3913in" svg:x="4.7217in" svg:y="4.3071in">
            <draw:image xlink:href="Pictures/100002010000003200000032B7C0282B.png" xlink:type="simple" xlink:show="embed" xlink:actuate="onLoad">
              <text:p/>
            </draw:image>
          </draw:frame>
          <draw:frame draw:z-index="82" draw:name="Image 3" draw:style-name="gr1" draw:text-style-name="P1" svg:width="0.4236in" svg:height="0.3913in" svg:x="5.2004in" svg:y="3.8945in">
            <draw:image xlink:href="Pictures/100002010000003200000032B7C0282B.png" xlink:type="simple" xlink:show="embed" xlink:actuate="onLoad">
              <text:p/>
            </draw:image>
          </draw:frame>
          <draw:frame draw:z-index="83" draw:name="Image 3" draw:style-name="gr1" draw:text-style-name="P1" svg:width="0.4236in" svg:height="0.3913in" svg:x="5.2004in" svg:y="3.4819in">
            <draw:image xlink:href="Pictures/100002010000003200000032B7C0282B.png" xlink:type="simple" xlink:show="embed" xlink:actuate="onLoad">
              <text:p/>
            </draw:image>
          </draw:frame>
          <draw:frame draw:z-index="84" draw:name="Image 3" draw:style-name="gr1" draw:text-style-name="P1" svg:width="0.4236in" svg:height="0.3913in" svg:x="5.2004in" svg:y="2.6563in">
            <draw:image xlink:href="Pictures/100002010000003200000032B7C0282B.png" xlink:type="simple" xlink:show="embed" xlink:actuate="onLoad">
              <text:p/>
            </draw:image>
          </draw:frame>
          <draw:frame draw:z-index="85" draw:name="Image 3" draw:style-name="gr1" draw:text-style-name="P1" svg:width="0.4236in" svg:height="0.3913in" svg:x="5.2004in" svg:y="3.0689in">
            <draw:image xlink:href="Pictures/100002010000003200000032B7C0282B.png" xlink:type="simple" xlink:show="embed" xlink:actuate="onLoad">
              <text:p/>
            </draw:image>
          </draw:frame>
          <draw:frame draw:z-index="86" draw:name="Image 3" draw:style-name="gr1" draw:text-style-name="P1" svg:width="0.4236in" svg:height="0.3913in" svg:x="5.2004in" svg:y="2.2437in">
            <draw:image xlink:href="Pictures/100002010000003200000032B7C0282B.png" xlink:type="simple" xlink:show="embed" xlink:actuate="onLoad">
              <text:p/>
            </draw:image>
          </draw:frame>
          <draw:frame draw:z-index="87" draw:name="Image 3" draw:style-name="gr1" draw:text-style-name="P1" svg:width="0.4236in" svg:height="0.3913in" svg:x="5.2004in" svg:y="1.8307in">
            <draw:image xlink:href="Pictures/100002010000003200000032B7C0282B.png" xlink:type="simple" xlink:show="embed" xlink:actuate="onLoad">
              <text:p/>
            </draw:image>
          </draw:frame>
          <draw:frame draw:z-index="88" draw:name="Image 3" draw:style-name="gr1" draw:text-style-name="P1" svg:width="0.4236in" svg:height="0.3913in" svg:x="5.2004in" svg:y="1.0055in">
            <draw:image xlink:href="Pictures/100002010000003200000032B7C0282B.png" xlink:type="simple" xlink:show="embed" xlink:actuate="onLoad">
              <text:p/>
            </draw:image>
          </draw:frame>
          <draw:frame draw:z-index="89" draw:name="Image 3" draw:style-name="gr1" draw:text-style-name="P1" svg:width="0.4236in" svg:height="0.3913in" svg:x="5.2004in" svg:y="1.4181in">
            <draw:image xlink:href="Pictures/100002010000003200000032B7C0282B.png" xlink:type="simple" xlink:show="embed" xlink:actuate="onLoad">
              <text:p/>
            </draw:image>
          </draw:frame>
          <draw:frame draw:z-index="90" draw:name="Image 3" draw:style-name="gr1" draw:text-style-name="P1" svg:width="0.4236in" svg:height="0.3913in" svg:x="5.2004in" svg:y="0.5925in">
            <draw:image xlink:href="Pictures/100002010000003200000032B7C0282B.png" xlink:type="simple" xlink:show="embed" xlink:actuate="onLoad">
              <text:p/>
            </draw:image>
          </draw:frame>
          <draw:frame draw:z-index="91" draw:name="Image 3" draw:style-name="gr1" draw:text-style-name="P1" svg:width="0.4236in" svg:height="0.3913in" svg:x="5.2004in" svg:y="0.1799in">
            <draw:image xlink:href="Pictures/100002010000003200000032B7C0282B.png" xlink:type="simple" xlink:show="embed" xlink:actuate="onLoad">
              <text:p/>
            </draw:image>
          </draw:frame>
          <draw:frame draw:z-index="92" draw:name="Image 3" draw:style-name="gr1" draw:text-style-name="P1" svg:width="0.4236in" svg:height="0.3913in" svg:x="1.8496in" svg:y="4.3071in">
            <draw:image xlink:href="Pictures/100002010000003200000032B7C0282B.png" xlink:type="simple" xlink:show="embed" xlink:actuate="onLoad">
              <text:p/>
            </draw:image>
          </draw:frame>
          <draw:frame draw:z-index="93" draw:name="Image 3" draw:style-name="gr1" draw:text-style-name="P1" svg:width="0.4236in" svg:height="0.3913in" svg:x="1.3709in" svg:y="4.3071in">
            <draw:image xlink:href="Pictures/100002010000003200000032B7C0282B.png" xlink:type="simple" xlink:show="embed" xlink:actuate="onLoad">
              <text:p/>
            </draw:image>
          </draw:frame>
          <draw:frame draw:z-index="94" draw:name="Image 3" draw:style-name="gr1" draw:text-style-name="P1" svg:width="0.4236in" svg:height="0.3913in" svg:x="0.8921in" svg:y="4.3071in">
            <draw:image xlink:href="Pictures/100002010000003200000032B7C0282B.png" xlink:type="simple" xlink:show="embed" xlink:actuate="onLoad">
              <text:p/>
            </draw:image>
          </draw:frame>
          <draw:frame draw:z-index="95" draw:name="Image 3" draw:style-name="gr1" draw:text-style-name="P1" svg:width="0.4236in" svg:height="0.3913in" svg:x="0.8921in" svg:y="3.8945in">
            <draw:image xlink:href="Pictures/100002010000003200000032B7C0282B.png" xlink:type="simple" xlink:show="embed" xlink:actuate="onLoad">
              <text:p/>
            </draw:image>
          </draw:frame>
          <draw:frame draw:z-index="96" draw:name="Image 3" draw:style-name="gr1" draw:text-style-name="P1" svg:width="0.4236in" svg:height="0.3913in" svg:x="0.8921in" svg:y="3.4819in">
            <draw:image xlink:href="Pictures/100002010000003200000032B7C0282B.png" xlink:type="simple" xlink:show="embed" xlink:actuate="onLoad">
              <text:p/>
            </draw:image>
          </draw:frame>
          <draw:frame draw:z-index="97" draw:name="Image 3" draw:style-name="gr1" draw:text-style-name="P1" svg:width="0.4236in" svg:height="0.3913in" svg:x="0.8921in" svg:y="3.0689in">
            <draw:image xlink:href="Pictures/100002010000003200000032B7C0282B.png" xlink:type="simple" xlink:show="embed" xlink:actuate="onLoad">
              <text:p/>
            </draw:image>
          </draw:frame>
          <draw:frame draw:z-index="98" draw:name="Image 3" draw:style-name="gr1" draw:text-style-name="P1" svg:width="0.4236in" svg:height="0.3913in" svg:x="0.8921in" svg:y="2.6563in">
            <draw:image xlink:href="Pictures/100002010000003200000032B7C0282B.png" xlink:type="simple" xlink:show="embed" xlink:actuate="onLoad">
              <text:p/>
            </draw:image>
          </draw:frame>
          <draw:frame draw:z-index="99" draw:name="Image 3" draw:style-name="gr1" draw:text-style-name="P1" svg:width="0.4236in" svg:height="0.3913in" svg:x="0.8921in" svg:y="1.8307in">
            <draw:image xlink:href="Pictures/100002010000003200000032B7C0282B.png" xlink:type="simple" xlink:show="embed" xlink:actuate="onLoad">
              <text:p/>
            </draw:image>
          </draw:frame>
          <draw:frame draw:z-index="100" draw:name="Image 3" draw:style-name="gr1" draw:text-style-name="P1" svg:width="0.4236in" svg:height="0.3913in" svg:x="0.8921in" svg:y="2.2437in">
            <draw:image xlink:href="Pictures/100002010000003200000032B7C0282B.png" xlink:type="simple" xlink:show="embed" xlink:actuate="onLoad">
              <text:p/>
            </draw:image>
          </draw:frame>
          <draw:frame draw:z-index="101" draw:name="Image 3" draw:style-name="gr1" draw:text-style-name="P1" svg:width="0.4236in" svg:height="0.3913in" svg:x="0.8921in" svg:y="1.4181in">
            <draw:image xlink:href="Pictures/100002010000003200000032B7C0282B.png" xlink:type="simple" xlink:show="embed" xlink:actuate="onLoad">
              <text:p/>
            </draw:image>
          </draw:frame>
          <draw:frame draw:z-index="102" draw:name="Image 3" draw:style-name="gr1" draw:text-style-name="P1" svg:width="0.4236in" svg:height="0.3913in" svg:x="0.8921in" svg:y="1.0055in">
            <draw:image xlink:href="Pictures/100002010000003200000032B7C0282B.png" xlink:type="simple" xlink:show="embed" xlink:actuate="onLoad">
              <text:p/>
            </draw:image>
          </draw:frame>
          <draw:frame draw:z-index="103" draw:name="Image 3" draw:style-name="gr1" draw:text-style-name="P1" svg:width="0.4236in" svg:height="0.3913in" svg:x="0.8921in" svg:y="0.5925in">
            <draw:image xlink:href="Pictures/100002010000003200000032B7C0282B.png" xlink:type="simple" xlink:show="embed" xlink:actuate="onLoad">
              <text:p/>
            </draw:image>
          </draw:frame>
          <draw:frame draw:z-index="104" draw:name="Image 3" draw:style-name="gr1" draw:text-style-name="P1" svg:width="0.4236in" svg:height="0.3913in" svg:x="1.3709in" svg:y="0.5925in">
            <draw:image xlink:href="Pictures/100002010000003200000032B7C0282B.png" xlink:type="simple" xlink:show="embed" xlink:actuate="onLoad">
              <text:p/>
            </draw:image>
          </draw:frame>
          <draw:frame draw:z-index="105" draw:name="Image 3" draw:style-name="gr1" draw:text-style-name="P1" svg:width="0.4236in" svg:height="0.3913in" svg:x="1.8496in" svg:y="0.5925in">
            <draw:image xlink:href="Pictures/100002010000003200000032B7C0282B.png" xlink:type="simple" xlink:show="embed" xlink:actuate="onLoad">
              <text:p/>
            </draw:image>
          </draw:frame>
          <draw:frame draw:z-index="106" draw:name="Image 3" draw:style-name="gr1" draw:text-style-name="P1" svg:width="0.4236in" svg:height="0.3913in" svg:x="2.3283in" svg:y="0.5925in">
            <draw:image xlink:href="Pictures/100002010000003200000032B7C0282B.png" xlink:type="simple" xlink:show="embed" xlink:actuate="onLoad">
              <text:p/>
            </draw:image>
          </draw:frame>
          <draw:frame draw:z-index="107" draw:name="Image 3" draw:style-name="gr1" draw:text-style-name="P1" svg:width="0.4236in" svg:height="0.3913in" svg:x="2.8071in" svg:y="0.5925in">
            <draw:image xlink:href="Pictures/100002010000003200000032B7C0282B.png" xlink:type="simple" xlink:show="embed" xlink:actuate="onLoad">
              <text:p/>
            </draw:image>
          </draw:frame>
          <draw:frame draw:z-index="108" draw:name="Image 3" draw:style-name="gr1" draw:text-style-name="P1" svg:width="0.4236in" svg:height="0.3913in" svg:x="2.8071in" svg:y="2.2437in">
            <draw:image xlink:href="Pictures/100002010000003200000032B7C0282B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2" table:default-cell-style-name="ce3"/>
        <table:table-column table:style-name="co2" table:default-cell-style-name="ce1"/>
        <table:table-column table:style-name="co2" table:default-cell-style-name="ce3"/>
        <table:table-column table:style-name="co2" table:number-columns-repeated="2" table:default-cell-style-name="ce1"/>
        <table:table-column table:style-name="co2" table:default-cell-style-name="ce3"/>
        <table:table-column table:style-name="co2" table:default-cell-style-name="ce1"/>
        <table:table-column table:style-name="co2" table:default-cell-style-name="ce3"/>
        <table:table-column table:style-name="co2" table:default-cell-style-name="ce1"/>
        <table:table-row table:style-name="ro1">
          <table:table-cell/>
          <table:table-cell table:style-name="Default" table:number-columns-repeated="10"/>
        </table:table-row>
        <table:table-row table:style-name="ro2">
          <table:table-cell table:number-columns-repeated="2"/>
          <table:table-cell table:style-name="ce1"/>
          <table:table-cell/>
          <table:table-cell table:style-name="ce1"/>
          <table:table-cell table:number-columns-repeated="3"/>
          <table:table-cell table:style-name="ce3"/>
          <table:table-cell table:number-columns-repeated="2"/>
        </table:table-row>
        <table:table-row table:style-name="ro2"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 table:number-columns-repeated="3"/>
        </table:table-row>
        <table:table-row table:style-name="ro2">
          <table:table-cell table:number-columns-repeated="3"/>
          <table:table-cell table:style-name="ce3"/>
          <table:table-cell/>
          <table:table-cell table:style-name="ce3" table:number-columns-repeated="2"/>
          <table:table-cell table:number-columns-repeated="4"/>
        </table:table-row>
        <table:table-row table:style-name="ro2">
          <table:table-cell table:number-columns-repeated="4"/>
          <table:table-cell table:style-name="ce1"/>
          <table:table-cell table:number-columns-repeated="6"/>
        </table:table-row>
        <table:table-row table:style-name="ro2">
          <table:table-cell table:number-columns-repeated="5"/>
          <table:table-cell table:style-name="ce3"/>
          <table:table-cell table:number-columns-repeated="5"/>
        </table:table-row>
        <table:table-row table:style-name="ro2" table:number-rows-repeated="2">
          <table:table-cell table:number-columns-repeated="11"/>
        </table:table-row>
        <table:table-row table:style-name="ro2">
          <table:table-cell table:number-columns-repeated="5"/>
          <table:table-cell table:style-name="ce3" table:number-columns-repeated="2"/>
          <table:table-cell table:number-columns-repeated="4"/>
        </table:table-row>
        <table:table-row table:style-name="ro2">
          <table:table-cell table:number-columns-repeated="4"/>
          <table:table-cell table:style-name="ce1"/>
          <table:table-cell table:number-columns-repeated="2"/>
          <table:table-cell table:style-name="ce1"/>
          <table:table-cell table:number-columns-repeated="3"/>
        </table:table-row>
        <table:table-row table:style-name="ro2">
          <table:table-cell table:number-columns-repeated="3"/>
          <table:table-cell table:style-name="ce3"/>
          <table:table-cell/>
          <table:table-cell table:style-name="ce3" table:number-columns-repeated="2"/>
          <table:table-cell/>
          <table:table-cell table:style-name="ce3"/>
          <table:table-cell table:number-columns-repeated="2"/>
        </table:table-row>
        <table:table-row table:style-name="ro3">
          <table:table-cell/>
          <table:table-cell table:style-name="ce2" table:number-columns-repeated="10"/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00/00/0000</text:date>, <text:time style:data-style-name="N2" text:time-value="21:08:41.0810567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